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Export_vrs620.xml" manifest:media-type="text/xml"/>
  <manifest:file-entry manifest:full-path="Basic/Standard/Export_bai00.xml" manifest:media-type="text/xml"/>
  <manifest:file-entry manifest:full-path="Basic/Standard/Expor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3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31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466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1.005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8.581cm"/>
    </style:style>
    <style:style style:name="co22" style:family="table-column">
      <style:table-column-properties fo:break-before="auto" style:column-width="6.567cm"/>
    </style:style>
    <style:style style:name="co23" style:family="table-column">
      <style:table-column-properties fo:break-before="auto" style:column-width="2.637cm"/>
    </style:style>
    <style:style style:name="co24" style:family="table-column">
      <style:table-column-properties fo:break-before="auto" style:column-width="13.333cm"/>
    </style:style>
    <style:style style:name="co25" style:family="table-column">
      <style:table-column-properties fo:break-before="auto" style:column-width="1.335cm"/>
    </style:style>
    <style:style style:name="co26" style:family="table-column">
      <style:table-column-properties fo:break-before="auto" style:column-width="6.7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901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1.332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3.159cm" fo:break-before="auto" style:use-optimal-row-height="false"/>
    </style:style>
    <style:style style:name="ro11" style:family="table-row">
      <style:table-row-properties style:row-height="1.764cm" fo:break-before="auto" style:use-optimal-row-height="true"/>
    </style:style>
    <style:style style:name="ro12" style:family="table-row">
      <style:table-row-properties style:row-height="3.1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rotation-angle="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00ff00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ackground-color="transparent"/>
      <style:text-properties style:use-window-font-color="true" style:font-name="Liberation Sans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value-type" style:repeat-content="false" fo:background-color="transparent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00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ff00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fo:background-color="transparent" style:rotation-align="none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background-color="#00ff00" style:rotation-align="none"/>
      <style:text-properties style:font-name="Liberation Sans" fo:font-size="11pt" style:text-underline-style="none" style:font-size-asian="11pt" style:font-size-complex="11pt"/>
    </style:style>
    <style:style style:name="ce26" style:family="table-cell" style:parent-style-name="Default">
      <style:table-cell-properties style:rotation-align="non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background-color="#00ff00" style:rotation-align="none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fo:background-color="#00ff00" style:rotation-align="non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able-cell-properties fo:background-color="transparent" style:rotation-align="none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transparent" style:rotation-align="non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ff9966" style:rotation-align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background-color="#00ff00" style:rotation-align="none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fo:background-color="#00ff00" style:rotation-align="none"/>
      <style:text-properties style:font-name="arial" fo:font-size="11pt" style:text-underline-style="none" style:font-size-asian="11pt" style:font-size-complex="11pt"/>
    </style:style>
    <style:style style:name="ce34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5" style:family="table-cell" style:parent-style-name="Default">
      <style:table-cell-properties fo:background-color="#00ff00" fo:wrap-option="wrap" style:rotation-align="none"/>
      <style:text-properties style:font-name="Liberation Sans" fo:font-size="11pt" style:font-size-asian="11pt" style:font-size-complex="11pt"/>
    </style:style>
    <style:style style:name="ce36" style:family="table-cell" style:parent-style-name="Default">
      <style:table-cell-properties fo:background-color="#00ff00" style:rotation-align="none"/>
      <style:text-properties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style:use-window-font-color="true"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38" style:family="table-cell" style:parent-style-name="Default">
      <style:table-cell-properties fo:background-color="#00ff00" fo:wrap-option="wrap"/>
      <style:text-properties style:font-name="Liberation Sans" fo:font-size="11pt" style:font-size-asian="11pt" style:font-size-complex="11pt"/>
    </style:style>
    <style:style style:name="ce39" style:family="table-cell" style:parent-style-name="Default">
      <style:table-cell-properties fo:background-color="#ffff00" fo:wrap-option="wrap"/>
      <style:text-properties style:font-name="Liberation Sans" fo:font-size="11pt" style:font-size-asian="11pt" style:font-size-complex="11pt"/>
    </style:style>
    <style:style style:name="ce40" style:family="table-cell" style:parent-style-name="Default">
      <style:table-cell-properties fo:background-color="#00ff00" fo:wrap-option="wrap" style:rotation-align="none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ackground-color="#00ff00" fo:wrap-option="wrap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7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4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4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1pt" style:font-size-asian="11pt" style:font-size-complex="11pt"/>
    </style:style>
    <style:style style:name="ce5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52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3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5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58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9" style:family="table-cell" style:parent-style-name="Default">
      <style:table-cell-properties fo:background-color="#00ff00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1pt" style:font-size-asian="11pt" style:font-size-complex="11pt"/>
    </style:style>
    <style:style style:name="ce63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64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6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6" style:family="table-cell" style:parent-style-name="Default" style:data-style-name="N60">
      <style:table-cell-properties fo:background-color="#00ff00"/>
      <style:text-properties style:font-name="Liberation Sans" fo:font-size="11pt" style:font-size-asian="11pt" style:font-size-complex="11pt"/>
    </style:style>
    <style:style style:name="ce67" style:family="table-cell" style:parent-style-name="Default" style:data-style-name="N100">
      <style:table-cell-properties fo:background-color="#00ff00"/>
      <style:text-properties style:font-name="Liberation Sans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transparent"/>
      <style:text-properties style:font-name="Liberation Sans" fo:font-size="11pt" style:font-size-asian="11pt" style:font-size-complex="11pt"/>
    </style:style>
    <style:style style:name="ce69" style:family="table-cell" style:parent-style-name="Default" style:data-style-name="N60">
      <style:table-cell-properties fo:background-color="transparent"/>
      <style:text-properties style:font-name="Liberation Sans" fo:font-size="11pt" style:font-size-asian="11pt" style:font-size-complex="11pt"/>
    </style:style>
    <style:style style:name="ce70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1" style:family="table-cell" style:parent-style-name="Default" style:data-style-name="N100">
      <style:table-cell-properties fo:background-color="transparent"/>
      <style:text-properties style:font-name="Arial" fo:font-size="11pt" style:font-size-asian="11pt" style:font-size-complex="11pt"/>
    </style:style>
    <style:style style:name="ce72" style:family="table-cell" style:parent-style-name="Default" style:data-style-name="N100">
      <style:table-cell-properties fo:background-color="#00ff00"/>
      <style:text-properties style:font-name="Arial" fo:font-size="11pt" style:font-size-asian="11pt" style:font-size-complex="11pt"/>
    </style:style>
    <style:style style:name="ce73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74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7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7" style:family="table-cell" style:parent-style-name="Default">
      <style:table-cell-properties fo:background-color="#ffff00" style:text-align-source="value-type" style:repeat-content="false" fo:wrap-option="wrap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78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79" style:family="table-cell" style:parent-style-name="Default" style:data-style-name="N100">
      <style:table-cell-properties fo:background-color="#00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80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Liberation Sans" fo:font-size="11pt" style:font-size-asian="11pt" style:font-size-complex="11pt"/>
    </style:style>
    <style:style style:name="ce8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use-window-font-color="true" style:font-name="Liberation Sans" fo:font-size="11pt" style:font-size-asian="11pt" style:font-size-complex="11pt"/>
    </style:style>
    <style:style style:name="ce82" style:family="table-cell" style:parent-style-name="Default" style:data-style-name="N100">
      <style:table-cell-properties fo:background-color="#ff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8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5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7" style:family="table-cell" style:parent-style-name="Default" style:data-style-name="N100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88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90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1" style:family="table-cell" style:parent-style-name="Default">
      <style:table-cell-properties fo:background-color="transparent"/>
      <style:text-properties style:use-window-font-color="true" style:font-name="Arial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3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6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98" style:family="table-cell" style:parent-style-name="Default">
      <style:table-cell-properties fo:background-color="#000000" style:rotation-align="none"/>
      <style:text-properties style:font-name="arial" fo:font-size="11pt" style:font-size-asian="11pt" style:font-size-complex="11pt"/>
    </style:style>
    <style:style style:name="ce99" style:family="table-cell" style:parent-style-name="Default">
      <style:table-cell-properties fo:background-color="#ffff00"/>
      <style:text-properties style:font-name="Arial" fo:font-size="11pt" style:font-size-asian="11pt" style:font-size-complex="11pt"/>
    </style:style>
    <style:style style:name="ce100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02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4" style:family="table-cell" style:parent-style-name="Default">
      <style:table-cell-properties style:text-align-source="value-type" style:repeat-content="false"/>
      <style:text-properties style:font-name="Arial" fo:font-size="11pt" style:font-size-asian="11pt" style:font-size-complex="11pt"/>
    </style:style>
    <style:style style:name="ce105" style:family="table-cell" style:parent-style-name="Default">
      <style:table-cell-properties fo:background-color="#00ff00"/>
      <style:text-properties style:font-name="Arial"/>
    </style:style>
    <style:style style:name="ce106" style:family="table-cell" style:parent-style-name="Default">
      <style:table-cell-properties style:text-align-source="value-type" style:repeat-content="false"/>
      <style:text-properties style:font-name="Arial"/>
    </style:style>
    <style:style style:name="ce107" style:family="table-cell" style:parent-style-name="Default">
      <style:text-properties style:font-name="Arial"/>
    </style:style>
    <style:style style:name="ce108" style:family="table-cell" style:parent-style-name="Default">
      <style:table-cell-properties style:text-align-source="value-type" style:repeat-content="false"/>
    </style:style>
    <style:style style:name="ce109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10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11" style:family="table-cell" style:parent-style-name="Default">
      <style:text-properties fo:font-size="11pt" style:font-size-asian="11pt" style:font-size-complex="11pt"/>
    </style:style>
    <style:style style:name="ce112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4" style:family="table-cell" style:parent-style-name="Default">
      <style:table-cell-properties fo:background-color="#00ff00" style:text-align-source="fix" style:repeat-content="false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115" style:family="table-cell" style:parent-style-name="Default">
      <style:table-cell-properties fo:background-color="#bddd8d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16" style:family="table-cell" style:parent-style-name="Default">
      <style:table-cell-properties fo:background-color="#bddd8d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1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18" style:family="table-cell" style:parent-style-name="Default">
      <style:table-cell-properties fo:background-color="#c0c0c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bddd8d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00ff00" style:text-align-source="fix" style:repeat-content="false" style:vertical-align="automatic"/>
      <style:paragraph-properties fo:text-align="start"/>
      <style:text-properties style:font-name="Liberation Sans" fo:font-size="11pt" style:font-size-asian="11pt" style:font-size-complex="11pt"/>
    </style:style>
    <style:style style:name="ce121" style:family="table-cell" style:parent-style-name="Default">
      <style:table-cell-properties fo:background-color="#00ff00"/>
      <style:text-properties fo:color="#000000"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2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2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25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26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00">
      <style:table-cell-properties style:glyph-orientation-vertical="0" fo:background-color="#bddd8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0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1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32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33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134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5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40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41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3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14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8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4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 style:data-style-name="N100">
      <style:table-cell-properties style:glyph-orientation-vertical="0" fo:background-color="#bddd8d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3" style:family="table-cell" style:parent-style-name="Default">
      <style:table-cell-properties fo:background-color="#ffff00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4" style:family="table-cell" style:parent-style-name="Default">
      <style:table-cell-properties fo:background-color="#ff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6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57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158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c0c0c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100">
      <style:table-cell-properties style:glyph-orientation-vertical="0" fo:background-color="#c0c0c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68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6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17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17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 style:data-style-name="N100">
      <style:table-cell-properties style:glyph-orientation-vertical="0" fo:background-color="#bddd8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7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76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8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fo:color="#000000" style:font-name="Liberation Sans" fo:font-size="11pt" style:font-size-asian="11pt" style:font-size-complex="11pt"/>
    </style:style>
    <style:style style:name="ce17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style:font-size-asian="11pt" style:font-size-complex="11pt"/>
    </style:style>
    <style:style style:name="ce180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8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87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189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90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91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92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93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4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5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6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97" style:family="table-cell" style:parent-style-name="Default" style:data-style-name="N100">
      <style:table-cell-properties fo:background-color="#ff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98" style:family="table-cell" style:parent-style-name="Default" style:data-style-name="N100">
      <style:table-cell-properties fo:background-color="#ff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9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200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201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02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03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4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05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06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7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11" style:family="table-cell" style:parent-style-name="Default">
      <style:table-cell-properties fo:background-color="#00ff00" style:text-align-source="fix" style:repeat-content="false" style:vertical-align="automatic"/>
      <style:paragraph-properties fo:text-align="start"/>
      <style:text-properties fo:color="#000000" style:font-name="Liberation Sans" fo:font-size="11pt" style:font-size-asian="11pt" style:font-size-complex="11pt"/>
    </style:style>
    <style:style style:name="ce212" style:family="table-cell" style:parent-style-name="Default">
      <style:table-cell-properties fo:background-color="#ffff00"/>
      <style:text-properties fo:color="#000000" style:font-name="Liberation Sans" fo:font-size="11pt" style:font-size-asian="11pt" style:font-size-complex="11pt"/>
    </style:style>
    <style:style style:name="ce213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214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15" style:family="table-cell" style:parent-style-name="Default">
      <style:table-cell-properties fo:background-color="#c0c0c0"/>
      <style:text-properties fo:color="#000000" style:font-name="Liberation Sans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7" style:family="table-cell" style:parent-style-name="Default">
      <style:table-cell-properties fo:background-color="#000000"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18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font-name="Liberation Sans" fo:font-size="11pt" style:font-size-asian="11pt" style:font-size-complex="11pt"/>
    </style:style>
    <style:style style:name="ce219" style:family="table-cell" style:parent-style-name="Default">
      <style:table-cell-properties fo:background-color="#00ff00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20" style:family="table-cell" style:parent-style-name="Default">
      <style:table-cell-properties fo:background-color="#00ff00" style:text-align-source="fix" style:repeat-content="false" fo:wrap-option="wrap" style:vertical-align="automatic"/>
      <style:paragraph-properties fo:text-align="start"/>
      <style:text-properties style:font-name="Liberation Sans" fo:font-size="11pt" style:font-size-asian="11pt" style:font-size-complex="11pt"/>
    </style:style>
    <style:style style:name="ce221" style:family="table-cell" style:parent-style-name="Default">
      <style:table-cell-properties fo:background-color="#00ff00" fo:wrap-option="wrap"/>
      <style:text-properties fo:color="#000000" style:font-name="Liberation Sans" fo:font-size="11pt" style:font-size-asian="11pt" style:font-size-complex="11pt"/>
    </style:style>
    <style:style style:name="ce222" style:family="table-cell" style:parent-style-name="Default">
      <style:table-cell-properties fo:background-color="#bddd8d"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223" style:family="table-cell" style:parent-style-name="Default">
      <style:table-cell-properties fo:background-color="#ffff00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24" style:family="table-cell" style:parent-style-name="Default">
      <style:table-cell-properties fo:background-color="#bddd8d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25" style:family="table-cell" style:parent-style-name="Default">
      <style:table-cell-properties fo:background-color="#bddd8d" style:text-align-source="value-type" style:repeat-content="false" fo:wrap-option="wrap"/>
      <style:paragraph-properties fo:margin-left="0cm"/>
      <style:text-properties fo:color="#000000" style:font-name="Liberation Sans" fo:font-size="11pt" style:font-size-asian="11pt" style:font-size-complex="11pt"/>
    </style:style>
    <style:style style:name="ce226" style:family="table-cell" style:parent-style-name="Default">
      <style:table-cell-properties fo:background-color="#ffff00" style:text-align-source="value-type" style:repeat-content="false" fo:wrap-option="wrap"/>
      <style:paragraph-properties fo:margin-left="0cm"/>
      <style:text-properties fo:color="#000000" style:font-name="Liberation Sans" fo:font-size="11pt" style:font-size-asian="11pt" style:font-size-complex="11pt"/>
    </style:style>
    <style:style style:name="ce227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228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00ff00"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30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2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33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5" style:family="table-cell" style:parent-style-name="Default">
      <style:table-cell-properties fo:background-color="#bddd8d"/>
      <style:text-properties style:font-name="Liberation Sans" fo:font-size="11pt" style:font-size-asian="11pt" style:font-size-complex="11pt"/>
    </style:style>
    <style:style style:name="ce236" style:family="table-cell" style:parent-style-name="Default">
      <style:table-cell-properties fo:background-color="#bddd8d"/>
      <style:text-properties fo:color="#000000" style:font-name="Liberation Sans" fo:font-size="11pt" style:font-size-asian="11pt" style:font-size-complex="11pt"/>
    </style:style>
    <style:style style:name="ce23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3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4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241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vrs62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1" form:id="control1" form:label="Export vrs620.csv" office:target-frame="" xlink:href="" form:image-data="" form:default-button="true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_vrs620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.761cm" svg:height="1.354cm" svg:x="9.009cm" svg:y="0.47cm" draw:control="control1">
            <svg:title>Export vrs620.csv</svg:title>
            <svg:desc>Export diese Tabelle in die Datei vrs620.csv</svg:desc>
          </draw:control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83"/>
        <table:table-column table:style-name="co9" table:default-cell-style-name="ce16"/>
        <table:table-column table:style-name="co12" table:default-cell-style-name="ce16"/>
        <table:table-column table:style-name="co8" table:default-cell-style-name="ce12"/>
        <table:table-column table:style-name="co9" table:default-cell-style-name="ce16"/>
        <table:table-column table:style-name="co10" table:default-cell-style-name="ce12"/>
        <table:table-column table:style-name="co11" table:default-cell-style-name="ce12"/>
        <table:table-column table:style-name="co9" table:default-cell-style-name="ce16"/>
        <table:table-column table:style-name="co12" table:default-cell-style-name="ce16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" table:default-cell-style-name="ce12"/>
        <table:table-column table:style-name="co16" table:default-cell-style-name="ce12"/>
        <table:table-column table:style-name="co17" table:default-cell-style-name="ce12"/>
        <table:table-column table:style-name="co15" table:number-columns-repeated="3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5" table:number-columns-repeated="924" table:default-cell-style-name="ce12"/>
        <table:table-column table:style-name="co15" table:number-columns-repeated="2" table:default-cell-style-name="ce17"/>
        <table:table-column table:style-name="co15" table:number-columns-repeated="28" table:default-cell-style-name="ce107"/>
        <table:table-column table:style-name="co15" table:number-columns-repeated="38" table:default-cell-style-name="Default"/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7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vrs620.csv</text:p>
          </table:table-cell>
          <table:table-cell table:style-name="ce18" table:number-columns-repeated="7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Version 1.0</text:p>
          </table:table-cell>
          <table:table-cell table:style-name="ce18" table:number-columns-repeated="7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Prof. Dr. Peter A. Henning</text:p>
          </table:table-cell>
          <table:table-cell table:style-name="ce18" table:number-columns-repeated="7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GNU GPL V2.0</text:p>
          </table:table-cell>
          <table:table-cell table:style-name="ce18" table:number-columns-repeated="7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Es wird ausdrücklich davor gewarnt, ein Heizgerät an einem externen Controller vorbei zu steuern.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19"/>
          <table:table-cell table:style-name="ce1" office:value-type="string" calcext:value-type="string">
            <text:p>ungetestet</text:p>
          </table:table-cell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20"/>
          <table:table-cell table:style-name="ce1" office:value-type="string" calcext:value-type="string">
            <text:p>getestet</text:p>
          </table:table-cell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21"/>
          <table:table-cell table:style-name="ce1" office:value-type="string" calcext:value-type="string">
            <text:p>fehlerhaft</text:p>
          </table:table-cell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9"/>
          <table:table-cell table:style-name="ce18" office:value-type="string" calcext:value-type="string">
            <text:p>+C11fehlerhaft</text:p>
          </table:table-cell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vrs620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illant UI <text:s text:c="2"/>05.08 62.01 </text:p>
          </table:table-cell>
          <table:table-cell table:style-name="ce2"/>
          <table:table-cell table:style-name="ce55" office:value-type="float" office:value="15" calcext:value-type="float">
            <text:p>15</text:p>
          </table:table-cell>
          <table:table-cell table:style-name="ce2" office:value-type="string" calcext:value-type="string">
            <text:p>0704</text:p>
          </table:table-cell>
          <table:table-cell table:style-name="ce2" table:number-columns-repeated="3"/>
          <table:table-cell table:style-name="ce2" office:value-type="string" calcext:value-type="string">
            <text:p>HEX</text:p>
          </table:table-cell>
          <table:table-cell table:style-name="ce2"/>
          <table:table-cell table:style-name="ce55" table:number-columns-repeated="4"/>
          <table:table-cell table:style-name="ce55" office:value-type="string" calcext:value-type="string">
            <text:p>STR:5</text:p>
          </table:table-cell>
          <table:table-cell table:style-name="ce55" table:number-columns-repeated="5"/>
          <table:table-cell table:style-name="ce55" office:value-type="string" calcext:value-type="string">
            <text:p>BCD</text:p>
          </table:table-cell>
          <table:table-cell table:style-name="ce55" table:number-columns-repeated="3"/>
          <table:table-cell table:style-name="ce59" table:number-columns-repeated="2"/>
          <table:table-cell table:style-name="ce2" office:value-type="string" calcext:value-type="string">
            <text:p>BCD</text:p>
          </table:table-cell>
          <table:table-cell table:style-name="ce59" table:number-columns-repeated="3"/>
          <table:table-cell table:style-name="ce55" table:number-columns-repeated="2"/>
          <table:table-cell table:style-name="ce55" office:value-type="string" calcext:value-type="string">
            <text:p>BCD</text:p>
          </table:table-cell>
          <table:table-cell table:style-name="ce55" table:number-columns-repeated="3"/>
          <table:table-cell table:style-name="ce59" table:number-columns-repeated="2"/>
          <table:table-cell table:style-name="ce2" office:value-type="string" calcext:value-type="string">
            <text:p>BCD</text:p>
          </table:table-cell>
          <table:table-cell table:style-name="ce59" table:number-columns-repeated="16"/>
          <table:table-cell table:style-name="ce102" table:number-columns-repeated="890"/>
          <table:table-cell table:style-name="ce63" table:number-columns-repeated="9"/>
          <table:table-cell table:style-name="ce105" table:number-columns-repeated="28"/>
          <table:table-cell table:style-name="ce59" table:number-columns-repeated="40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illant SOLSY 5.00 63.01</text:p>
          </table:table-cell>
          <table:table-cell table:style-name="ce2"/>
          <table:table-cell table:style-name="ce55" office:value-type="string" calcext:value-type="string">
            <text:p>EC</text:p>
          </table:table-cell>
          <table:table-cell table:style-name="ce2" office:value-type="string" calcext:value-type="string">
            <text:p>0704</text:p>
          </table:table-cell>
          <table:table-cell table:style-name="ce2" table:number-columns-repeated="3"/>
          <table:table-cell table:style-name="ce2" office:value-type="string" calcext:value-type="string">
            <text:p>HEX</text:p>
          </table:table-cell>
          <table:table-cell table:style-name="ce2"/>
          <table:table-cell table:style-name="ce55" table:number-columns-repeated="4"/>
          <table:table-cell table:style-name="ce55" office:value-type="string" calcext:value-type="string">
            <text:p>STR:5</text:p>
          </table:table-cell>
          <table:table-cell table:style-name="ce55" table:number-columns-repeated="5"/>
          <table:table-cell table:style-name="ce55" office:value-type="string" calcext:value-type="string">
            <text:p>BCD</text:p>
          </table:table-cell>
          <table:table-cell table:style-name="ce55" table:number-columns-repeated="3"/>
          <table:table-cell table:style-name="ce59" table:number-columns-repeated="2"/>
          <table:table-cell table:style-name="ce2" office:value-type="string" calcext:value-type="string">
            <text:p>BCD</text:p>
          </table:table-cell>
          <table:table-cell table:style-name="ce59" table:number-columns-repeated="3"/>
          <table:table-cell table:style-name="ce55" table:number-columns-repeated="2"/>
          <table:table-cell table:style-name="ce55" office:value-type="string" calcext:value-type="string">
            <text:p>BCD</text:p>
          </table:table-cell>
          <table:table-cell table:style-name="ce55" table:number-columns-repeated="3"/>
          <table:table-cell table:style-name="ce59" table:number-columns-repeated="2"/>
          <table:table-cell table:style-name="ce2" office:value-type="string" calcext:value-type="string">
            <text:p>BCD</text:p>
          </table:table-cell>
          <table:table-cell table:style-name="ce59" table:number-columns-repeated="16"/>
          <table:table-cell table:style-name="ce102" table:number-columns-repeated="890"/>
          <table:table-cell table:style-name="ce63" table:number-columns-repeated="9"/>
          <table:table-cell table:style-name="ce105" table:number-columns-repeated="28"/>
          <table:table-cell table:style-name="ce59" table:number-columns-repeated="40"/>
        </table:table-row>
        <table:table-row table:style-name="ro3">
          <table:table-cell table:style-name="ce3" office:value-type="string" calcext:value-type="string">
            <text:p>################################# Register Messages VRS620</text:p>
          </table:table-cell>
          <table:table-cell table:style-name="ce22"/>
          <table:table-cell table:style-name="ce3" table:number-columns-repeated="2"/>
          <table:table-cell table:style-name="ce46" table:number-columns-repeated="2"/>
          <table:table-cell table:style-name="ce22" table:number-columns-repeated="2"/>
          <table:table-cell table:style-name="ce3" table:number-columns-repeated="3"/>
          <table:table-cell table:style-name="ce78"/>
          <table:table-cell table:style-name="ce3" table:number-columns-repeated="944"/>
          <table:table-cell table:style-name="ce22" table:number-columns-repeated="30"/>
          <table:table-cell table:style-name="ce15" table:number-columns-repeated="38"/>
        </table:table-row>
        <table:table-row table:style-name="ro4">
          <table:table-cell table:style-name="ce4" office:value-type="string" calcext:value-type="string">
            <text:p>*r</text:p>
          </table:table-cell>
          <table:table-cell table:style-name="ce4" office:value-type="string" calcext:value-type="string">
            <text:p>vrs620</text:p>
          </table:table-cell>
          <table:table-cell table:style-name="ce4" table:number-columns-repeated="3"/>
          <table:table-cell table:style-name="ce11" office:value-type="float" office:value="15" calcext:value-type="float">
            <text:p>15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ce4" table:number-columns-repeated="6"/>
          <table:table-cell table:style-name="ce11"/>
          <table:table-cell table:style-name="ce61"/>
          <table:table-cell table:number-columns-repeated="2"/>
          <table:table-cell table:style-name="ce17" table:number-columns-repeated="2"/>
          <table:table-cell table:number-columns-repeated="1004"/>
        </table:table-row>
        <table:table-row table:style-name="ro4">
          <table:table-cell table:style-name="ce4" office:value-type="string" calcext:value-type="string">
            <text:p>*w</text:p>
          </table:table-cell>
          <table:table-cell table:style-name="ce4" office:value-type="string" calcext:value-type="string">
            <text:p>vrs620</text:p>
          </table:table-cell>
          <table:table-cell table:style-name="ce4" table:number-columns-repeated="3"/>
          <table:table-cell table:style-name="ce11" office:value-type="float" office:value="15" calcext:value-type="float">
            <text:p>15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ce4" table:number-columns-repeated="6"/>
          <table:table-cell table:style-name="ce11"/>
          <table:table-cell table:style-name="ce61"/>
          <table:table-cell table:number-columns-repeated="2"/>
          <table:table-cell table:style-name="ce17" table:number-columns-repeated="2"/>
          <table:table-cell table:number-columns-repeated="1004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RoomTemp</text:p>
          </table:table-cell>
          <table:table-cell table:style-name="ce5" office:value-type="string" calcext:value-type="string">
            <text:p>Raumtemperatur</text:p>
          </table:table-cell>
          <table:table-cell table:style-name="ce5" table:number-columns-repeated="3"/>
          <table:table-cell table:style-name="ce5" office:value-type="string" calcext:value-type="string">
            <text:p>0000</text:p>
          </table:table-cell>
          <table:table-cell table:style-name="ce5" table:number-columns-repeated="2"/>
          <table:table-cell table:style-name="ce5" office:value-type="string" calcext:value-type="string">
            <text:p>tempsensor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OutsideTemp</text:p>
          </table:table-cell>
          <table:table-cell table:style-name="ce5" office:value-type="string" calcext:value-type="string">
            <text:p>Außentemperatur <text:s/></text:p>
          </table:table-cell>
          <table:table-cell table:style-name="ce5" table:number-columns-repeated="3"/>
          <table:table-cell table:style-name="ce5" office:value-type="string" calcext:value-type="string">
            <text:p>0100</text:p>
          </table:table-cell>
          <table:table-cell table:style-name="ce5" table:number-columns-repeated="2"/>
          <table:table-cell table:style-name="ce5" office:value-type="string" calcext:value-type="string">
            <text:p>tempsensor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FlowTemp</text:p>
          </table:table-cell>
          <table:table-cell table:style-name="ce5" office:value-type="string" calcext:value-type="string">
            <text:p>Vorlauffühler intern</text:p>
          </table:table-cell>
          <table:table-cell table:style-name="ce5" table:number-columns-repeated="3"/>
          <table:table-cell table:style-name="ce5" office:value-type="string" calcext:value-type="string">
            <text:p>0200</text:p>
          </table:table-cell>
          <table:table-cell table:style-name="ce5" table:number-columns-repeated="2"/>
          <table:table-cell table:style-name="ce5" office:value-type="string" calcext:value-type="string">
            <text:p>tempsensor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SolarYield</text:p>
          </table:table-cell>
          <table:table-cell table:style-name="ce5" office:value-type="string" calcext:value-type="string">
            <text:p>Solarer Ertrag</text:p>
          </table:table-cell>
          <table:table-cell table:style-name="ce5" table:number-columns-repeated="3"/>
          <table:table-cell table:style-name="ce5" office:value-type="string" calcext:value-type="string">
            <text:p>0600</text:p>
          </table:table-cell>
          <table:table-cell table:style-name="ce5" table:number-columns-repeated="2"/>
          <table:table-cell table:style-name="ce5" office:value-type="string" calcext:value-type="string">
            <text:p>energy4</text:p>
          </table:table-cell>
          <table:table-cell table:style-name="ce5"/>
          <table:table-cell table:style-name="ce5" office:value-type="string" calcext:value-type="string">
            <text:p>kWh</text:p>
          </table:table-cell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EditKeyPress</text:p>
          </table:table-cell>
          <table:table-cell table:style-name="ce24" office:value-type="string" calcext:value-type="string">
            <text:p>YesNo</text:p>
          </table:table-cell>
          <table:table-cell table:style-name="ce6" table:number-columns-repeated="3"/>
          <table:table-cell table:style-name="ce24" office:value-type="string" calcext:value-type="string">
            <text:p>0700</text:p>
          </table:table-cell>
          <table:table-cell table:style-name="ce6" table:number-columns-repeated="2"/>
          <table:table-cell table:style-name="ce6" office:value-type="string" calcext:value-type="string">
            <text:p>yesno</text:p>
          </table:table-cell>
          <table:table-cell table:style-name="ce6" table:number-columns-repeated="2"/>
          <table:table-cell table:style-name="ce8" table:number-columns-repeated="2"/>
          <table:table-cell table:style-name="ce57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MenuKeyPress</text:p>
          </table:table-cell>
          <table:table-cell table:style-name="ce24" office:value-type="string" calcext:value-type="string">
            <text:p>YesNo</text:p>
          </table:table-cell>
          <table:table-cell table:style-name="ce6" table:number-columns-repeated="3"/>
          <table:table-cell table:style-name="ce24" office:value-type="string" calcext:value-type="string">
            <text:p>0800</text:p>
          </table:table-cell>
          <table:table-cell table:style-name="ce6" table:number-columns-repeated="2"/>
          <table:table-cell table:style-name="ce6" office:value-type="string" calcext:value-type="string">
            <text:p>yesno</text:p>
          </table:table-cell>
          <table:table-cell table:style-name="ce6" table:number-columns-repeated="2"/>
          <table:table-cell table:style-name="ce8" table:number-columns-repeated="2"/>
          <table:table-cell table:style-name="ce57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Incrementalgeber1Value</text:p>
          </table:table-cell>
          <table:table-cell table:style-name="ce24" office:value-type="string" calcext:value-type="string">
            <text:p>schar</text:p>
          </table:table-cell>
          <table:table-cell table:style-name="ce6" table:number-columns-repeated="3"/>
          <table:table-cell table:style-name="ce24" office:value-type="string" calcext:value-type="string">
            <text:p>0900</text:p>
          </table:table-cell>
          <table:table-cell table:style-name="ce6" table:number-columns-repeated="2"/>
          <table:table-cell table:style-name="ce6" office:value-type="string" calcext:value-type="string">
            <text:p>SCH</text:p>
          </table:table-cell>
          <table:table-cell table:style-name="ce6" table:number-columns-repeated="2"/>
          <table:table-cell table:style-name="ce8" table:number-columns-repeated="2"/>
          <table:table-cell table:style-name="ce57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Incrementalgeber2Value</text:p>
          </table:table-cell>
          <table:table-cell table:style-name="ce24" office:value-type="string" calcext:value-type="string">
            <text:p>schar</text:p>
          </table:table-cell>
          <table:table-cell table:style-name="ce6" table:number-columns-repeated="3"/>
          <table:table-cell table:style-name="ce24" office:value-type="string" calcext:value-type="string">
            <text:p>0A00</text:p>
          </table:table-cell>
          <table:table-cell table:style-name="ce6" table:number-columns-repeated="2"/>
          <table:table-cell table:style-name="ce6" office:value-type="string" calcext:value-type="string">
            <text:p>SCH</text:p>
          </table:table-cell>
          <table:table-cell table:style-name="ce6" table:number-columns-repeated="2"/>
          <table:table-cell table:style-name="ce8" table:number-columns-repeated="2"/>
          <table:table-cell table:style-name="ce57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AdressSwitch</text:p>
          </table:table-cell>
          <table:table-cell table:style-name="ce24" office:value-type="string" calcext:value-type="string">
            <text:p>uchar</text:p>
          </table:table-cell>
          <table:table-cell table:style-name="ce6" table:number-columns-repeated="3"/>
          <table:table-cell table:style-name="ce24" office:value-type="string" calcext:value-type="string">
            <text:p>0B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57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EmvTestAktiv</text:p>
          </table:table-cell>
          <table:table-cell table:style-name="ce24" office:value-type="string" calcext:value-type="string">
            <text:p>YesNo</text:p>
          </table:table-cell>
          <table:table-cell table:style-name="ce6" table:number-columns-repeated="3"/>
          <table:table-cell table:style-name="ce24" office:value-type="string" calcext:value-type="string">
            <text:p>0C00</text:p>
          </table:table-cell>
          <table:table-cell table:style-name="ce6" table:number-columns-repeated="2"/>
          <table:table-cell table:style-name="ce6" office:value-type="string" calcext:value-type="string">
            <text:p>yesno</text:p>
          </table:table-cell>
          <table:table-cell table:style-name="ce6" table:number-columns-repeated="2"/>
          <table:table-cell table:style-name="ce8" table:number-columns-repeated="2"/>
          <table:table-cell table:style-name="ce57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IsInHelpControl</text:p>
          </table:table-cell>
          <table:table-cell table:style-name="ce24" office:value-type="string" calcext:value-type="string">
            <text:p>YesNo</text:p>
          </table:table-cell>
          <table:table-cell table:style-name="ce6" table:number-columns-repeated="3"/>
          <table:table-cell table:style-name="ce24" office:value-type="string" calcext:value-type="string">
            <text:p>0D00</text:p>
          </table:table-cell>
          <table:table-cell table:style-name="ce6" table:number-columns-repeated="2"/>
          <table:table-cell table:style-name="ce6" office:value-type="string" calcext:value-type="string">
            <text:p>yesno</text:p>
          </table:table-cell>
          <table:table-cell table:style-name="ce6" table:number-columns-repeated="2"/>
          <table:table-cell table:style-name="ce8" table:number-columns-repeated="2"/>
          <table:table-cell table:style-name="ce57"/>
          <table:table-cell table:style-name="ce8" table:number-columns-repeated="2"/>
          <table:table-cell table:style-name="ce6"/>
          <table:table-cell table:style-name="ce8" table:number-columns-repeated="937"/>
          <table:table-cell table:style-name="ce6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5"/>
          <table:table-cell table:style-name="ce25" office:value-type="string" calcext:value-type="string">
            <text:p>isInHoliday</text:p>
          </table:table-cell>
          <table:table-cell table:style-name="ce35" office:value-type="string" calcext:value-type="string">
            <text:p>Ferienmodus (weitere Kreise 0e08 – 0e78)</text:p>
          </table:table-cell>
          <table:table-cell table:style-name="ce47" table:number-columns-repeated="2"/>
          <table:table-cell table:style-name="ce5"/>
          <table:table-cell table:style-name="ce66" office:value-type="string" calcext:value-type="string">
            <text:p>0E00</text:p>
          </table:table-cell>
          <table:table-cell table:style-name="ce5"/>
          <table:table-cell table:style-name="ce56"/>
          <table:table-cell table:style-name="ce5" office:value-type="string" calcext:value-type="string">
            <text:p>yesno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ChimneySweepSourc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0F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avingTimeOffset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0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EepromUpdateStart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100</text:p>
          </table:table-cell>
          <table:table-cell table:style-name="ce6"/>
          <table:table-cell table:style-name="ce57"/>
          <table:table-cell table:style-name="ce6" office:value-type="string" calcext:value-type="string">
            <text:p>yesno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EepromUpdateActive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200</text:p>
          </table:table-cell>
          <table:table-cell table:style-name="ce6"/>
          <table:table-cell table:style-name="ce57"/>
          <table:table-cell table:style-name="ce6" office:value-type="string" calcext:value-type="string">
            <text:p>yesno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FactoryTestActive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300</text:p>
          </table:table-cell>
          <table:table-cell table:style-name="ce6"/>
          <table:table-cell table:style-name="ce57"/>
          <table:table-cell table:style-name="ce6" office:value-type="string" calcext:value-type="string">
            <text:p>yesno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DisablePowerSave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400</text:p>
          </table:table-cell>
          <table:table-cell table:style-name="ce6"/>
          <table:table-cell table:style-name="ce57"/>
          <table:table-cell table:style-name="ce6" office:value-type="string" calcext:value-type="string">
            <text:p>yesno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ExtraDisplayEnabl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5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ExtraDisplayCount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6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ystemTyp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7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MixerDetected</text:p>
          </table:table-cell>
          <table:table-cell table:style-name="ce27" office:value-type="string" calcext:value-type="string">
            <text:p>Mischer gefunden</text:p>
          </table:table-cell>
          <table:table-cell table:style-name="ce5" table:number-columns-repeated="3"/>
          <table:table-cell table:style-name="ce27" office:value-type="string" calcext:value-type="string">
            <text:p>1800</text:p>
          </table:table-cell>
          <table:table-cell table:style-name="ce5"/>
          <table:table-cell table:style-name="ce56"/>
          <table:table-cell table:style-name="ce5" office:value-type="string" calcext:value-type="string">
            <text:p>UCH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BoilerDetected</text:p>
          </table:table-cell>
          <table:table-cell table:style-name="ce27" office:value-type="string" calcext:value-type="string">
            <text:p>Heizgerät gefunden</text:p>
          </table:table-cell>
          <table:table-cell table:style-name="ce5" table:number-columns-repeated="3"/>
          <table:table-cell table:style-name="ce27" office:value-type="string" calcext:value-type="string">
            <text:p>1900</text:p>
          </table:table-cell>
          <table:table-cell table:style-name="ce5"/>
          <table:table-cell table:style-name="ce56"/>
          <table:table-cell table:style-name="ce5" office:value-type="string" calcext:value-type="string">
            <text:p>UCH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RemoteDetected</text:p>
          </table:table-cell>
          <table:table-cell table:style-name="ce27" office:value-type="string" calcext:value-type="string">
            <text:p>Fernbedienung gefunden</text:p>
          </table:table-cell>
          <table:table-cell table:style-name="ce5" table:number-columns-repeated="3"/>
          <table:table-cell table:style-name="ce27" office:value-type="string" calcext:value-type="string">
            <text:p>1A00</text:p>
          </table:table-cell>
          <table:table-cell table:style-name="ce5"/>
          <table:table-cell table:style-name="ce56"/>
          <table:table-cell table:style-name="ce5" office:value-type="string" calcext:value-type="string">
            <text:p>UCH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AccessoriesDetected</text:p>
          </table:table-cell>
          <table:table-cell table:style-name="ce26" office:value-type="string" calcext:value-type="string">
            <text:p>Zubehör gefunden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B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BoilerCount</text:p>
          </table:table-cell>
          <table:table-cell table:style-name="ce27" office:value-type="string" calcext:value-type="string">
            <text:p>Anzahl Heizgeräte</text:p>
          </table:table-cell>
          <table:table-cell table:style-name="ce5" table:number-columns-repeated="3"/>
          <table:table-cell table:style-name="ce27" office:value-type="string" calcext:value-type="string">
            <text:p>1C00</text:p>
          </table:table-cell>
          <table:table-cell table:style-name="ce5"/>
          <table:table-cell table:style-name="ce56"/>
          <table:table-cell table:style-name="ce5" office:value-type="string" calcext:value-type="string">
            <text:p>UCH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olarCircuitCount</text:p>
          </table:table-cell>
          <table:table-cell table:style-name="ce26" office:value-type="string" calcext:value-type="string">
            <text:p>??? 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1D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HydraulicMap</text:p>
          </table:table-cell>
          <table:table-cell table:style-name="ce27" office:value-type="string" calcext:value-type="string">
            <text:p>Hydraulikplan</text:p>
          </table:table-cell>
          <table:table-cell table:style-name="ce5" table:number-columns-repeated="3"/>
          <table:table-cell table:style-name="ce27" office:value-type="string" calcext:value-type="string">
            <text:p>1E00</text:p>
          </table:table-cell>
          <table:table-cell table:style-name="ce5"/>
          <table:table-cell table:style-name="ce56"/>
          <table:table-cell table:style-name="ce5" office:value-type="string" calcext:value-type="string">
            <text:p>UCH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RoomTempOffset</text:p>
          </table:table-cell>
          <table:table-cell table:style-name="ce35" office:value-type="string" calcext:value-type="string">
            <text:p>Raumtemperatur Offset</text:p>
          </table:table-cell>
          <table:table-cell table:style-name="ce47" table:number-columns-repeated="2"/>
          <table:table-cell table:style-name="ce7"/>
          <table:table-cell table:style-name="ce67" office:value-type="string" calcext:value-type="string">
            <text:p>1F00</text:p>
          </table:table-cell>
          <table:table-cell table:style-name="ce5" table:number-columns-repeated="2"/>
          <table:table-cell table:style-name="ce7" office:value-type="string" calcext:value-type="string">
            <text:p>temp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RaumTempOffsetEigenErwaerm</text:p>
          </table:table-cell>
          <table:table-cell table:style-name="ce26" office:value-type="string" calcext:value-type="string">
            <text:p><text:s/></text:p>
          </table:table-cell>
          <table:table-cell table:style-name="ce4"/>
          <table:table-cell table:style-name="ce26"/>
          <table:table-cell table:style-name="ce8"/>
          <table:table-cell table:style-name="ce68" office:value-type="string" calcext:value-type="string">
            <text:p>2000</text:p>
          </table:table-cell>
          <table:table-cell table:style-name="ce6" table:number-columns-repeated="2"/>
          <table:table-cell table:style-name="ce8" office:value-type="string" calcext:value-type="string">
            <text:p>temp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OutsideTempOffset</text:p>
          </table:table-cell>
          <table:table-cell table:style-name="ce35" office:value-type="string" calcext:value-type="string">
            <text:p>Außentemperatur Offset</text:p>
          </table:table-cell>
          <table:table-cell table:style-name="ce47" table:number-columns-repeated="2"/>
          <table:table-cell table:style-name="ce7"/>
          <table:table-cell table:style-name="ce67" office:value-type="string" calcext:value-type="string">
            <text:p>2100</text:p>
          </table:table-cell>
          <table:table-cell table:style-name="ce5" table:number-columns-repeated="2"/>
          <table:table-cell table:style-name="ce7" office:value-type="string" calcext:value-type="string">
            <text:p>temp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RoomTempHoliday</text:p>
          </table:table-cell>
          <table:table-cell table:style-name="ce35" office:value-type="string" calcext:value-type="string">
            <text:p>Ferien Solltemperatur</text:p>
          </table:table-cell>
          <table:table-cell table:style-name="ce47" table:number-columns-repeated="2"/>
          <table:table-cell table:style-name="ce7"/>
          <table:table-cell table:style-name="ce67" office:value-type="string" calcext:value-type="string">
            <text:p>2200</text:p>
          </table:table-cell>
          <table:table-cell table:style-name="ce5" table:number-columns-repeated="2"/>
          <table:table-cell table:style-name="ce7" office:value-type="string" calcext:value-type="string">
            <text:p>temp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witchHyster</text:p>
          </table:table-cell>
          <table:table-cell table:style-name="ce26" office:value-type="string" calcext:value-type="string">
            <text:p>TIte</text:p>
          </table:table-cell>
          <table:table-cell table:style-name="ce4"/>
          <table:table-cell table:style-name="ce26"/>
          <table:table-cell table:style-name="ce6"/>
          <table:table-cell table:style-name="ce69" office:value-type="string" calcext:value-type="string">
            <text:p>2300</text:p>
          </table:table-cell>
          <table:table-cell table:style-name="ce6"/>
          <table:table-cell table:style-name="ce57"/>
          <table:table-cell table:style-name="ce6" office:value-type="string" calcext:value-type="string">
            <text:p>temp</text:p>
          </table:table-cell>
          <table:table-cell table:style-name="ce80"/>
          <table:table-cell table:style-name="ce6" table:number-columns-repeated="2"/>
          <table:table-cell table:style-name="ce8"/>
          <table:table-cell table:style-name="ce61"/>
          <table:table-cell table:style-name="ce16" table:number-columns-repeated="2"/>
          <table:table-cell table:style-name="ce64"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BoilerTempMax</text:p>
          </table:table-cell>
          <table:table-cell table:style-name="ce27" office:value-type="string" calcext:value-type="string">
            <text:p>Maximaltemperatur Heizgerät</text:p>
          </table:table-cell>
          <table:table-cell table:style-name="ce5"/>
          <table:table-cell table:style-name="ce27"/>
          <table:table-cell table:style-name="ce5"/>
          <table:table-cell table:style-name="ce66" office:value-type="string" calcext:value-type="string">
            <text:p>2400</text:p>
          </table:table-cell>
          <table:table-cell table:style-name="ce5"/>
          <table:table-cell table:style-name="ce56"/>
          <table:table-cell table:style-name="ce5" office:value-type="string" calcext:value-type="string">
            <text:p>temp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BoilerTempMin</text:p>
          </table:table-cell>
          <table:table-cell table:style-name="ce35" office:value-type="string" calcext:value-type="string">
            <text:p>Minimaltemperatur Heizgerät</text:p>
          </table:table-cell>
          <table:table-cell table:style-name="ce47" table:number-columns-repeated="2"/>
          <table:table-cell table:style-name="ce7"/>
          <table:table-cell table:style-name="ce67" office:value-type="string" calcext:value-type="string">
            <text:p>2500</text:p>
          </table:table-cell>
          <table:table-cell table:style-name="ce5" table:number-columns-repeated="2"/>
          <table:table-cell table:style-name="ce7" office:value-type="string" calcext:value-type="string">
            <text:p>temp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LanguageVariant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8"/>
          <table:table-cell table:style-name="ce26" office:value-type="string" calcext:value-type="string">
            <text:p>2600</text:p>
          </table:table-cell>
          <table:table-cell table:style-name="ce6" table:number-columns-repeated="2"/>
          <table:table-cell table:style-name="ce8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CountryVariant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8"/>
          <table:table-cell table:style-name="ce26" office:value-type="string" calcext:value-type="string">
            <text:p>2700</text:p>
          </table:table-cell>
          <table:table-cell table:style-name="ce6" table:number-columns-repeated="2"/>
          <table:table-cell table:style-name="ce8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tartPowerVantag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8"/>
          <table:table-cell table:style-name="ce26" office:value-type="string" calcext:value-type="string">
            <text:p>2800</text:p>
          </table:table-cell>
          <table:table-cell table:style-name="ce6" table:number-columns-repeated="2"/>
          <table:table-cell table:style-name="ce8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eparationShift</text:p>
          </table:table-cell>
          <table:table-cell table:style-name="ce26" office:value-type="string" calcext:value-type="string">
            <text:p>YesNo</text:p>
          </table:table-cell>
          <table:table-cell table:style-name="ce4" table:number-columns-repeated="2"/>
          <table:table-cell table:style-name="ce8"/>
          <table:table-cell table:style-name="ce26" office:value-type="string" calcext:value-type="string">
            <text:p>2A00</text:p>
          </table:table-cell>
          <table:table-cell table:style-name="ce6" table:number-columns-repeated="2"/>
          <table:table-cell table:style-name="ce8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5" office:value-type="string" calcext:value-type="string">
            <text:p>r;w</text:p>
          </table:table-cell>
          <table:table-cell table:style-name="ce5"/>
          <table:table-cell table:style-name="ce5" office:value-type="string" calcext:value-type="string">
            <text:p>ServiceDate</text:p>
          </table:table-cell>
          <table:table-cell table:style-name="ce5" office:value-type="string" calcext:value-type="string">
            <text:p>Servicedatum</text:p>
          </table:table-cell>
          <table:table-cell table:style-name="ce5" table:number-columns-repeated="3"/>
          <table:table-cell table:style-name="ce5" office:value-type="string" calcext:value-type="string">
            <text:p>2B00</text:p>
          </table:table-cell>
          <table:table-cell table:style-name="ce5" table:number-columns-repeated="2"/>
          <table:table-cell table:style-name="ce5" office:value-type="string" calcext:value-type="string">
            <text:p>HDA:3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7" office:value-type="string" calcext:value-type="string">
            <text:p>#</text:p>
          </table:table-cell>
          <table:table-cell table:style-name="ce5" office:value-type="string" calcext:value-type="string">
            <text:p>HWC</text:p>
          </table:table-cell>
          <table:table-cell table:style-name="ce27" office:value-type="string" calcext:value-type="string">
            <text:p>OperatingMode</text:p>
          </table:table-cell>
          <table:table-cell table:style-name="ce27" office:value-type="string" calcext:value-type="string">
            <text:p>Betriebsart</text:p>
          </table:table-cell>
          <table:table-cell table:style-name="ce47"/>
          <table:table-cell table:style-name="ce47" office:value-type="string" calcext:value-type="string">
            <text:p>25</text:p>
          </table:table-cell>
          <table:table-cell table:style-name="ce5"/>
          <table:table-cell table:style-name="ce5" office:value-type="string" calcext:value-type="string">
            <text:p>2B00</text:p>
          </table:table-cell>
          <table:table-cell table:style-name="ce5"/>
          <table:table-cell table:style-name="ce56"/>
          <table:table-cell table:style-name="ce5" office:value-type="string" calcext:value-type="string">
            <text:p>hwmode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#</text:p>
          </table:table-cell>
          <table:table-cell table:style-name="ce5" office:value-type="string" calcext:value-type="string">
            <text:p>HC</text:p>
          </table:table-cell>
          <table:table-cell table:style-name="ce27" office:value-type="string" calcext:value-type="string">
            <text:p>OperatingMode</text:p>
          </table:table-cell>
          <table:table-cell table:style-name="ce27" office:value-type="string" calcext:value-type="string">
            <text:p>Betriebsart</text:p>
          </table:table-cell>
          <table:table-cell table:style-name="ce47"/>
          <table:table-cell table:style-name="ce47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2B00</text:p>
          </table:table-cell>
          <table:table-cell table:style-name="ce5"/>
          <table:table-cell table:style-name="ce56"/>
          <table:table-cell table:style-name="ce5" office:value-type="string" calcext:value-type="string">
            <text:p>hwmode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#</text:p>
          </table:table-cell>
          <table:table-cell table:style-name="ce5" office:value-type="string" calcext:value-type="string">
            <text:p>MIX</text:p>
          </table:table-cell>
          <table:table-cell table:style-name="ce27" office:value-type="string" calcext:value-type="string">
            <text:p>OperatingMode</text:p>
          </table:table-cell>
          <table:table-cell table:style-name="ce27" office:value-type="string" calcext:value-type="string">
            <text:p>Betriebsart</text:p>
          </table:table-cell>
          <table:table-cell table:style-name="ce47"/>
          <table:table-cell table:style-name="ce47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2B00</text:p>
          </table:table-cell>
          <table:table-cell table:style-name="ce5"/>
          <table:table-cell table:style-name="ce56"/>
          <table:table-cell table:style-name="ce5" office:value-type="string" calcext:value-type="string">
            <text:p>hwmode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#</text:p>
          </table:table-cell>
          <table:table-cell table:style-name="ce5" office:value-type="string" calcext:value-type="string">
            <text:p>SOL</text:p>
          </table:table-cell>
          <table:table-cell table:style-name="ce27" office:value-type="string" calcext:value-type="string">
            <text:p>OperatingMode</text:p>
          </table:table-cell>
          <table:table-cell table:style-name="ce27" office:value-type="string" calcext:value-type="string">
            <text:p>Betriebsart</text:p>
          </table:table-cell>
          <table:table-cell table:style-name="ce47"/>
          <table:table-cell table:style-name="ce47" office:value-type="string" calcext:value-type="string">
            <text:p>EC</text:p>
          </table:table-cell>
          <table:table-cell table:style-name="ce5"/>
          <table:table-cell table:style-name="ce5" office:value-type="string" calcext:value-type="string">
            <text:p>2B00</text:p>
          </table:table-cell>
          <table:table-cell table:style-name="ce5"/>
          <table:table-cell table:style-name="ce56"/>
          <table:table-cell table:style-name="ce5" office:value-type="string" calcext:value-type="string">
            <text:p>hwmode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Passwort</text:p>
          </table:table-cell>
          <table:table-cell table:style-name="ce5" table:number-columns-repeated="3"/>
          <table:table-cell table:style-name="ce5" office:value-type="string" calcext:value-type="string">
            <text:p>2C00</text:p>
          </table:table-cell>
          <table:table-cell table:style-name="ce5" table:number-columns-repeated="2"/>
          <table:table-cell table:style-name="ce5" office:value-type="string" calcext:value-type="string">
            <text:p>code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PreShutDownTime</text:p>
          </table:table-cell>
          <table:table-cell table:style-name="ce24" office:value-type="string" calcext:value-type="string">
            <text:p>uchar</text:p>
          </table:table-cell>
          <table:table-cell table:style-name="ce6"/>
          <table:table-cell table:style-name="ce4"/>
          <table:table-cell table:style-name="ce6"/>
          <table:table-cell table:style-name="ce24" office:value-type="string" calcext:value-type="string">
            <text:p>2D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FrostOverRideTime</text:p>
          </table:table-cell>
          <table:table-cell table:style-name="ce24" office:value-type="string" calcext:value-type="string">
            <text:p>uchar</text:p>
          </table:table-cell>
          <table:table-cell table:style-name="ce6"/>
          <table:table-cell table:style-name="ce4"/>
          <table:table-cell table:style-name="ce6"/>
          <table:table-cell table:style-name="ce24" office:value-type="string" calcext:value-type="string">
            <text:p>2E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4" office:value-type="string" calcext:value-type="string">
            <text:p>TempIncrease</text:p>
          </table:table-cell>
          <table:table-cell table:style-name="ce24" office:value-type="string" calcext:value-type="string">
            <text:p>TIte</text:p>
          </table:table-cell>
          <table:table-cell table:style-name="ce6"/>
          <table:table-cell table:style-name="ce4"/>
          <table:table-cell table:style-name="ce6"/>
          <table:table-cell table:style-name="ce24" office:value-type="string" calcext:value-type="string">
            <text:p>2F00</text:p>
          </table:table-cell>
          <table:table-cell table:style-name="ce6" table:number-columns-repeated="2"/>
          <table:table-cell table:style-name="ce6" office:value-type="string" calcext:value-type="string">
            <text:p>temp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TurnOnDelay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0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WC</text:p>
          </table:table-cell>
          <table:table-cell table:style-name="ce5" office:value-type="string" calcext:value-type="string">
            <text:p>StorageTempMin</text:p>
          </table:table-cell>
          <table:table-cell table:style-name="ce5" office:value-type="string" calcext:value-type="string">
            <text:p>Speichertemperatur minimal</text:p>
          </table:table-cell>
          <table:table-cell table:style-name="ce5"/>
          <table:table-cell table:style-name="ce5" office:value-type="string" calcext:value-type="string">
            <text:p>25</text:p>
          </table:table-cell>
          <table:table-cell table:style-name="ce5"/>
          <table:table-cell table:style-name="ce5" office:value-type="string" calcext:value-type="string">
            <text:p>30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FlowTempMin</text:p>
          </table:table-cell>
          <table:table-cell table:style-name="ce5" office:value-type="string" calcext:value-type="string">
            <text:p>Vorlauftemperatur minimal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0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FlowTempMin</text:p>
          </table:table-cell>
          <table:table-cell table:style-name="ce5" office:value-type="string" calcext:value-type="string">
            <text:p>Vorlauftemperatur minimal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0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TurnOffDelay</text:p>
          </table:table-cell>
          <table:table-cell table:style-name="ce26" office:value-type="string" calcext:value-type="string">
            <text:p>uchar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1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WC</text:p>
          </table:table-cell>
          <table:table-cell table:style-name="ce5" office:value-type="string" calcext:value-type="string">
            <text:p>StorageTempMax</text:p>
          </table:table-cell>
          <table:table-cell table:style-name="ce5" office:value-type="string" calcext:value-type="string">
            <text:p>Speichertemperatur maximal</text:p>
          </table:table-cell>
          <table:table-cell table:style-name="ce5"/>
          <table:table-cell table:style-name="ce5" office:value-type="string" calcext:value-type="string">
            <text:p>25</text:p>
          </table:table-cell>
          <table:table-cell table:style-name="ce5"/>
          <table:table-cell table:style-name="ce5" office:value-type="string" calcext:value-type="string">
            <text:p>31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FlowTempMax</text:p>
          </table:table-cell>
          <table:table-cell table:style-name="ce5" office:value-type="string" calcext:value-type="string">
            <text:p>Vorlauftemperatur maximal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1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FlowTempMax</text:p>
          </table:table-cell>
          <table:table-cell table:style-name="ce5" office:value-type="string" calcext:value-type="string">
            <text:p>Vorlauftemperatur maximal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1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equence</text:p>
          </table:table-cell>
          <table:table-cell table:style-name="ce26" office:value-type="string" calcext:value-type="string">
            <text:p>uchar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2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6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WC</text:p>
          </table:table-cell>
          <table:table-cell table:style-name="ce5" office:value-type="string" calcext:value-type="string">
            <text:p>DayTemp</text:p>
          </table:table-cell>
          <table:table-cell table:style-name="ce5" office:value-type="string" calcext:value-type="string">
            <text:p>Speichertemperatur Tag</text:p>
          </table:table-cell>
          <table:table-cell table:style-name="ce5"/>
          <table:table-cell table:style-name="ce5" office:value-type="string" calcext:value-type="string">
            <text:p>25</text:p>
          </table:table-cell>
          <table:table-cell table:style-name="ce5"/>
          <table:table-cell table:style-name="ce5" office:value-type="string" calcext:value-type="string">
            <text:p>32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DayTemp</text:p>
          </table:table-cell>
          <table:table-cell table:style-name="ce5" office:value-type="string" calcext:value-type="string">
            <text:p>Raumtemperatur Tag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2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DayTemp</text:p>
          </table:table-cell>
          <table:table-cell table:style-name="ce5" office:value-type="string" calcext:value-type="string">
            <text:p>Raumtemperatur Tag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2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??</text:p>
          </table:table-cell>
          <table:table-cell table:style-name="ce6"/>
          <table:table-cell table:style-name="ce6" office:value-type="string" calcext:value-type="string">
            <text:p>EC</text:p>
          </table:table-cell>
          <table:table-cell table:style-name="ce6"/>
          <table:table-cell table:style-name="ce6" office:value-type="string" calcext:value-type="string">
            <text:p>3200</text:p>
          </table:table-cell>
          <table:table-cell table:style-name="ce6" table:number-columns-repeated="2"/>
          <table:table-cell table:style-name="ce6" office:value-type="string" calcext:value-type="string">
            <text:p>temp1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TempFailDetectTime</text:p>
          </table:table-cell>
          <table:table-cell table:style-name="ce26" office:value-type="string" calcext:value-type="string">
            <text:p>uchar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3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NightTemp</text:p>
          </table:table-cell>
          <table:table-cell table:style-name="ce5" office:value-type="string" calcext:value-type="string">
            <text:p>Absenktemperatur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3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NightTemp</text:p>
          </table:table-cell>
          <table:table-cell table:style-name="ce5" office:value-type="string" calcext:value-type="string">
            <text:p>Absenktemperatur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300</text:p>
          </table:table-cell>
          <table:table-cell table:style-name="ce5" table:number-columns-repeated="2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 table:number-columns-repeated="2"/>
          <table:table-cell table:style-name="ce58"/>
          <table:table-cell table:style-name="ce14" table:number-columns-repeated="2"/>
          <table:table-cell table:style-name="ce63"/>
          <table:table-cell table:style-name="ce14" table:number-columns-repeated="937"/>
          <table:table-cell table:style-name="ce63" table:number-columns-repeated="30"/>
          <table:table-cell table:style-name="ce2" table:number-columns-repeated="38"/>
        </table:table-row>
        <table:table-row table:style-name="ro4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OL</text:p>
          </table:table-cell>
          <table:table-cell table:style-name="ce6" office:value-type="string" calcext:value-type="string">
            <text:p>FlowTemp2</text:p>
          </table:table-cell>
          <table:table-cell table:style-name="ce6" office:value-type="string" calcext:value-type="string">
            <text:p>??</text:p>
          </table:table-cell>
          <table:table-cell table:style-name="ce6"/>
          <table:table-cell table:style-name="ce6" office:value-type="string" calcext:value-type="string">
            <text:p>EC</text:p>
          </table:table-cell>
          <table:table-cell table:style-name="ce6"/>
          <table:table-cell table:style-name="ce6" office:value-type="string" calcext:value-type="string">
            <text:p>3300</text:p>
          </table:table-cell>
          <table:table-cell table:style-name="ce6" table:number-columns-repeated="2"/>
          <table:table-cell table:style-name="ce6" office:value-type="string" calcext:value-type="string">
            <text:p>temp1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NumberOfBoilerSys430</text:p>
          </table:table-cell>
          <table:table-cell table:style-name="ce26" office:value-type="string" calcext:value-type="string">
            <text:p>uchar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4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witchSteps</text:p>
          </table:table-cell>
          <table:table-cell table:style-name="ce26" office:value-type="string" calcext:value-type="string">
            <text:p>BoilerInterface</text:p>
          </table:table-cell>
          <table:table-cell table:style-name="ce4"/>
          <table:table-cell table:style-name="ce26"/>
          <table:table-cell table:style-name="ce6"/>
          <table:table-cell table:style-name="ce6" office:value-type="string" calcext:value-type="string">
            <text:p>35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27" office:value-type="string" calcext:value-type="string">
            <text:p>HeatingCurve</text:p>
          </table:table-cell>
          <table:table-cell table:style-name="ce27" office:value-type="string" calcext:value-type="string">
            <text:p>Heizkurve</text:p>
          </table:table-cell>
          <table:table-cell table:style-name="ce47"/>
          <table:table-cell table:style-name="ce56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3500</text:p>
          </table:table-cell>
          <table:table-cell table:style-name="ce5"/>
          <table:table-cell table:style-name="ce56"/>
          <table:table-cell table:style-name="ce5" office:value-type="string" calcext:value-type="string">
            <text:p>uin100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27" office:value-type="string" calcext:value-type="string">
            <text:p>HeatingCurve</text:p>
          </table:table-cell>
          <table:table-cell table:style-name="ce27" office:value-type="string" calcext:value-type="string">
            <text:p>Heizkurve</text:p>
          </table:table-cell>
          <table:table-cell table:style-name="ce47"/>
          <table:table-cell table:style-name="ce56" office:value-type="float" office:value="50" calcext:value-type="float">
            <text:p>50</text:p>
          </table:table-cell>
          <table:table-cell table:style-name="ce5"/>
          <table:table-cell table:style-name="ce5" office:value-type="string" calcext:value-type="string">
            <text:p>3500</text:p>
          </table:table-cell>
          <table:table-cell table:style-name="ce5"/>
          <table:table-cell table:style-name="ce56"/>
          <table:table-cell table:style-name="ce5" office:value-type="string" calcext:value-type="string">
            <text:p>uin100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LcdContrast</text:p>
          </table:table-cell>
          <table:table-cell table:style-name="ce5" office:value-type="string" calcext:value-type="string">
            <text:p>Kontrast Display</text:p>
          </table:table-cell>
          <table:table-cell table:style-name="ce5" table:number-columns-repeated="3"/>
          <table:table-cell table:style-name="ce5" office:value-type="string" calcext:value-type="string">
            <text:p>3600</text:p>
          </table:table-cell>
          <table:table-cell table:style-name="ce5" table:number-columns-repeated="2"/>
          <table:table-cell table:style-name="ce5" office:value-type="string" calcext:value-type="string">
            <text:p>UCH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5" office:value-type="string" calcext:value-type="string">
            <text:p>OutsideTempLimit</text:p>
          </table:table-cell>
          <table:table-cell table:style-name="ce5" office:value-type="string" calcext:value-type="string">
            <text:p>Abschalttemperatur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/>
          <table:table-cell table:style-name="ce5" office:value-type="string" calcext:value-type="string">
            <text:p>36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5" office:value-type="string" calcext:value-type="string">
            <text:p>OutsideTempLimit</text:p>
          </table:table-cell>
          <table:table-cell table:style-name="ce5" office:value-type="string" calcext:value-type="string">
            <text:p>Abschalttemperatur</text:p>
          </table:table-cell>
          <table:table-cell table:style-name="ce5"/>
          <table:table-cell table:style-name="ce5" office:value-type="string" calcext:value-type="string">
            <text:p>50</text:p>
          </table:table-cell>
          <table:table-cell table:style-name="ce5"/>
          <table:table-cell table:style-name="ce5" office:value-type="string" calcext:value-type="string">
            <text:p>3600</text:p>
          </table:table-cell>
          <table:table-cell table:style-name="ce5" table:number-columns-repeated="2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equenceChangeTime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7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BoilerSelectIntface</text:p>
          </table:table-cell>
          <table:table-cell table:style-name="ce26" office:value-type="string" calcext:value-type="string">
            <text:p>BoilerInterfaceType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800</text:p>
          </table:table-cell>
          <table:table-cell table:style-name="ce6" table:number-columns-repeated="2"/>
          <table:table-cell table:style-name="ce6" office:value-type="string" calcext:value-type="string">
            <text:p>status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HC</text:p>
          </table:table-cell>
          <table:table-cell table:style-name="ce24" office:value-type="string" calcext:value-type="string">
            <text:p>PreHeatingTimeMax</text:p>
          </table:table-cell>
          <table:table-cell table:style-name="ce24" office:value-type="string" calcext:value-type="string">
            <text:p>Voraufheizung MAX</text:p>
          </table:table-cell>
          <table:table-cell table:style-name="ce48"/>
          <table:table-cell table:style-name="ce57" office:value-type="float" office:value="26" calcext:value-type="float">
            <text:p>26</text:p>
          </table:table-cell>
          <table:table-cell table:style-name="ce6"/>
          <table:table-cell table:style-name="ce6" office:value-type="string" calcext:value-type="string">
            <text:p>3800</text:p>
          </table:table-cell>
          <table:table-cell table:style-name="ce6"/>
          <table:table-cell table:style-name="ce57"/>
          <table:table-cell table:style-name="ce6" office:value-type="string" calcext:value-type="string">
            <text:p>hours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MIX</text:p>
          </table:table-cell>
          <table:table-cell table:style-name="ce24" office:value-type="string" calcext:value-type="string">
            <text:p>PreHeatingTimeMax</text:p>
          </table:table-cell>
          <table:table-cell table:style-name="ce24" office:value-type="string" calcext:value-type="string">
            <text:p>Voraufheizung MAX</text:p>
          </table:table-cell>
          <table:table-cell table:style-name="ce48"/>
          <table:table-cell table:style-name="ce57" office:value-type="float" office:value="50" calcext:value-type="float">
            <text:p>50</text:p>
          </table:table-cell>
          <table:table-cell table:style-name="ce6"/>
          <table:table-cell table:style-name="ce6" office:value-type="string" calcext:value-type="string">
            <text:p>3800</text:p>
          </table:table-cell>
          <table:table-cell table:style-name="ce6"/>
          <table:table-cell table:style-name="ce57"/>
          <table:table-cell table:style-name="ce6" office:value-type="string" calcext:value-type="string">
            <text:p>hours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RoomTempSwitchOn</text:p>
          </table:table-cell>
          <table:table-cell table:style-name="ce26" office:value-type="string" calcext:value-type="string">
            <text:p>StructArray (8x onoff ??)</text:p>
          </table:table-cell>
          <table:table-cell table:style-name="ce26"/>
          <table:table-cell table:style-name="ce4"/>
          <table:table-cell table:style-name="ce6"/>
          <table:table-cell table:style-name="ce26" office:value-type="string" calcext:value-type="string">
            <text:p>3900</text:p>
          </table:table-cell>
          <table:table-cell table:style-name="ce6" table:number-columns-repeated="2"/>
          <table:table-cell table:style-name="ce6" office:value-type="string" calcext:value-type="string">
            <text:p>HEX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olarVentilationTime</text:p>
          </table:table-cell>
          <table:table-cell table:style-name="ce26" office:value-type="string" calcext:value-type="string">
            <text:p>uint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A00</text:p>
          </table:table-cell>
          <table:table-cell table:style-name="ce6" table:number-columns-repeated="2"/>
          <table:table-cell table:style-name="ce6" office:value-type="string" calcext:value-type="string">
            <text:p>UIN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ReglerTyp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B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MIX</text:p>
          </table:table-cell>
          <table:table-cell table:style-name="ce27" office:value-type="string" calcext:value-type="string">
            <text:p>FloorDryingDay</text:p>
          </table:table-cell>
          <table:table-cell table:style-name="ce27" office:value-type="string" calcext:value-type="string">
            <text:p>Estrichtrocknung Tag</text:p>
          </table:table-cell>
          <table:table-cell table:style-name="ce47"/>
          <table:table-cell table:style-name="ce56" office:value-type="float" office:value="50" calcext:value-type="float">
            <text:p>50</text:p>
          </table:table-cell>
          <table:table-cell table:style-name="ce5"/>
          <table:table-cell table:style-name="ce5" office:value-type="string" calcext:value-type="string">
            <text:p>3B00</text:p>
          </table:table-cell>
          <table:table-cell table:style-name="ce5"/>
          <table:table-cell table:style-name="ce56"/>
          <table:table-cell table:style-name="ce7" office:value-type="string" calcext:value-type="string">
            <text:p>daysel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Incrementalgeber1Typ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C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HC</text:p>
          </table:table-cell>
          <table:table-cell table:style-name="ce24" office:value-type="string" calcext:value-type="string">
            <text:p>HeatingCircuitType</text:p>
          </table:table-cell>
          <table:table-cell table:style-name="ce24" office:value-type="string" calcext:value-type="string">
            <text:p>??</text:p>
          </table:table-cell>
          <table:table-cell table:style-name="ce48"/>
          <table:table-cell table:style-name="ce57" office:value-type="float" office:value="26" calcext:value-type="float">
            <text:p>26</text:p>
          </table:table-cell>
          <table:table-cell table:style-name="ce6"/>
          <table:table-cell table:style-name="ce6" office:value-type="string" calcext:value-type="string">
            <text:p>3C00</text:p>
          </table:table-cell>
          <table:table-cell table:style-name="ce6"/>
          <table:table-cell table:style-name="ce57"/>
          <table:table-cell table:style-name="ce6" office:value-type="string" calcext:value-type="string">
            <text:p>mctype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MIX</text:p>
          </table:table-cell>
          <table:table-cell table:style-name="ce24" office:value-type="string" calcext:value-type="string">
            <text:p>HeatingCircuitType</text:p>
          </table:table-cell>
          <table:table-cell table:style-name="ce24" office:value-type="string" calcext:value-type="string">
            <text:p>??</text:p>
          </table:table-cell>
          <table:table-cell table:style-name="ce48"/>
          <table:table-cell table:style-name="ce57" office:value-type="float" office:value="50" calcext:value-type="float">
            <text:p>50</text:p>
          </table:table-cell>
          <table:table-cell table:style-name="ce6"/>
          <table:table-cell table:style-name="ce6" office:value-type="string" calcext:value-type="string">
            <text:p>3C00</text:p>
          </table:table-cell>
          <table:table-cell table:style-name="ce6"/>
          <table:table-cell table:style-name="ce57"/>
          <table:table-cell table:style-name="ce6" office:value-type="string" calcext:value-type="string">
            <text:p>mctype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Incrementalgeber2Typ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D00</text:p>
          </table:table-cell>
          <table:table-cell table:style-name="ce6" table:number-columns-repeated="2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RtcSynchornisationValue</text:p>
          </table:table-cell>
          <table:table-cell table:style-name="ce26" office:value-type="string" calcext:value-type="string">
            <text:p>sint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3E00</text:p>
          </table:table-cell>
          <table:table-cell table:style-name="ce6" table:number-columns-repeated="2"/>
          <table:table-cell table:style-name="ce6" office:value-type="string" calcext:value-type="string">
            <text:p>SIN</text:p>
          </table:table-cell>
          <table:table-cell table:style-name="ce6" table:number-columns-repeated="2"/>
          <table:table-cell table:style-name="ce8" table:number-columns-repeated="2"/>
          <table:table-cell table:style-name="ce61"/>
          <table:table-cell table:style-name="ce16" table:number-columns-repeated="2"/>
          <table:table-cell table:style-name="ce64"/>
          <table:table-cell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NameHC</text:p>
          </table:table-cell>
          <table:table-cell table:style-name="ce27" office:value-type="string" calcext:value-type="string">
            <text:p>Name Heizkreis (weitere Namen 4108 – 4178)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100</text:p>
          </table:table-cell>
          <table:table-cell table:style-name="ce5"/>
          <table:table-cell table:style-name="ce47"/>
          <table:table-cell table:style-name="ce7" office:value-type="string" calcext:value-type="string">
            <text:p>STR:10</text:p>
          </table:table-cell>
          <table:table-cell table:style-name="ce79"/>
          <table:table-cell table:style-name="ce5"/>
          <table:table-cell table:style-name="ce7"/>
          <table:table-cell table:style-name="ce5"/>
          <table:table-cell table:style-name="ce63"/>
          <table:table-cell table:style-name="ce63" office:value-type="string" calcext:value-type="string">
            <text:p>IGN:1</text:p>
          </table:table-cell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NameMIX</text:p>
          </table:table-cell>
          <table:table-cell table:style-name="ce27" office:value-type="string" calcext:value-type="string">
            <text:p>Name Mischerkreis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108</text:p>
          </table:table-cell>
          <table:table-cell table:style-name="ce5"/>
          <table:table-cell table:style-name="ce47"/>
          <table:table-cell table:style-name="ce7" office:value-type="string" calcext:value-type="string">
            <text:p>STR:10</text:p>
          </table:table-cell>
          <table:table-cell table:style-name="ce79"/>
          <table:table-cell table:style-name="ce5"/>
          <table:table-cell table:style-name="ce7"/>
          <table:table-cell table:style-name="ce5"/>
          <table:table-cell table:style-name="ce63"/>
          <table:table-cell table:style-name="ce63" office:value-type="string" calcext:value-type="string">
            <text:p>IGN:1</text:p>
          </table:table-cell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HolidayPeriod</text:p>
          </table:table-cell>
          <table:table-cell table:style-name="ce36" office:value-type="string" calcext:value-type="string">
            <text:p>Ferien Zeitraum (2. Satz bei 4308 ??)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300</text:p>
          </table:table-cell>
          <table:table-cell table:style-name="ce73"/>
          <table:table-cell table:style-name="ce5"/>
          <table:table-cell table:style-name="ce7" office:value-type="string" calcext:value-type="string">
            <text:p>HDA:3</text:p>
          </table:table-cell>
          <table:table-cell table:style-name="ce79"/>
          <table:table-cell table:style-name="ce5"/>
          <table:table-cell table:style-name="ce7"/>
          <table:table-cell table:style-name="ce5"/>
          <table:table-cell table:style-name="ce63"/>
          <table:table-cell table:style-name="ce14" office:value-type="string" calcext:value-type="string">
            <text:p>HDA:3</text:p>
          </table:table-cell>
          <table:table-cell table:style-name="ce63" table:number-columns-repeated="3"/>
          <table:table-cell table:style-name="ce14" table:number-columns-repeated="2"/>
          <table:table-cell table:style-name="ce14" office:value-type="string" calcext:value-type="string">
            <text:p>HDA:3</text:p>
          </table:table-cell>
          <table:table-cell table:style-name="ce14" table:number-columns-repeated="5"/>
          <table:table-cell table:style-name="ce14" office:value-type="string" calcext:value-type="string">
            <text:p>HDA:3</text:p>
          </table:table-cell>
          <table:table-cell table:style-name="ce14" table:number-columns-repeated="962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an</text:p>
          </table:table-cell>
          <table:table-cell table:style-name="ce36" office:value-type="string" calcext:value-type="string">
            <text:p>Solarer Ertrag Januar 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0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Feb</text:p>
          </table:table-cell>
          <table:table-cell table:style-name="ce36" office:value-type="string" calcext:value-type="string">
            <text:p>Solarer Ertrag Februar 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0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Mar</text:p>
          </table:table-cell>
          <table:table-cell table:style-name="ce36" office:value-type="string" calcext:value-type="string">
            <text:p>Solarer Ertrag März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1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Apr</text:p>
          </table:table-cell>
          <table:table-cell table:style-name="ce36" office:value-type="string" calcext:value-type="string">
            <text:p>Solarer Ertrag April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1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May</text:p>
          </table:table-cell>
          <table:table-cell table:style-name="ce36" office:value-type="string" calcext:value-type="string">
            <text:p>Solarer Ertrag Mai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2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un</text:p>
          </table:table-cell>
          <table:table-cell table:style-name="ce36" office:value-type="string" calcext:value-type="string">
            <text:p>Solarer Ertrag Juni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2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ul</text:p>
          </table:table-cell>
          <table:table-cell table:style-name="ce36" office:value-type="string" calcext:value-type="string">
            <text:p>Solarer Ertrag Juli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3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Aug</text:p>
          </table:table-cell>
          <table:table-cell table:style-name="ce36" office:value-type="string" calcext:value-type="string">
            <text:p>Solarer Ertrag August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3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Sep</text:p>
          </table:table-cell>
          <table:table-cell table:style-name="ce36" office:value-type="string" calcext:value-type="string">
            <text:p>Solarer Ertrag Septembe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4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Oct</text:p>
          </table:table-cell>
          <table:table-cell table:style-name="ce36" office:value-type="string" calcext:value-type="string">
            <text:p>Solarer Ertrag Oktobe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4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Nov</text:p>
          </table:table-cell>
          <table:table-cell table:style-name="ce36" office:value-type="string" calcext:value-type="string">
            <text:p>Solarer Ertrag Novembe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5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Dec</text:p>
          </table:table-cell>
          <table:table-cell table:style-name="ce36" office:value-type="string" calcext:value-type="string">
            <text:p>Solarer Ertrag Dezembe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458</text:p>
          </table:table-cell>
          <table:table-cell table:style-name="ce73" table:number-columns-repeated="2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anPrev</text:p>
          </table:table-cell>
          <table:table-cell table:style-name="ce36" office:value-type="string" calcext:value-type="string">
            <text:p>Solarer Ertrag Januar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00</text:p>
          </table:table-cell>
          <table:table-cell table:style-name="ce73" table:number-columns-repeated="2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FebPrev</text:p>
          </table:table-cell>
          <table:table-cell table:style-name="ce36" office:value-type="string" calcext:value-type="string">
            <text:p>Solarer Ertrag Februar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08</text:p>
          </table:table-cell>
          <table:table-cell table:style-name="ce73" table:number-columns-repeated="2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MarPrev</text:p>
          </table:table-cell>
          <table:table-cell table:style-name="ce36" office:value-type="string" calcext:value-type="string">
            <text:p>Solarer Ertrag März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10</text:p>
          </table:table-cell>
          <table:table-cell table:style-name="ce73" table:number-columns-repeated="2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AprPrev</text:p>
          </table:table-cell>
          <table:table-cell table:style-name="ce36" office:value-type="string" calcext:value-type="string">
            <text:p>Solarer Ertrag April <text:s/>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18</text:p>
          </table:table-cell>
          <table:table-cell table:style-name="ce73" table:number-columns-repeated="2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MayPrev</text:p>
          </table:table-cell>
          <table:table-cell table:style-name="ce36" office:value-type="string" calcext:value-type="string">
            <text:p>Solarer Ertrag Mai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20</text:p>
          </table:table-cell>
          <table:table-cell table:style-name="ce73" table:number-columns-repeated="2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unPrev</text:p>
          </table:table-cell>
          <table:table-cell table:style-name="ce36" office:value-type="string" calcext:value-type="string">
            <text:p>Solarer Ertrag Juni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2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JulPrev</text:p>
          </table:table-cell>
          <table:table-cell table:style-name="ce36" office:value-type="string" calcext:value-type="string">
            <text:p>Solarer Ertrag Juli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3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AugPrev</text:p>
          </table:table-cell>
          <table:table-cell table:style-name="ce36" office:value-type="string" calcext:value-type="string">
            <text:p>Solarer Ertrag August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3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SepPrev</text:p>
          </table:table-cell>
          <table:table-cell table:style-name="ce36" office:value-type="string" calcext:value-type="string">
            <text:p>Solarer Ertrag September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4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OctPrev</text:p>
          </table:table-cell>
          <table:table-cell table:style-name="ce36" office:value-type="string" calcext:value-type="string">
            <text:p>Solarer Ertrag Oktober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4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NovPrev</text:p>
          </table:table-cell>
          <table:table-cell table:style-name="ce36" office:value-type="string" calcext:value-type="string">
            <text:p>Solarer Ertrag November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50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5" office:value-type="string" calcext:value-type="string">
            <text:p>r</text:p>
          </table:table-cell>
          <table:table-cell table:style-name="ce5"/>
          <table:table-cell table:style-name="ce28" office:value-type="string" calcext:value-type="string">
            <text:p>SolarYieldDecPrev</text:p>
          </table:table-cell>
          <table:table-cell table:style-name="ce36" office:value-type="string" calcext:value-type="string">
            <text:p>Solarer Ertrag Dezember voriges Jahr</text:p>
          </table:table-cell>
          <table:table-cell table:style-name="ce47" table:number-columns-repeated="2"/>
          <table:table-cell table:style-name="ce7"/>
          <table:table-cell table:style-name="ce47" office:value-type="string" calcext:value-type="string">
            <text:p>4558</text:p>
          </table:table-cell>
          <table:table-cell table:style-name="ce73"/>
          <table:table-cell table:style-name="ce5"/>
          <table:table-cell table:style-name="ce7" office:value-type="string" calcext:value-type="string">
            <text:p>UIN</text:p>
          </table:table-cell>
          <table:table-cell table:style-name="ce79"/>
          <table:table-cell table:style-name="ce5" office:value-type="string" calcext:value-type="string">
            <text:p>kWh</text:p>
          </table:table-cell>
          <table:table-cell table:style-name="ce7"/>
          <table:table-cell table:style-name="ce5"/>
          <table:table-cell table:style-name="ce63"/>
          <table:table-cell table:style-name="ce14"/>
          <table:table-cell table:style-name="ce63" table:number-columns-repeated="3"/>
          <table:table-cell table:style-name="ce14" table:number-columns-repeated="971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9" office:value-type="string" calcext:value-type="string">
            <text:p>r</text:p>
          </table:table-cell>
          <table:table-cell table:style-name="ce9"/>
          <table:table-cell table:style-name="ce29" office:value-type="string" calcext:value-type="string">
            <text:p>SolarYield2</text:p>
          </table:table-cell>
          <table:table-cell table:style-name="ce37" office:value-type="string" calcext:value-type="string">
            <text:p>Solarer Ertrag – welche Periode ???</text:p>
          </table:table-cell>
          <table:table-cell table:style-name="ce49" table:number-columns-repeated="2"/>
          <table:table-cell table:style-name="ce62"/>
          <table:table-cell table:style-name="ce49" office:value-type="string" calcext:value-type="string">
            <text:p>4600</text:p>
          </table:table-cell>
          <table:table-cell table:style-name="ce62"/>
          <table:table-cell table:style-name="ce9"/>
          <table:table-cell table:style-name="ce62" office:value-type="string" calcext:value-type="string">
            <text:p>UIN</text:p>
          </table:table-cell>
          <table:table-cell table:style-name="ce81"/>
          <table:table-cell table:style-name="ce5" office:value-type="string" calcext:value-type="string">
            <text:p>kWh</text:p>
          </table:table-cell>
          <table:table-cell table:style-name="ce62"/>
          <table:table-cell table:style-name="ce9"/>
          <table:table-cell table:style-name="ce91"/>
          <table:table-cell table:style-name="ce94"/>
          <table:table-cell table:style-name="ce91" table:number-columns-repeated="3"/>
          <table:table-cell table:style-name="ce94" table:number-columns-repeated="971"/>
          <table:table-cell table:style-name="ce91" table:number-columns-repeated="21"/>
          <table:table-cell table:style-name="ce112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HC</text:p>
          </table:table-cell>
          <table:table-cell table:style-name="ce28" office:value-type="string" calcext:value-type="string">
            <text:p>FlowTempDesired</text:p>
          </table:table-cell>
          <table:table-cell table:style-name="ce27" office:value-type="string" calcext:value-type="string">
            <text:p>Vorlauftemperatur Soll</text:p>
          </table:table-cell>
          <table:table-cell table:style-name="ce47"/>
          <table:table-cell table:style-name="ce56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4600</text:p>
          </table:table-cell>
          <table:table-cell table:style-name="ce5"/>
          <table:table-cell table:style-name="ce56"/>
          <table:table-cell table:style-name="ce5" office:value-type="string" calcext:value-type="string">
            <text:p>temp1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MIX</text:p>
          </table:table-cell>
          <table:table-cell table:style-name="ce30" office:value-type="string" calcext:value-type="string">
            <text:p>FlowTempDesired</text:p>
          </table:table-cell>
          <table:table-cell table:style-name="ce24" office:value-type="string" calcext:value-type="string">
            <text:p>Vorlauftemperatur Soll</text:p>
          </table:table-cell>
          <table:table-cell table:style-name="ce48"/>
          <table:table-cell table:style-name="ce57" office:value-type="float" office:value="50" calcext:value-type="float">
            <text:p>50</text:p>
          </table:table-cell>
          <table:table-cell table:style-name="ce6"/>
          <table:table-cell table:style-name="ce6" office:value-type="string" calcext:value-type="string">
            <text:p>4600</text:p>
          </table:table-cell>
          <table:table-cell table:style-name="ce6"/>
          <table:table-cell table:style-name="ce57"/>
          <table:table-cell table:style-name="ce6" office:value-type="string" calcext:value-type="string">
            <text:p>temp1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31" office:value-type="string" calcext:value-type="string">
            <text:p>DesiredFlowTempBoiler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48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31" office:value-type="string" calcext:value-type="string">
            <text:p>DesiredDegreeBoiler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49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31" office:value-type="string" calcext:value-type="string">
            <text:p>DesiredStateBoiler</text:p>
          </table:table-cell>
          <table:table-cell table:style-name="ce26" office:value-type="string" calcext:value-type="string">
            <text:p>uchar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4A00</text:p>
          </table:table-cell>
          <table:table-cell table:style-name="ce6"/>
          <table:table-cell table:style-name="ce57"/>
          <table:table-cell table:style-name="ce6" office:value-type="string" calcext:value-type="string">
            <text:p>UCH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26" office:value-type="string" calcext:value-type="string">
            <text:p>StateEM</text:p>
          </table:table-cell>
          <table:table-cell table:style-name="ce26" office:value-type="string" calcext:value-type="string">
            <text:p>TUiEnergieManagerState</text:p>
          </table:table-cell>
          <table:table-cell table:style-name="ce4" table:number-columns-repeated="2"/>
          <table:table-cell table:style-name="ce6"/>
          <table:table-cell table:style-name="ce26" office:value-type="string" calcext:value-type="string">
            <text:p>4B00</text:p>
          </table:table-cell>
          <table:table-cell table:style-name="ce6"/>
          <table:table-cell table:style-name="ce57"/>
          <table:table-cell table:style-name="ce6" office:value-type="string" calcext:value-type="string">
            <text:p>HEX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7">
          <table:table-cell table:style-name="ce7" office:value-type="string" calcext:value-type="string">
            <text:p>r;w</text:p>
          </table:table-cell>
          <table:table-cell table:style-name="ce5" office:value-type="string" calcext:value-type="string">
            <text:p>HC</text:p>
          </table:table-cell>
          <table:table-cell table:style-name="ce28" office:value-type="string" calcext:value-type="string">
            <text:p>isInParty</text:p>
          </table:table-cell>
          <table:table-cell table:style-name="ce35" office:value-type="string" calcext:value-type="string">
            <text:p>Partymodus (0=no;1=HWC;247=yes=beide) (auch für 26)</text:p>
          </table:table-cell>
          <table:table-cell table:style-name="ce47"/>
          <table:table-cell table:style-name="ce56" office:value-type="float" office:value="25" calcext:value-type="float">
            <text:p>25</text:p>
          </table:table-cell>
          <table:table-cell table:style-name="ce5"/>
          <table:table-cell table:style-name="ce66" office:value-type="string" calcext:value-type="string">
            <text:p>4E00</text:p>
          </table:table-cell>
          <table:table-cell table:style-name="ce5"/>
          <table:table-cell table:style-name="ce56"/>
          <table:table-cell table:style-name="ce5" office:value-type="string" calcext:value-type="string">
            <text:p>party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Time</text:p>
          </table:table-cell>
          <table:table-cell table:style-name="ce38" office:value-type="string" calcext:value-type="string">
            <text:p>Uhrzeit</text:p>
          </table:table-cell>
          <table:table-cell table:style-name="ce47" table:number-columns-repeated="2"/>
          <table:table-cell table:style-name="ce5"/>
          <table:table-cell table:style-name="ce5" office:value-type="string" calcext:value-type="string">
            <text:p>5F00</text:p>
          </table:table-cell>
          <table:table-cell table:style-name="ce5"/>
          <table:table-cell table:style-name="ce56"/>
          <table:table-cell table:style-name="ce5" office:value-type="string" calcext:value-type="string">
            <text:p>VTI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27" office:value-type="string" calcext:value-type="string">
            <text:p>Date</text:p>
          </table:table-cell>
          <table:table-cell table:style-name="ce35" office:value-type="string" calcext:value-type="string">
            <text:p>Datum</text:p>
          </table:table-cell>
          <table:table-cell table:style-name="ce47" table:number-columns-repeated="2"/>
          <table:table-cell table:style-name="ce5"/>
          <table:table-cell table:style-name="ce5" office:value-type="string" calcext:value-type="string">
            <text:p>6100</text:p>
          </table:table-cell>
          <table:table-cell table:style-name="ce5"/>
          <table:table-cell table:style-name="ce56"/>
          <table:table-cell table:style-name="ce5" office:value-type="string" calcext:value-type="string">
            <text:p>HDA:3</text:p>
          </table:table-cell>
          <table:table-cell table:style-name="ce79"/>
          <table:table-cell table:style-name="ce5" table:number-columns-repeated="2"/>
          <table:table-cell table:style-name="ce7"/>
          <table:table-cell table:style-name="ce58"/>
          <table:table-cell table:style-name="ce14" table:number-columns-repeated="2"/>
          <table:table-cell table:style-name="ce63" table:number-columns-repeated="2"/>
          <table:table-cell table:style-name="ce14" table:number-columns-repeated="936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0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StartHolidayPeriod1</text:p>
          </table:table-cell>
          <table:table-cell table:style-name="ce39" office:value-type="string" calcext:value-type="string">
            <text:p>Anfang Ferienperiode 1 (vorher Status)</text:p>
          </table:table-cell>
          <table:table-cell table:style-name="ce50" table:number-columns-repeated="2"/>
          <table:table-cell table:style-name="ce23"/>
          <table:table-cell table:style-name="ce23" office:value-type="string" calcext:value-type="string">
            <text:p>6B00</text:p>
          </table:table-cell>
          <table:table-cell table:style-name="ce23"/>
          <table:table-cell table:style-name="ce74"/>
          <table:table-cell table:style-name="ce23" office:value-type="string" calcext:value-type="string">
            <text:p>IGN:1</text:p>
          </table:table-cell>
          <table:table-cell table:style-name="ce82"/>
          <table:table-cell table:style-name="ce23" table:number-columns-repeated="2"/>
          <table:table-cell table:style-name="ce10"/>
          <table:table-cell table:style-name="ce92"/>
          <table:table-cell table:style-name="ce95" office:value-type="string" calcext:value-type="string">
            <text:p>HDA:3</text:p>
          </table:table-cell>
          <table:table-cell table:style-name="ce95"/>
          <table:table-cell table:style-name="ce99" table:number-columns-repeated="2"/>
          <table:table-cell table:style-name="ce95" table:number-columns-repeated="936"/>
          <table:table-cell table:style-name="ce99" table:number-columns-repeated="30"/>
          <table:table-cell table:style-name="ce110" table:number-columns-repeated="38"/>
        </table:table-row>
        <table:table-row table:style-name="ro3">
          <table:table-cell table:style-name="ce10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EndHolidayPeriod1</text:p>
          </table:table-cell>
          <table:table-cell table:style-name="ce39" office:value-type="string" calcext:value-type="string">
            <text:p>Ende Ferienperiode 1 (vorher Status)</text:p>
          </table:table-cell>
          <table:table-cell table:style-name="ce50" table:number-columns-repeated="2"/>
          <table:table-cell table:style-name="ce23"/>
          <table:table-cell table:style-name="ce23" office:value-type="string" calcext:value-type="string">
            <text:p>6C00</text:p>
          </table:table-cell>
          <table:table-cell table:style-name="ce23"/>
          <table:table-cell table:style-name="ce74"/>
          <table:table-cell table:style-name="ce23" office:value-type="string" calcext:value-type="string">
            <text:p>IGN:1</text:p>
          </table:table-cell>
          <table:table-cell table:style-name="ce82"/>
          <table:table-cell table:style-name="ce23" table:number-columns-repeated="2"/>
          <table:table-cell table:style-name="ce10"/>
          <table:table-cell table:style-name="ce92"/>
          <table:table-cell table:style-name="ce95" office:value-type="string" calcext:value-type="string">
            <text:p>HDA:3</text:p>
          </table:table-cell>
          <table:table-cell table:style-name="ce95"/>
          <table:table-cell table:style-name="ce99" table:number-columns-repeated="2"/>
          <table:table-cell table:style-name="ce95" table:number-columns-repeated="936"/>
          <table:table-cell table:style-name="ce99" table:number-columns-repeated="30"/>
          <table:table-cell table:style-name="ce110" table:number-columns-repeated="38"/>
        </table:table-row>
        <table:table-row table:style-name="ro3">
          <table:table-cell table:style-name="ce8" office:value-type="string" calcext:value-type="string">
            <text:p>r</text:p>
          </table:table-cell>
          <table:table-cell table:style-name="ce6"/>
          <table:table-cell table:style-name="ce8" office:value-type="string" calcext:value-type="string">
            <text:p>FloorProtectionTempLimit</text:p>
          </table:table-cell>
          <table:table-cell table:style-name="ce8" office:value-type="string" calcext:value-type="string">
            <text:p>Fußbodenschutz Temp &gt; VF2</text:p>
          </table:table-cell>
          <table:table-cell table:style-name="ce48"/>
          <table:table-cell table:style-name="ce57"/>
          <table:table-cell table:style-name="ce6"/>
          <table:table-cell table:style-name="ce6" office:value-type="string" calcext:value-type="string">
            <text:p>7B01</text:p>
          </table:table-cell>
          <table:table-cell table:style-name="ce6"/>
          <table:table-cell table:style-name="ce57"/>
          <table:table-cell table:style-name="ce6" office:value-type="string" calcext:value-type="string">
            <text:p>temp0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4">
          <table:table-cell table:style-name="ce11" office:value-type="string" calcext:value-type="string">
            <text:p>r</text:p>
          </table:table-cell>
          <table:table-cell table:style-name="ce4" office:value-type="string" calcext:value-type="string">
            <text:p>SOL</text:p>
          </table:table-cell>
          <table:table-cell table:number-columns-repeated="2" table:style-name="ce11" office:value-type="string" calcext:value-type="string">
            <text:p>Reg81</text:p>
          </table:table-cell>
          <table:table-cell table:style-name="ce51"/>
          <table:table-cell table:style-name="ce51" office:value-type="string" calcext:value-type="string">
            <text:p>EC</text:p>
          </table:table-cell>
          <table:table-cell table:style-name="ce4"/>
          <table:table-cell table:style-name="ce4" office:value-type="string" calcext:value-type="string">
            <text:p>8100</text:p>
          </table:table-cell>
          <table:table-cell table:style-name="ce4"/>
          <table:table-cell table:style-name="ce57"/>
          <table:table-cell table:style-name="ce4" office:value-type="string" calcext:value-type="string">
            <text:p>temp0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SOL</text:p>
          </table:table-cell>
          <table:table-cell table:style-name="ce7" office:value-type="string" calcext:value-type="string">
            <text:p>SolarProtection</text:p>
          </table:table-cell>
          <table:table-cell table:style-name="ce7" office:value-type="string" calcext:value-type="string">
            <text:p>Solarkreisschutz</text:p>
          </table:table-cell>
          <table:table-cell table:style-name="ce47"/>
          <table:table-cell table:style-name="ce47" office:value-type="string" calcext:value-type="string">
            <text:p>EC</text:p>
          </table:table-cell>
          <table:table-cell table:style-name="ce5"/>
          <table:table-cell table:style-name="ce5" office:value-type="string" calcext:value-type="string">
            <text:p>8200</text:p>
          </table:table-cell>
          <table:table-cell table:style-name="ce5"/>
          <table:table-cell table:style-name="ce56"/>
          <table:table-cell table:style-name="ce5" office:value-type="string" calcext:value-type="string">
            <text:p>temp0</text:p>
          </table:table-cell>
          <table:table-cell table:style-name="ce5" table:number-columns-repeated="2"/>
          <table:table-cell table:style-name="ce7"/>
          <table:table-cell table:style-name="ce73"/>
          <table:table-cell table:style-name="ce14" table:number-columns-repeated="2"/>
          <table:table-cell table:style-name="ce96"/>
          <table:table-cell table:style-name="ce14" table:number-columns-repeated="973"/>
          <table:table-cell table:style-name="ce63" table:number-columns-repeated="21"/>
          <table:table-cell table:style-name="ce2" table:number-columns-repeated="12"/>
        </table:table-row>
        <table:table-row table:style-name="ro4">
          <table:table-cell table:style-name="ce11" office:value-type="string" calcext:value-type="string">
            <text:p>r</text:p>
          </table:table-cell>
          <table:table-cell table:style-name="ce4" office:value-type="string" calcext:value-type="string">
            <text:p>SOL</text:p>
          </table:table-cell>
          <table:table-cell table:number-columns-repeated="2" table:style-name="ce11" office:value-type="string" calcext:value-type="string">
            <text:p>Reg83</text:p>
          </table:table-cell>
          <table:table-cell table:style-name="ce51"/>
          <table:table-cell table:style-name="ce51" office:value-type="string" calcext:value-type="string">
            <text:p>EC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ce4"/>
          <table:table-cell table:style-name="ce57"/>
          <table:table-cell table:style-name="ce4" office:value-type="string" calcext:value-type="string">
            <text:p>temp0</text:p>
          </table:table-cell>
          <table:table-cell table:style-name="ce6" table:number-columns-repeated="2"/>
          <table:table-cell table:style-name="ce8"/>
          <table:table-cell table:style-name="ce89"/>
          <table:table-cell/>
          <table:table-cell table:style-name="ce16"/>
          <table:table-cell table:style-name="ce97"/>
          <table:table-cell table:number-columns-repeated="2"/>
          <table:table-cell table:style-name="ce16" table:number-columns-repeated="971"/>
          <table:table-cell table:style-name="ce64" table:number-columns-repeated="21"/>
          <table:table-cell table:style-name="ce109" table:number-columns-repeated="12"/>
        </table:table-row>
        <table:table-row table:style-name="ro3">
          <table:table-cell table:style-name="ce3" office:value-type="string" calcext:value-type="string">
            <text:p>################################# Get Messages</text:p>
          </table:table-cell>
          <table:table-cell table:style-name="ce22"/>
          <table:table-cell table:style-name="ce3" table:number-columns-repeated="2"/>
          <table:table-cell table:style-name="ce46" table:number-columns-repeated="2"/>
          <table:table-cell table:style-name="ce22" table:number-columns-repeated="2"/>
          <table:table-cell table:style-name="ce3" table:number-columns-repeated="3"/>
          <table:table-cell table:style-name="ce78"/>
          <table:table-cell table:style-name="ce3" table:number-columns-repeated="944"/>
          <table:table-cell table:style-name="ce22" table:number-columns-repeated="30"/>
          <table:table-cell table:style-name="ce15" table:number-columns-repeated="38"/>
        </table:table-row>
        <table:table-row table:style-name="ro3">
          <table:table-cell office:value-type="string" calcext:value-type="string">
            <text:p>*ra</text:p>
          </table:table-cell>
          <table:table-cell office:value-type="string" calcext:value-type="string">
            <text:p>CI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11" table:number-columns-repeated="38"/>
        </table:table-row>
        <table:table-row table:style-name="ro3">
          <table:table-cell office:value-type="string" calcext:value-type="string">
            <text:p>*rb</text:p>
          </table:table-cell>
          <table:table-cell office:value-type="string" calcext:value-type="string">
            <text:p>HWC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11" table:number-columns-repeated="38"/>
        </table:table-row>
        <table:table-row table:style-name="ro3">
          <table:table-cell office:value-type="string" calcext:value-type="string">
            <text:p>*rc</text:p>
          </table:table-cell>
          <table:table-cell office:value-type="string" calcext:value-type="string">
            <text:p>HC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11" table:number-columns-repeated="38"/>
        </table:table-row>
        <table:table-row table:style-name="ro3">
          <table:table-cell office:value-type="string" calcext:value-type="string">
            <text:p>*rd</text:p>
          </table:table-cell>
          <table:table-cell office:value-type="string" calcext:value-type="string">
            <text:p>MIX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11" table:number-columns-repeated="38"/>
        </table:table-row>
        <table:table-row table:style-name="ro3">
          <table:table-cell office:value-type="string" calcext:value-type="string">
            <text:p>*re</text:p>
          </table:table-cell>
          <table:table-cell office:value-type="string" calcext:value-type="string">
            <text:p>SOL</text:p>
          </table:table-cell>
          <table:table-cell table:number-columns-repeated="3"/>
          <table:table-cell office:value-type="string" calcext:value-type="string">
            <text:p>EC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17" table:number-columns-repeated="28"/>
          <table:table-cell table:style-name="ce111" table:number-columns-repeated="38"/>
        </table:table-row>
        <table:table-row table:style-name="ro5">
          <table:table-cell table:style-name="ce13" office:value-type="string" calcext:value-type="string">
            <text:p>rc</text:p>
          </table:table-cell>
          <table:table-cell table:style-name="ce13"/>
          <table:table-cell table:style-name="ce32" office:value-type="string" calcext:value-type="string">
            <text:p>DateTimeOutsideTemp</text:p>
          </table:table-cell>
          <table:table-cell table:style-name="ce40" office:value-type="string" calcext:value-type="string">
            <text:p>Uhrzeit/Datum/Außentemperatur (auch zyklisch 10-&gt;26)</text:p>
          </table:table-cell>
          <table:table-cell table:style-name="ce52" table:number-columns-repeated="2"/>
          <table:table-cell table:style-name="ce13"/>
          <table:table-cell table:style-name="ce52" office:value-type="string" calcext:value-type="string">
            <text:p>00</text:p>
          </table:table-cell>
          <table:table-cell table:style-name="ce52"/>
          <table:table-cell table:style-name="ce13"/>
          <table:table-cell table:style-name="ce75" office:value-type="string" calcext:value-type="string">
            <text:p>IGN:1</text:p>
          </table:table-cell>
          <table:table-cell table:style-name="ce13"/>
          <table:table-cell table:style-name="ce52"/>
          <table:table-cell table:style-name="ce13"/>
          <table:table-cell table:style-name="ce87"/>
          <table:table-cell table:style-name="ce75"/>
          <table:table-cell table:style-name="ce75" office:value-type="string" calcext:value-type="string">
            <text:p>BTI</text:p>
          </table:table-cell>
          <table:table-cell table:style-name="ce32"/>
          <table:table-cell table:style-name="ce13" table:number-columns-repeated="4"/>
          <table:table-cell table:style-name="ce13" office:value-type="string" calcext:value-type="string">
            <text:p>HDA</text:p>
          </table:table-cell>
          <table:table-cell table:style-name="ce13" table:number-columns-repeated="5"/>
          <table:table-cell table:style-name="ce13" office:value-type="string" calcext:value-type="string">
            <text:p>D2B</text:p>
          </table:table-cell>
          <table:table-cell table:style-name="ce13"/>
          <table:table-cell table:style-name="ce100"/>
          <table:table-cell table:style-name="ce13" table:number-columns-repeated="7"/>
          <table:table-cell table:style-name="ce100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974"/>
          <table:table-cell table:style-name="ce75" table:number-columns-repeated="9"/>
        </table:table-row>
        <table:table-row table:style-name="ro3">
          <table:table-cell table:style-name="ce14" office:value-type="string" calcext:value-type="string">
            <text:p>ra</text:p>
          </table:table-cell>
          <table:table-cell table:style-name="ce14"/>
          <table:table-cell table:style-name="ce14" office:value-type="string" calcext:value-type="string">
            <text:p>OperatingModeCIR</text:p>
          </table:table-cell>
          <table:table-cell table:style-name="ce14" office:value-type="string" calcext:value-type="string">
            <text:p>(auch zyklisch 10-&gt;23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59" table:number-columns-repeated="2"/>
          <table:table-cell table:style-name="ce2" office:value-type="string" calcext:value-type="string">
            <text:p>temp0;hwmode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b</text:p>
          </table:table-cell>
          <table:table-cell table:style-name="ce14"/>
          <table:table-cell table:style-name="ce14" office:value-type="string" calcext:value-type="string">
            <text:p>OperatingModeHWC</text:p>
          </table:table-cell>
          <table:table-cell table:style-name="ce14" office:value-type="string" calcext:value-type="string">
            <text:p>SP1.TagesTemp/Mode (auch zyklisch 10-&gt;25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2" table:number-columns-repeated="2"/>
          <table:table-cell table:style-name="ce2" office:value-type="string" calcext:value-type="string">
            <text:p>temp0;hwmode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c</text:p>
          </table:table-cell>
          <table:table-cell table:style-name="ce14"/>
          <table:table-cell table:style-name="ce14" office:value-type="string" calcext:value-type="string">
            <text:p>OperatingModeHC</text:p>
          </table:table-cell>
          <table:table-cell table:style-name="ce14" office:value-type="string" calcext:value-type="string">
            <text:p>TagesTemp/Mode (auch zyklisch 10-&gt;26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2" table:number-columns-repeated="2"/>
          <table:table-cell table:style-name="ce2" office:value-type="string" calcext:value-type="string">
            <text:p>temp0;mcmode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d</text:p>
          </table:table-cell>
          <table:table-cell table:style-name="ce14"/>
          <table:table-cell table:style-name="ce14" office:value-type="string" calcext:value-type="string">
            <text:p>OperatingModeMIX</text:p>
          </table:table-cell>
          <table:table-cell table:style-name="ce14" office:value-type="string" calcext:value-type="string">
            <text:p>TagesTemp/Mode (auch zyklisch 10-&gt;50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2" table:number-columns-repeated="2"/>
          <table:table-cell table:style-name="ce2" office:value-type="string" calcext:value-type="string">
            <text:p>temp0;mcmode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e</text:p>
          </table:table-cell>
          <table:table-cell table:style-name="ce14"/>
          <table:table-cell table:style-name="ce14" office:value-type="string" calcext:value-type="string">
            <text:p>OperatingModeSOL</text:p>
          </table:table-cell>
          <table:table-cell table:style-name="ce14" office:value-type="string" calcext:value-type="string">
            <text:p>Mode (auch zyklisch 10-&gt;EC)</text:p>
          </table:table-cell>
          <table:table-cell table:style-name="ce14" table:number-columns-repeated="3"/>
          <table:table-cell table:style-name="ce2" office:value-type="string" calcext:value-type="string">
            <text:p>01</text:p>
          </table:table-cell>
          <table:table-cell table:style-name="ce2" table:number-columns-repeated="2"/>
          <table:table-cell table:style-name="ce2" office:value-type="string" calcext:value-type="string">
            <text:p>temp0;mcmode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Monday</text:p>
          </table:table-cell>
          <table:table-cell table:style-name="ce41" office:value-type="string" calcext:value-type="string">
            <text:p>Schaltzeiten <text:s/>Montag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2</text:p>
          </table:table-cell>
          <table:table-cell table:style-name="ce14"/>
          <table:table-cell table:style-name="ce58"/>
          <table:table-cell table:style-name="ce14" office:value-type="string" calcext:value-type="string">
            <text:p>slot1-3;daysel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Tuesday</text:p>
          </table:table-cell>
          <table:table-cell table:style-name="ce41" office:value-type="string" calcext:value-type="string">
            <text:p>Schaltzeiten <text:s/>Dienstag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3</text:p>
          </table:table-cell>
          <table:table-cell table:style-name="ce14"/>
          <table:table-cell table:style-name="ce58"/>
          <table:table-cell table:style-name="ce14" office:value-type="string" calcext:value-type="string">
            <text:p>slot1-3;daysel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Wednesday</text:p>
          </table:table-cell>
          <table:table-cell table:style-name="ce41" office:value-type="string" calcext:value-type="string">
            <text:p>Schaltzeiten <text:s/>Mittwoch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4</text:p>
          </table:table-cell>
          <table:table-cell table:style-name="ce14"/>
          <table:table-cell table:style-name="ce58"/>
          <table:table-cell table:style-name="ce14" office:value-type="string" calcext:value-type="string">
            <text:p>slot1-3;daysel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Thursday</text:p>
          </table:table-cell>
          <table:table-cell table:style-name="ce41" office:value-type="string" calcext:value-type="string">
            <text:p>Schaltzeiten <text:s/>Donnerstag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5</text:p>
          </table:table-cell>
          <table:table-cell table:style-name="ce14"/>
          <table:table-cell table:style-name="ce58"/>
          <table:table-cell table:style-name="ce14" office:value-type="string" calcext:value-type="string">
            <text:p>slot1-3;daysel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Friday</text:p>
          </table:table-cell>
          <table:table-cell table:style-name="ce41" office:value-type="string" calcext:value-type="string">
            <text:p>Schaltzeiten <text:s/>Freitag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6</text:p>
          </table:table-cell>
          <table:table-cell table:style-name="ce14"/>
          <table:table-cell table:style-name="ce58"/>
          <table:table-cell table:style-name="ce14" office:value-type="string" calcext:value-type="string">
            <text:p>slot1-3;daysel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Saturday</text:p>
          </table:table-cell>
          <table:table-cell table:style-name="ce41" office:value-type="string" calcext:value-type="string">
            <text:p>Schaltzeiten <text:s/>Samstag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7</text:p>
          </table:table-cell>
          <table:table-cell table:style-name="ce14"/>
          <table:table-cell table:style-name="ce58"/>
          <table:table-cell table:style-name="ce14" office:value-type="string" calcext:value-type="string">
            <text:p>slot1-3;daysel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a;rb;rc</text:p>
          </table:table-cell>
          <table:table-cell table:style-name="ce14"/>
          <table:table-cell table:style-name="ce14" office:value-type="string" calcext:value-type="string">
            <text:p>TimerProgSunday</text:p>
          </table:table-cell>
          <table:table-cell table:style-name="ce41" office:value-type="string" calcext:value-type="string">
            <text:p>Schaltzeiten <text:s/>Sonntag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8</text:p>
          </table:table-cell>
          <table:table-cell table:style-name="ce14"/>
          <table:table-cell table:style-name="ce58"/>
          <table:table-cell table:style-name="ce14" office:value-type="string" calcext:value-type="string">
            <text:p>slot1-3;daysel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5">
          <table:table-cell table:style-name="ce14" office:value-type="string" calcext:value-type="string">
            <text:p>rb</text:p>
          </table:table-cell>
          <table:table-cell table:style-name="ce14"/>
          <table:table-cell table:style-name="ce14" office:value-type="string" calcext:value-type="string">
            <text:p>ParamHWC</text:p>
          </table:table-cell>
          <table:table-cell table:style-name="ce42" office:value-type="string" calcext:value-type="string">
            <text:p>SP1.TagesTemp / 00 00 00 83 16 00/ SP1.min; SP1.max; ?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9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;status;status;status;temp0;temp0;status;temp0;temp0;status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7">
          <table:table-cell table:style-name="ce14" office:value-type="string" calcext:value-type="string">
            <text:p>rc</text:p>
          </table:table-cell>
          <table:table-cell table:style-name="ce14"/>
          <table:table-cell table:style-name="ce14" office:value-type="string" calcext:value-type="string">
            <text:p>ParamHC</text:p>
          </table:table-cell>
          <table:table-cell table:style-name="ce41" office:value-type="string" calcext:value-type="string">
            <text:p>TagesTemp AbsenkTemp / 8c 00 85 /AbschaltTemp Raumaufschaltung MinVL MaxVL Vorheizzeit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9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;temp0;status;status;status;temp0;temp0;temp0;temp0;status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7">
          <table:table-cell table:style-name="ce14" office:value-type="string" calcext:value-type="string">
            <text:p>rd</text:p>
          </table:table-cell>
          <table:table-cell table:style-name="ce14"/>
          <table:table-cell table:style-name="ce14" office:value-type="string" calcext:value-type="string">
            <text:p>ParamMIX</text:p>
          </table:table-cell>
          <table:table-cell table:style-name="ce41" office:value-type="string" calcext:value-type="string">
            <text:p>TagesTemp AbsenkTemp / 78 00 81 /AbschaltTemp Raumaufschaltung MinVL MaxVL Vorheizzeit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9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;temp0;status;status;status;temp0;temp0;temp0;temp0;status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b</text:p>
          </table:table-cell>
          <table:table-cell table:style-name="ce14"/>
          <table:table-cell table:style-name="ce14" office:value-type="string" calcext:value-type="string">
            <text:p>StatusHC1</text:p>
          </table:table-cell>
          <table:table-cell table:style-name="ce41" office:value-type="string" calcext:value-type="string">
            <text:p>Vorlauf VL/? ? ? ?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A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;status;status;status;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2" office:value-type="string" calcext:value-type="string">
            <text:p>rc</text:p>
          </table:table-cell>
          <table:table-cell table:style-name="ce2"/>
          <table:table-cell table:style-name="ce2" office:value-type="string" calcext:value-type="string">
            <text:p>StatusMIX1</text:p>
          </table:table-cell>
          <table:table-cell table:style-name="ce41" office:value-type="string" calcext:value-type="string">
            <text:p>Vorlauf VL/? ? ? ?</text:p>
          </table:table-cell>
          <table:table-cell table:style-name="ce2"/>
          <table:table-cell table:style-name="ce59" table:number-columns-repeated="2"/>
          <table:table-cell table:style-name="ce55" office:value-type="string" calcext:value-type="string">
            <text:p>0A</text:p>
          </table:table-cell>
          <table:table-cell table:style-name="ce59"/>
          <table:table-cell table:style-name="ce58"/>
          <table:table-cell table:style-name="ce2" office:value-type="string" calcext:value-type="string">
            <text:p>temp;status;status;status;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5">
          <table:table-cell table:style-name="ce14" office:value-type="string" calcext:value-type="string">
            <text:p>rb</text:p>
          </table:table-cell>
          <table:table-cell table:style-name="ce14"/>
          <table:table-cell table:style-name="ce14" office:value-type="string" calcext:value-type="string">
            <text:p>StatusHWC1</text:p>
          </table:table-cell>
          <table:table-cell table:style-name="ce41" office:value-type="string" calcext:value-type="string">
            <text:p>Warmwasserkreis Status /Ladung /SP1/SP1.Soll (auch zyklisch 10-&gt;25) 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0D</text:p>
          </table:table-cell>
          <table:table-cell table:style-name="ce14"/>
          <table:table-cell table:style-name="ce58"/>
          <table:table-cell table:style-name="ce14" office:value-type="string" calcext:value-type="string">
            <text:p>status;status;temp;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2" office:value-type="string" calcext:value-type="string">
            <text:p>rc</text:p>
          </table:table-cell>
          <table:table-cell table:style-name="ce2"/>
          <table:table-cell table:style-name="ce2" office:value-type="string" calcext:value-type="string">
            <text:p>StatusHC2</text:p>
          </table:table-cell>
          <table:table-cell table:style-name="ce41" office:value-type="string" calcext:value-type="string">
            <text:p>Status Heizkreis (auch zyklisch 10-&gt;26)</text:p>
          </table:table-cell>
          <table:table-cell table:style-name="ce2"/>
          <table:table-cell table:style-name="ce59" table:number-columns-repeated="2"/>
          <table:table-cell table:style-name="ce55" office:value-type="string" calcext:value-type="string">
            <text:p>0D</text:p>
          </table:table-cell>
          <table:table-cell table:style-name="ce59"/>
          <table:table-cell table:style-name="ce58"/>
          <table:table-cell table:style-name="ce14" office:value-type="string" calcext:value-type="string">
            <text:p>temp0;status;temp;status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2" office:value-type="string" calcext:value-type="string">
            <text:p>rd</text:p>
          </table:table-cell>
          <table:table-cell table:style-name="ce2"/>
          <table:table-cell table:style-name="ce2" office:value-type="string" calcext:value-type="string">
            <text:p>StatusMIX2</text:p>
          </table:table-cell>
          <table:table-cell table:style-name="ce41" office:value-type="string" calcext:value-type="string">
            <text:p>Status Heizkreis (auch zyklisch 10-&gt;50)</text:p>
          </table:table-cell>
          <table:table-cell table:style-name="ce2"/>
          <table:table-cell table:style-name="ce59" table:number-columns-repeated="2"/>
          <table:table-cell table:style-name="ce55" office:value-type="string" calcext:value-type="string">
            <text:p>0D</text:p>
          </table:table-cell>
          <table:table-cell table:style-name="ce59"/>
          <table:table-cell table:style-name="ce58"/>
          <table:table-cell table:style-name="ce14" office:value-type="string" calcext:value-type="string">
            <text:p>temp0;status;temp;status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e</text:p>
          </table:table-cell>
          <table:table-cell table:style-name="ce14"/>
          <table:table-cell table:style-name="ce33" office:value-type="string" calcext:value-type="string">
            <text:p>StatusHWC2</text:p>
          </table:table-cell>
          <table:table-cell table:style-name="ce40" office:value-type="string" calcext:value-type="string">
            <text:p>Speicher SP1 – SP3</text:p>
          </table:table-cell>
          <table:table-cell table:style-name="ce14" table:number-columns-repeated="3"/>
          <table:table-cell table:style-name="ce63" office:value-type="string" calcext:value-type="string">
            <text:p>0F</text:p>
          </table:table-cell>
          <table:table-cell table:style-name="ce63"/>
          <table:table-cell table:style-name="ce58"/>
          <table:table-cell table:style-name="ce63" office:value-type="string" calcext:value-type="string">
            <text:p>temp;temp;temp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5">
          <table:table-cell table:style-name="ce2" office:value-type="string" calcext:value-type="string">
            <text:p>re</text:p>
          </table:table-cell>
          <table:table-cell table:style-name="ce2"/>
          <table:table-cell table:style-name="ce2" office:value-type="string" calcext:value-type="string">
            <text:p>ParamSOL</text:p>
          </table:table-cell>
          <table:table-cell table:style-name="ce41" office:value-type="string" calcext:value-type="string">
            <text:p>Max/HystOn/HystOf f für SOL1 SOL2 und Führungsspeicher</text:p>
          </table:table-cell>
          <table:table-cell table:style-name="ce2" table:number-columns-repeated="3"/>
          <table:table-cell table:style-name="ce55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string" calcext:value-type="string">
            <text:p>temp0;temp0;temp0;temp0;temp0;temp0;temp0;temp0;temp0</text:p>
          </table:table-cell>
          <table:table-cell table:style-name="ce2" table:number-columns-repeated="1013"/>
        </table:table-row>
        <table:table-row table:style-name="ro5">
          <table:table-cell table:style-name="ce14" office:value-type="string" calcext:value-type="string">
            <text:p>re</text:p>
          </table:table-cell>
          <table:table-cell table:style-name="ce14"/>
          <table:table-cell table:style-name="ce2" office:value-type="string" calcext:value-type="string">
            <text:p>StatusSOL1</text:p>
          </table:table-cell>
          <table:table-cell table:style-name="ce41" office:value-type="string" calcext:value-type="string">
            <text:p>KollTemp/Status/PumpenLZ für SOL1 SOL2 (auch zyklisch von 10-&gt;EC)</text:p>
          </table:table-cell>
          <table:table-cell table:style-name="ce14" table:number-columns-repeated="3"/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4" office:value-type="string" calcext:value-type="string">
            <text:p>temp;status;energy;temp;status;energy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e</text:p>
          </table:table-cell>
          <table:table-cell table:style-name="ce14"/>
          <table:table-cell table:style-name="ce2" office:value-type="string" calcext:value-type="string">
            <text:p>StatusSOL2</text:p>
          </table:table-cell>
          <table:table-cell table:style-name="ce41" office:value-type="string" calcext:value-type="string">
            <text:p>Solarer Ertrag; Fluss; Pumpe (?)</text:p>
          </table:table-cell>
          <table:table-cell table:style-name="ce14" table:number-columns-repeated="3"/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energy;skip;energy;skip;status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rb</text:p>
          </table:table-cell>
          <table:table-cell table:style-name="ce14"/>
          <table:table-cell table:style-name="ce2" office:value-type="string" calcext:value-type="string">
            <text:p>isHWCService</text:p>
          </table:table-cell>
          <table:table-cell table:style-name="ce41" office:value-type="string" calcext:value-type="string">
            <text:p>Warmwasserdienst</text:p>
          </table:table-cell>
          <table:table-cell table:style-name="ce53"/>
          <table:table-cell table:style-name="ce58"/>
          <table:table-cell table:style-name="ce63"/>
          <table:table-cell table:style-name="ce63" office:value-type="string" calcext:value-type="string">
            <text:p>17</text:p>
          </table:table-cell>
          <table:table-cell table:style-name="ce14"/>
          <table:table-cell table:style-name="ce58"/>
          <table:table-cell table:style-name="ce14" office:value-type="string" calcext:value-type="string">
            <text:p>yesno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5">
          <table:table-cell table:style-name="ce14" office:value-type="string" calcext:value-type="string">
            <text:p>re</text:p>
          </table:table-cell>
          <table:table-cell table:style-name="ce14"/>
          <table:table-cell table:style-name="ce2" office:value-type="string" calcext:value-type="string">
            <text:p>StatusSOL3</text:p>
          </table:table-cell>
          <table:table-cell table:style-name="ce41" office:value-type="string" calcext:value-type="string">
            <text:p>KollTemp/Status/Füllung/Power (auch zyklisch 10-&gt;EC)</text:p>
          </table:table-cell>
          <table:table-cell table:style-name="ce14" table:number-columns-repeated="3"/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temp1;skip;status;percent1;percent1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5" office:value-type="string" calcext:value-type="string">
            <text:p>################################# Set Messages </text:p>
          </table:table-cell>
          <table:table-cell table:style-name="ce15" table:number-columns-repeated="2"/>
          <table:table-cell table:style-name="ce43"/>
          <table:table-cell table:style-name="ce15"/>
          <table:table-cell table:style-name="ce60"/>
          <table:table-cell table:style-name="ce15"/>
          <table:table-cell table:style-name="ce70" table:number-columns-repeated="2"/>
          <table:table-cell table:style-name="ce60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86" table:number-columns-repeated="4"/>
          <table:table-cell table:style-name="ce103"/>
          <table:table-cell table:style-name="ce86" table:number-columns-repeated="3"/>
          <table:table-cell table:style-name="ce15" table:number-columns-repeated="934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WC</text:p>
          </table:table-cell>
          <table:table-cell table:style-name="ce16" office:value-type="string" calcext:value-type="string">
            <text:p>StorageLoadDirect</text:p>
          </table:table-cell>
          <table:table-cell table:style-name="ce44" office:value-type="string" calcext:value-type="string">
            <text:p>Einmalige Speicherheizung (evtl. FE)</text:p>
          </table:table-cell>
          <table:table-cell table:style-name="ce54"/>
          <table:table-cell table:style-name="ce61" office:value-type="string" calcext:value-type="string">
            <text:p>25</text:p>
          </table:table-cell>
          <table:table-cell table:style-name="ce64" office:value-type="string" calcext:value-type="string">
            <text:p>B505</text:p>
          </table:table-cell>
          <table:table-cell table:style-name="ce71" office:value-type="string" calcext:value-type="string">
            <text:p>06</text:p>
          </table:table-cell>
          <table:table-cell/>
          <table:table-cell table:style-name="ce61"/>
          <table:table-cell office:value-type="string" calcext:value-type="string">
            <text:p>onoff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NightTemp</text:p>
          </table:table-cell>
          <table:table-cell table:style-name="ce41" office:value-type="string" calcext:value-type="string">
            <text:p>Absenktemperatur</text:p>
          </table:table-cell>
          <table:table-cell table:style-name="ce53"/>
          <table:table-cell table:style-name="ce58" office:value-type="float" office:value="26" calcext:value-type="float">
            <text:p>26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A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NightTemp</text:p>
          </table:table-cell>
          <table:table-cell table:style-name="ce41" office:value-type="string" calcext:value-type="string">
            <text:p>Absenktemperatur</text:p>
          </table:table-cell>
          <table:table-cell table:style-name="ce53"/>
          <table:table-cell table:style-name="ce58" office:value-type="float" office:value="50" calcext:value-type="float">
            <text:p>50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A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WC</text:p>
          </table:table-cell>
          <table:table-cell table:style-name="ce16" office:value-type="string" calcext:value-type="string">
            <text:p>NightTemp</text:p>
          </table:table-cell>
          <table:table-cell table:style-name="ce44" office:value-type="string" calcext:value-type="string">
            <text:p>Absenktemperatur</text:p>
          </table:table-cell>
          <table:table-cell table:style-name="ce54"/>
          <table:table-cell table:style-name="ce61" office:value-type="float" office:value="25" calcext:value-type="float">
            <text:p>25</text:p>
          </table:table-cell>
          <table:table-cell table:style-name="ce64" office:value-type="string" calcext:value-type="string">
            <text:p>B505</text:p>
          </table:table-cell>
          <table:table-cell table:style-name="ce71" office:value-type="string" calcext:value-type="string">
            <text:p>0A</text:p>
          </table:table-cell>
          <table:table-cell/>
          <table:table-cell table:style-name="ce61"/>
          <table:table-cell office:value-type="string" calcext:value-type="string">
            <text:p>temp0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HeatingCurve</text:p>
          </table:table-cell>
          <table:table-cell table:style-name="ce41" office:value-type="string" calcext:value-type="string">
            <text:p>Heizkurve (Verhältnis Innen/Außen)</text:p>
          </table:table-cell>
          <table:table-cell table:style-name="ce53"/>
          <table:table-cell table:style-name="ce58" office:value-type="float" office:value="26" calcext:value-type="float">
            <text:p>26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B</text:p>
          </table:table-cell>
          <table:table-cell table:style-name="ce14"/>
          <table:table-cell table:style-name="ce58"/>
          <table:table-cell table:style-name="ce14" office:value-type="string" calcext:value-type="string">
            <text:p>UIN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HeatingCurve</text:p>
          </table:table-cell>
          <table:table-cell table:style-name="ce41" office:value-type="string" calcext:value-type="string">
            <text:p>Heizkurve (Verhältnis Innen/Außen)</text:p>
          </table:table-cell>
          <table:table-cell table:style-name="ce53"/>
          <table:table-cell table:style-name="ce58" office:value-type="float" office:value="50" calcext:value-type="float">
            <text:p>50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B</text:p>
          </table:table-cell>
          <table:table-cell table:style-name="ce14"/>
          <table:table-cell table:style-name="ce58"/>
          <table:table-cell table:style-name="ce14" office:value-type="string" calcext:value-type="string">
            <text:p>UIN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OutsideTempLimit</text:p>
          </table:table-cell>
          <table:table-cell table:style-name="ce41" office:value-type="string" calcext:value-type="string">
            <text:p>Abschalttemperatur</text:p>
          </table:table-cell>
          <table:table-cell table:style-name="ce53"/>
          <table:table-cell table:style-name="ce58" office:value-type="float" office:value="26" calcext:value-type="float">
            <text:p>26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C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OutsideTempLimit</text:p>
          </table:table-cell>
          <table:table-cell table:style-name="ce41" office:value-type="string" calcext:value-type="string">
            <text:p>Abschalttemperatur</text:p>
          </table:table-cell>
          <table:table-cell table:style-name="ce53"/>
          <table:table-cell table:style-name="ce58" office:value-type="float" office:value="50" calcext:value-type="float">
            <text:p>50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C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RoomTempAction</text:p>
          </table:table-cell>
          <table:table-cell table:style-name="ce41" office:value-type="string" calcext:value-type="string">
            <text:p>Raumaufschaltung</text:p>
          </table:table-cell>
          <table:table-cell table:style-name="ce53"/>
          <table:table-cell table:style-name="ce58" office:value-type="float" office:value="26" calcext:value-type="float">
            <text:p>26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D</text:p>
          </table:table-cell>
          <table:table-cell table:style-name="ce14"/>
          <table:table-cell table:style-name="ce58"/>
          <table:table-cell table:style-name="ce14" office:value-type="string" calcext:value-type="string">
            <text:p>UCH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PumpBlockingTime</text:p>
          </table:table-cell>
          <table:table-cell table:style-name="ce41" office:value-type="string" calcext:value-type="string">
            <text:p>Pumpensperrzeit </text:p>
          </table:table-cell>
          <table:table-cell table:style-name="ce53"/>
          <table:table-cell table:style-name="ce58" office:value-type="float" office:value="50" calcext:value-type="float">
            <text:p>50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D</text:p>
          </table:table-cell>
          <table:table-cell table:style-name="ce14"/>
          <table:table-cell table:style-name="ce58"/>
          <table:table-cell table:style-name="ce14" office:value-type="string" calcext:value-type="string">
            <text:p>UCH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FlowTempMin</text:p>
          </table:table-cell>
          <table:table-cell table:style-name="ce41" office:value-type="string" calcext:value-type="string">
            <text:p>MinVL</text:p>
          </table:table-cell>
          <table:table-cell table:style-name="ce53"/>
          <table:table-cell table:style-name="ce58" office:value-type="float" office:value="26" calcext:value-type="float">
            <text:p>26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E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FlowTempMin</text:p>
          </table:table-cell>
          <table:table-cell table:style-name="ce41" office:value-type="string" calcext:value-type="string">
            <text:p>MinVL</text:p>
          </table:table-cell>
          <table:table-cell table:style-name="ce53"/>
          <table:table-cell table:style-name="ce58" office:value-type="float" office:value="50" calcext:value-type="float">
            <text:p>50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E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FlowTempMax</text:p>
          </table:table-cell>
          <table:table-cell table:style-name="ce41" office:value-type="string" calcext:value-type="string">
            <text:p>MaxVL</text:p>
          </table:table-cell>
          <table:table-cell table:style-name="ce53"/>
          <table:table-cell table:style-name="ce58" office:value-type="float" office:value="26" calcext:value-type="float">
            <text:p>26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F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FlowTempMax</text:p>
          </table:table-cell>
          <table:table-cell table:style-name="ce41" office:value-type="string" calcext:value-type="string">
            <text:p>MaxVL</text:p>
          </table:table-cell>
          <table:table-cell table:style-name="ce53"/>
          <table:table-cell table:style-name="ce58" office:value-type="float" office:value="50" calcext:value-type="float">
            <text:p>50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0F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C</text:p>
          </table:table-cell>
          <table:table-cell table:style-name="ce14" office:value-type="string" calcext:value-type="string">
            <text:p>PreheatTime</text:p>
          </table:table-cell>
          <table:table-cell table:style-name="ce41" office:value-type="string" calcext:value-type="string">
            <text:p>Vorheizzeit (in h)</text:p>
          </table:table-cell>
          <table:table-cell table:style-name="ce53"/>
          <table:table-cell table:style-name="ce58" office:value-type="float" office:value="26" calcext:value-type="float">
            <text:p>26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10</text:p>
          </table:table-cell>
          <table:table-cell table:style-name="ce14"/>
          <table:table-cell table:style-name="ce58"/>
          <table:table-cell table:style-name="ce14" office:value-type="string" calcext:value-type="string">
            <text:p>UCH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MIX</text:p>
          </table:table-cell>
          <table:table-cell table:style-name="ce14" office:value-type="string" calcext:value-type="string">
            <text:p>PreheatTime</text:p>
          </table:table-cell>
          <table:table-cell table:style-name="ce41" office:value-type="string" calcext:value-type="string">
            <text:p>Vorheizzeit (in h)</text:p>
          </table:table-cell>
          <table:table-cell table:style-name="ce53"/>
          <table:table-cell table:style-name="ce58" office:value-type="float" office:value="50" calcext:value-type="float">
            <text:p>50</text:p>
          </table:table-cell>
          <table:table-cell table:style-name="ce63" office:value-type="string" calcext:value-type="string">
            <text:p>B505</text:p>
          </table:table-cell>
          <table:table-cell table:style-name="ce72" office:value-type="string" calcext:value-type="string">
            <text:p>10</text:p>
          </table:table-cell>
          <table:table-cell table:style-name="ce14"/>
          <table:table-cell table:style-name="ce58"/>
          <table:table-cell table:style-name="ce14" office:value-type="string" calcext:value-type="string">
            <text:p>UCH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WC</text:p>
          </table:table-cell>
          <table:table-cell table:style-name="ce14" office:value-type="string" calcext:value-type="string">
            <text:p>LoadPumpDelayTime</text:p>
          </table:table-cell>
          <table:table-cell table:style-name="ce41" office:value-type="string" calcext:value-type="string">
            <text:p>Nachladeverzögerungszeit <text:s/></text:p>
          </table:table-cell>
          <table:table-cell table:style-name="ce53"/>
          <table:table-cell table:style-name="ce58" office:value-type="float" office:value="25" calcext:value-type="float">
            <text:p>25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float" office:value="11" calcext:value-type="float">
            <text:p>11</text:p>
          </table:table-cell>
          <table:table-cell table:style-name="ce14"/>
          <table:table-cell table:style-name="ce58"/>
          <table:table-cell table:style-name="ce14" office:value-type="string" calcext:value-type="string">
            <text:p>UCH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WC</text:p>
          </table:table-cell>
          <table:table-cell table:style-name="ce14" office:value-type="string" calcext:value-type="string">
            <text:p>LoadPumpTrailTime</text:p>
          </table:table-cell>
          <table:table-cell table:style-name="ce41" office:value-type="string" calcext:value-type="string">
            <text:p>Ladepumpennachlaufzeit 3-9</text:p>
          </table:table-cell>
          <table:table-cell table:style-name="ce53"/>
          <table:table-cell table:style-name="ce58" office:value-type="float" office:value="25" calcext:value-type="float">
            <text:p>25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float" office:value="12" calcext:value-type="float">
            <text:p>12</text:p>
          </table:table-cell>
          <table:table-cell table:style-name="ce14"/>
          <table:table-cell table:style-name="ce58"/>
          <table:table-cell table:style-name="ce14" office:value-type="string" calcext:value-type="string">
            <text:p>UCH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WC</text:p>
          </table:table-cell>
          <table:table-cell table:style-name="ce16" office:value-type="string" calcext:value-type="string">
            <text:p>LegionellaProt</text:p>
          </table:table-cell>
          <table:table-cell table:style-name="ce44" office:value-type="string" calcext:value-type="string">
            <text:p>Legionellenschutz an/aus</text:p>
          </table:table-cell>
          <table:table-cell table:style-name="ce54"/>
          <table:table-cell table:style-name="ce61" office:value-type="float" office:value="25" calcext:value-type="float">
            <text:p>25</text:p>
          </table:table-cell>
          <table:table-cell table:style-name="ce64" office:value-type="string" calcext:value-type="string">
            <text:p>B505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61"/>
          <table:table-cell office:value-type="string" calcext:value-type="string">
            <text:p>UCH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HWC</text:p>
          </table:table-cell>
          <table:table-cell table:style-name="ce14" office:value-type="string" calcext:value-type="string">
            <text:p>ParallelLoad</text:p>
          </table:table-cell>
          <table:table-cell table:style-name="ce41" office:value-type="string" calcext:value-type="string">
            <text:p>Parallele Ladung an/aus</text:p>
          </table:table-cell>
          <table:table-cell table:style-name="ce53"/>
          <table:table-cell table:style-name="ce58" office:value-type="float" office:value="25" calcext:value-type="float">
            <text:p>25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float" office:value="14" calcext:value-type="float">
            <text:p>14</text:p>
          </table:table-cell>
          <table:table-cell table:style-name="ce14"/>
          <table:table-cell table:style-name="ce58"/>
          <table:table-cell table:style-name="ce14" office:value-type="string" calcext:value-type="string">
            <text:p>onoff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torageTempMax1</text:p>
          </table:table-cell>
          <table:table-cell table:style-name="ce41" office:value-type="string" calcext:value-type="string">
            <text:p>Maximaltemperatur Solarspeicher 1</text:p>
          </table:table-cell>
          <table:table-cell table:style-name="ce53"/>
          <table:table-cell table:style-name="ce58" office:value-type="string" calcext:value-type="string">
            <text:p>EC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string" calcext:value-type="string">
            <text:p>1A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torageHyst1</text:p>
          </table:table-cell>
          <table:table-cell table:style-name="ce41" office:value-type="string" calcext:value-type="string">
            <text:p>Hysterese Solarspeicher 1</text:p>
          </table:table-cell>
          <table:table-cell table:style-name="ce53"/>
          <table:table-cell table:style-name="ce58" office:value-type="string" calcext:value-type="string">
            <text:p>EC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string" calcext:value-type="string">
            <text:p>1B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;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SOL</text:p>
          </table:table-cell>
          <table:table-cell table:style-name="ce16" office:value-type="string" calcext:value-type="string">
            <text:p>OutsideTempOffset1</text:p>
          </table:table-cell>
          <table:table-cell table:style-name="ce44" office:value-type="string" calcext:value-type="string">
            <text:p>Temperaturoffset</text:p>
          </table:table-cell>
          <table:table-cell table:style-name="ce54"/>
          <table:table-cell table:style-name="ce61" office:value-type="string" calcext:value-type="string">
            <text:p>EC</text:p>
          </table:table-cell>
          <table:table-cell table:style-name="ce64" office:value-type="string" calcext:value-type="string">
            <text:p>B505</text:p>
          </table:table-cell>
          <table:table-cell table:style-name="ce54" office:value-type="string" calcext:value-type="string">
            <text:p>1C</text:p>
          </table:table-cell>
          <table:table-cell/>
          <table:table-cell table:style-name="ce61"/>
          <table:table-cell office:value-type="string" calcext:value-type="string">
            <text:p>temps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torageTempMax2</text:p>
          </table:table-cell>
          <table:table-cell table:style-name="ce41" office:value-type="string" calcext:value-type="string">
            <text:p>Maximaltemperatur Solarspeicher 2</text:p>
          </table:table-cell>
          <table:table-cell table:style-name="ce53"/>
          <table:table-cell table:style-name="ce58" office:value-type="string" calcext:value-type="string">
            <text:p>EC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string" calcext:value-type="string">
            <text:p>1D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torageHyst2</text:p>
          </table:table-cell>
          <table:table-cell table:style-name="ce41" office:value-type="string" calcext:value-type="string">
            <text:p>Hysterese Solarspeicher 2</text:p>
          </table:table-cell>
          <table:table-cell table:style-name="ce53"/>
          <table:table-cell table:style-name="ce58" office:value-type="string" calcext:value-type="string">
            <text:p>EC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string" calcext:value-type="string">
            <text:p>1E</text:p>
          </table:table-cell>
          <table:table-cell table:style-name="ce14"/>
          <table:table-cell table:style-name="ce58"/>
          <table:table-cell table:style-name="ce14" office:value-type="string" calcext:value-type="string">
            <text:p>temp0;temp0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SOL</text:p>
          </table:table-cell>
          <table:table-cell table:style-name="ce16" office:value-type="string" calcext:value-type="string">
            <text:p>OutsideTempOffset2</text:p>
          </table:table-cell>
          <table:table-cell table:style-name="ce44" office:value-type="string" calcext:value-type="string">
            <text:p>Temperaturoffset ??</text:p>
          </table:table-cell>
          <table:table-cell table:style-name="ce54"/>
          <table:table-cell table:style-name="ce61" office:value-type="string" calcext:value-type="string">
            <text:p>EC</text:p>
          </table:table-cell>
          <table:table-cell table:style-name="ce64" office:value-type="string" calcext:value-type="string">
            <text:p>B505</text:p>
          </table:table-cell>
          <table:table-cell table:style-name="ce54" office:value-type="string" calcext:value-type="string">
            <text:p>1F</text:p>
          </table:table-cell>
          <table:table-cell/>
          <table:table-cell table:style-name="ce61"/>
          <table:table-cell office:value-type="string" calcext:value-type="string">
            <text:p>temps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ResetSolarYield</text:p>
          </table:table-cell>
          <table:table-cell table:style-name="ce41" office:value-type="string" calcext:value-type="string">
            <text:p>Rücksetzen Solarertrag</text:p>
          </table:table-cell>
          <table:table-cell table:style-name="ce53"/>
          <table:table-cell table:style-name="ce58" office:value-type="string" calcext:value-type="string">
            <text:p>EC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float" office:value="20" calcext:value-type="float">
            <text:p>20</text:p>
          </table:table-cell>
          <table:table-cell table:style-name="ce14"/>
          <table:table-cell table:style-name="ce58"/>
          <table:table-cell table:style-name="ce14" office:value-type="string" calcext:value-type="string">
            <text:p>yesno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SolarFlow</text:p>
          </table:table-cell>
          <table:table-cell table:style-name="ce41" office:value-type="string" calcext:value-type="string">
            <text:p>Solarer Durchfluss in l/h</text:p>
          </table:table-cell>
          <table:table-cell table:style-name="ce53"/>
          <table:table-cell table:style-name="ce58" office:value-type="string" calcext:value-type="string">
            <text:p>EC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float" office:value="21" calcext:value-type="float">
            <text:p>21</text:p>
          </table:table-cell>
          <table:table-cell table:style-name="ce14"/>
          <table:table-cell table:style-name="ce58"/>
          <table:table-cell table:style-name="ce14" office:value-type="string" calcext:value-type="string">
            <text:p>uin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5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WC</text:p>
          </table:table-cell>
          <table:table-cell table:style-name="ce16" office:value-type="string" calcext:value-type="string">
            <text:p>PreDeactivationTime</text:p>
          </table:table-cell>
          <table:table-cell table:style-name="ce44" office:value-type="string" calcext:value-type="string">
            <text:p>Vorabschaltung 15-120 (in Schritten von 15 Minuten)</text:p>
          </table:table-cell>
          <table:table-cell table:style-name="ce54"/>
          <table:table-cell table:style-name="ce61" office:value-type="float" office:value="25" calcext:value-type="float">
            <text:p>25</text:p>
          </table:table-cell>
          <table:table-cell table:style-name="ce64" office:value-type="string" calcext:value-type="string">
            <text:p>B505</text:p>
          </table:table-cell>
          <table:table-cell table:style-name="ce54" office:value-type="float" office:value="23" calcext:value-type="float">
            <text:p>23</text:p>
          </table:table-cell>
          <table:table-cell/>
          <table:table-cell table:style-name="ce61"/>
          <table:table-cell office:value-type="string" calcext:value-type="string">
            <text:p>UCH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SOL</text:p>
          </table:table-cell>
          <table:table-cell table:style-name="ce14" office:value-type="string" calcext:value-type="string">
            <text:p>EDControl</text:p>
          </table:table-cell>
          <table:table-cell table:style-name="ce41" office:value-type="string" calcext:value-type="string">
            <text:p>ED-Steuerung</text:p>
          </table:table-cell>
          <table:table-cell table:style-name="ce53"/>
          <table:table-cell table:style-name="ce58" office:value-type="string" calcext:value-type="string">
            <text:p>EC</text:p>
          </table:table-cell>
          <table:table-cell table:style-name="ce63" office:value-type="string" calcext:value-type="string">
            <text:p>B505</text:p>
          </table:table-cell>
          <table:table-cell table:style-name="ce53" office:value-type="float" office:value="23" calcext:value-type="float">
            <text:p>23</text:p>
          </table:table-cell>
          <table:table-cell table:style-name="ce14"/>
          <table:table-cell table:style-name="ce58"/>
          <table:table-cell table:style-name="ce14" office:value-type="string" calcext:value-type="string">
            <text:p>onoff</text:p>
          </table:table-cell>
          <table:table-cell table:style-name="ce84"/>
          <table:table-cell table:style-name="ce14" table:number-columns-repeated="944"/>
          <table:table-cell table:style-name="ce63" table:number-columns-repeated="30"/>
          <table:table-cell table:style-name="ce2" table:number-columns-repeated="38"/>
        </table:table-row>
        <table:table-row table:style-name="ro5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C</text:p>
          </table:table-cell>
          <table:table-cell table:style-name="ce16" office:value-type="string" calcext:value-type="string">
            <text:p>DistantRoomTemp</text:p>
          </table:table-cell>
          <table:table-cell table:style-name="ce44" office:value-type="string" calcext:value-type="string">
            <text:p>Erwartet 5 Bytes 3C fest/ Roomtemp/ Roomtemp+Offset</text:p>
          </table:table-cell>
          <table:table-cell table:style-name="ce54"/>
          <table:table-cell table:style-name="ce61" office:value-type="float" office:value="26" calcext:value-type="float">
            <text:p>26</text:p>
          </table:table-cell>
          <table:table-cell table:style-name="ce64" office:value-type="string" calcext:value-type="string">
            <text:p>B505</text:p>
          </table:table-cell>
          <table:table-cell table:style-name="ce71" office:value-type="string" calcext:value-type="string">
            <text:p>2B</text:p>
          </table:table-cell>
          <table:table-cell/>
          <table:table-cell table:style-name="ce61"/>
          <table:table-cell office:value-type="string" calcext:value-type="string">
            <text:p>status;temp;temp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HC</text:p>
          </table:table-cell>
          <table:table-cell table:style-name="ce16" office:value-type="string" calcext:value-type="string">
            <text:p>Flow</text:p>
          </table:table-cell>
          <table:table-cell table:style-name="ce44" office:value-type="string" calcext:value-type="string">
            <text:p>erwartet 3 Bytes Status/ temp/ status ?</text:p>
          </table:table-cell>
          <table:table-cell table:style-name="ce54"/>
          <table:table-cell table:style-name="ce61" office:value-type="float" office:value="26" calcext:value-type="float">
            <text:p>26</text:p>
          </table:table-cell>
          <table:table-cell table:style-name="ce64" office:value-type="string" calcext:value-type="string">
            <text:p>B505</text:p>
          </table:table-cell>
          <table:table-cell table:style-name="ce71" office:value-type="string" calcext:value-type="string">
            <text:p>2D</text:p>
          </table:table-cell>
          <table:table-cell/>
          <table:table-cell table:style-name="ce61"/>
          <table:table-cell office:value-type="string" calcext:value-type="string">
            <text:p>temp</text:p>
          </table:table-cell>
          <table:table-cell table:number-columns-repeated="3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 table:number-columns-repeated="936"/>
          <table:table-cell table:style-name="ce64" table:number-columns-repeated="30"/>
          <table:table-cell table:style-name="ce109" table:number-columns-repeated="38"/>
        </table:table-row>
        <table:table-row table:style-name="ro3">
          <table:table-cell table:style-name="ce15" office:value-type="string" calcext:value-type="string">
            <text:p>################################# Broadcast Messages</text:p>
          </table:table-cell>
          <table:table-cell table:style-name="ce15" table:number-columns-repeated="2"/>
          <table:table-cell table:style-name="ce43"/>
          <table:table-cell table:style-name="ce15"/>
          <table:table-cell table:style-name="ce60"/>
          <table:table-cell table:style-name="ce15"/>
          <table:table-cell table:style-name="ce70" table:number-columns-repeated="2"/>
          <table:table-cell table:style-name="ce60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15" table:number-columns-repeated="2"/>
          <table:table-cell table:style-name="ce70"/>
          <table:table-cell table:style-name="ce86"/>
          <table:table-cell table:style-name="ce90"/>
          <table:table-cell table:style-name="ce93" table:number-columns-repeated="2"/>
          <table:table-cell table:style-name="ce98"/>
          <table:table-cell table:style-name="ce86" table:number-columns-repeated="4"/>
          <table:table-cell table:style-name="ce103"/>
          <table:table-cell table:style-name="ce86" table:number-columns-repeated="3"/>
          <table:table-cell table:style-name="ce15" table:number-columns-repeated="934"/>
        </table:table-row>
        <table:table-row table:style-name="ro3"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SetBoiler</text:p>
          </table:table-cell>
          <table:table-cell table:style-name="ce41" office:value-type="string" calcext:value-type="string">
            <text:p>VL Sol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B510</text:p>
          </table:table-cell>
          <table:table-cell table:style-name="ce63" office:value-type="string" calcext:value-type="string">
            <text:p>00</text:p>
          </table:table-cell>
          <table:table-cell table:style-name="ce63"/>
          <table:table-cell table:style-name="ce58"/>
          <table:table-cell table:style-name="ce14" office:value-type="string" calcext:value-type="string">
            <text:p>status;temp1</text:p>
          </table:table-cell>
          <table:table-cell table:style-name="ce84"/>
          <table:table-cell table:style-name="ce14" table:number-columns-repeated="944"/>
          <table:table-cell table:style-name="ce63" table:number-columns-repeated="2"/>
          <table:table-cell table:style-name="ce105" table:number-columns-repeated="28"/>
          <table:table-cell table:style-name="ce59" table:number-columns-repeated="38"/>
        </table:table-row>
        <table:table-row table:style-name="ro3"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C</text:p>
          </table:table-cell>
          <table:table-cell table:style-name="ce32" office:value-type="string" calcext:value-type="string">
            <text:p>OutsideTempBC</text:p>
          </table:table-cell>
          <table:table-cell table:style-name="ce40" office:value-type="string" calcext:value-type="string">
            <text:p>Außentemperatur <text:s/></text:p>
          </table:table-cell>
          <table:table-cell table:style-name="ce52" office:value-type="string" calcext:value-type="string">
            <text:p>10</text:p>
          </table:table-cell>
          <table:table-cell table:style-name="ce52" office:value-type="string" calcext:value-type="string">
            <text:p>FE</text:p>
          </table:table-cell>
          <table:table-cell table:style-name="ce13" office:value-type="string" calcext:value-type="string">
            <text:p>B516</text:p>
          </table:table-cell>
          <table:table-cell table:style-name="ce52" office:value-type="string" calcext:value-type="string">
            <text:p>01</text:p>
          </table:table-cell>
          <table:table-cell table:style-name="ce13" office:value-type="string" calcext:value-type="string">
            <text:p>temperature</text:p>
          </table:table-cell>
          <table:table-cell table:style-name="ce75"/>
          <table:table-cell table:style-name="ce13" office:value-type="string" calcext:value-type="string">
            <text:p>D2B</text:p>
          </table:table-cell>
          <table:table-cell table:style-name="ce52"/>
          <table:table-cell table:style-name="ce13"/>
          <table:table-cell table:style-name="ce87"/>
          <table:table-cell table:style-name="ce75" table:number-columns-repeated="2"/>
          <table:table-cell table:style-name="ce32"/>
          <table:table-cell table:style-name="ce13" table:number-columns-repeated="4"/>
          <table:table-cell table:style-name="ce100"/>
          <table:table-cell table:style-name="ce13" table:number-columns-repeated="7"/>
          <table:table-cell table:style-name="ce100"/>
          <table:table-cell table:style-name="ce13" table:number-columns-repeated="7"/>
          <table:table-cell table:style-name="ce100"/>
          <table:table-cell table:style-name="ce13" table:number-columns-repeated="976"/>
          <table:table-cell table:style-name="ce75" table:number-columns-repeated="9"/>
          <table:table-cell table:style-name="ce59"/>
        </table:table-row>
        <table:table-row table:style-name="ro3"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C</text:p>
          </table:table-cell>
          <table:table-cell table:style-name="ce32" office:value-type="string" calcext:value-type="string">
            <text:p>DateTimeBC</text:p>
          </table:table-cell>
          <table:table-cell table:style-name="ce40" office:value-type="string" calcext:value-type="string">
            <text:p>Uhrzeit/Datum</text:p>
          </table:table-cell>
          <table:table-cell table:style-name="ce52" office:value-type="string" calcext:value-type="string">
            <text:p>10</text:p>
          </table:table-cell>
          <table:table-cell table:style-name="ce52" office:value-type="string" calcext:value-type="string">
            <text:p>FE</text:p>
          </table:table-cell>
          <table:table-cell table:style-name="ce13" office:value-type="string" calcext:value-type="string">
            <text:p>B516</text:p>
          </table:table-cell>
          <table:table-cell table:style-name="ce52" office:value-type="string" calcext:value-type="string">
            <text:p>00</text:p>
          </table:table-cell>
          <table:table-cell table:style-name="ce52" office:value-type="string" calcext:value-type="string">
            <text:p>time</text:p>
          </table:table-cell>
          <table:table-cell table:style-name="ce13"/>
          <table:table-cell table:style-name="ce75" office:value-type="string" calcext:value-type="string">
            <text:p>BTI</text:p>
          </table:table-cell>
          <table:table-cell table:style-name="ce13"/>
          <table:table-cell table:style-name="ce52"/>
          <table:table-cell table:style-name="ce13"/>
          <table:table-cell table:style-name="ce87" office:value-type="string" calcext:value-type="string">
            <text:p>date</text:p>
          </table:table-cell>
          <table:table-cell table:style-name="ce75"/>
          <table:table-cell table:style-name="ce75" office:value-type="string" calcext:value-type="string">
            <text:p>BDA</text:p>
          </table:table-cell>
          <table:table-cell table:style-name="ce32"/>
          <table:table-cell table:style-name="ce13" table:number-columns-repeated="4"/>
          <table:table-cell table:style-name="ce100"/>
          <table:table-cell table:style-name="ce13" table:number-columns-repeated="7"/>
          <table:table-cell table:style-name="ce100"/>
          <table:table-cell table:style-name="ce13" table:number-columns-repeated="7"/>
          <table:table-cell table:style-name="ce100"/>
          <table:table-cell table:style-name="ce13" table:number-columns-repeated="976"/>
          <table:table-cell table:style-name="ce75" table:number-columns-repeated="9"/>
        </table:table-row>
        <table:table-row table:style-name="ro3"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BC</text:p>
          </table:table-cell>
          <table:table-cell table:style-name="ce14" office:value-type="string" calcext:value-type="string">
            <text:p>DateTimeBC2</text:p>
          </table:table-cell>
          <table:table-cell table:style-name="ce40" office:value-type="string" calcext:value-type="string">
            <text:p>Uhrzeit/Datu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E</text:p>
          </table:table-cell>
          <table:table-cell table:style-name="ce13" office:value-type="string" calcext:value-type="string">
            <text:p>0700</text:p>
          </table:table-cell>
          <table:table-cell table:style-name="ce52" table:number-columns-repeated="2"/>
          <table:table-cell table:style-name="ce13"/>
          <table:table-cell table:style-name="ce75" office:value-type="string" calcext:value-type="string">
            <text:p>IGN:2</text:p>
          </table:table-cell>
          <table:table-cell table:style-name="ce13"/>
          <table:table-cell table:style-name="ce52"/>
          <table:table-cell table:style-name="ce13"/>
          <table:table-cell table:style-name="ce87" office:value-type="string" calcext:value-type="string">
            <text:p>time</text:p>
          </table:table-cell>
          <table:table-cell table:style-name="ce75"/>
          <table:table-cell table:style-name="ce75" office:value-type="string" calcext:value-type="string">
            <text:p>BTI</text:p>
          </table:table-cell>
          <table:table-cell table:style-name="ce14" table:number-columns-repeated="3"/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BDA</text:p>
          </table:table-cell>
          <table:table-cell table:style-name="ce14" table:number-columns-repeated="933"/>
          <table:table-cell table:style-name="ce63" table:number-columns-repeated="2"/>
          <table:table-cell table:style-name="ce105" table:number-columns-repeated="28"/>
          <table:table-cell table:style-name="ce59" table:number-columns-repeated="38"/>
        </table:table-row>
        <table:table-row table:style-name="ro3">
          <table:table-cell office:value-type="string" calcext:value-type="string">
            <text:p>u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Störung</text:p>
          </table:table-cell>
          <table:table-cell table:style-name="ce45" office:value-type="string" calcext:value-type="string">
            <text:p>com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01</text:p>
          </table:table-cell>
          <table:table-cell table:number-columns-repeated="3"/>
          <table:table-cell office:value-type="string" calcext:value-type="string">
            <text:p>IGN:5</text:p>
          </table:table-cell>
          <table:table-cell table:number-columns-repeated="3"/>
          <table:table-cell office:value-type="string" calcext:value-type="string">
            <text:p>errcode</text:p>
          </table:table-cell>
          <table:table-cell/>
          <table:table-cell office:value-type="string" calcext:value-type="string">
            <text:p>UCH</text:p>
          </table:table-cell>
          <table:table-cell table:number-columns-repeated="5"/>
          <table:table-cell office:value-type="string" calcext:value-type="string">
            <text:p>UCH</text:p>
          </table:table-cell>
          <table:table-cell table:number-columns-repeated="1001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8" table:number-rows-repeated="12">
          <table:table-cell table:style-name="Default" table:number-columns-repeated="986"/>
          <table:table-cell table:number-columns-repeated="38"/>
        </table:table-row>
        <table:table-row table:style-name="ro4" table:number-rows-repeated="1048285">
          <table:table-cell table:number-columns-repeated="1024"/>
        </table:table-row>
        <table:table-row table:style-name="ro4" table:number-rows-repeated="19">
          <table:table-cell table:style-name="ce17" table:number-columns-repeated="11"/>
          <table:table-cell table:style-name="ce85"/>
          <table:table-cell table:style-name="ce17" table:number-columns-repeated="944"/>
          <table:table-cell table:number-columns-repeated="68"/>
        </table:table-row>
        <table:table-row table:style-name="ro9" table:number-rows-repeated="41">
          <table:table-cell table:style-name="ce17" table:number-columns-repeated="11"/>
          <table:table-cell table:style-name="ce85"/>
          <table:table-cell table:style-name="ce17" table:number-columns-repeated="944"/>
          <table:table-cell table:number-columns-repeated="68"/>
        </table:table-row>
        <table:table-row table:style-name="ro9">
          <table:table-cell table:style-name="ce17" table:number-columns-repeated="11"/>
          <table:table-cell table:style-name="ce85"/>
          <table:table-cell table:style-name="ce17" table:number-columns-repeated="944"/>
          <table:table-cell table:number-columns-repeated="68"/>
        </table:table-row>
      </table:table>
      <table:table table:name="bai0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2" form:id="control2" form:label="Export bai00.csv" office:target-frame="" xlink:href="" form:image-data="" form:default-button="true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_bai00.Main?language=Basic&amp;location=document" xlink:type="simple"/>
              </office:event-listeners>
            </form:button>
          </form:form>
        </office:forms>
        <table:shapes>
          <draw:control draw:z-index="0" draw:name="export_bai00" draw:text-style-name="P1" svg:width="7.761cm" svg:height="1.354cm" svg:x="9.009cm" svg:y="0.47cm" draw:control="control2">
            <svg:title>Export bai00.csv</svg:title>
            <svg:desc>Export diese Tabelle in die Datei bai00.csv</svg:desc>
          </draw:control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1" table:default-cell-style-name="ce167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210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22" table:default-cell-style-name="ce228"/>
        <table:table-column table:style-name="co16" table:default-cell-style-name="ce16"/>
        <table:table-column table:style-name="co12" table:default-cell-style-name="ce16"/>
        <table:table-column table:style-name="co8" table:default-cell-style-name="ce12"/>
        <table:table-column table:style-name="co9" table:default-cell-style-name="ce16"/>
        <table:table-column table:style-name="co10" table:default-cell-style-name="ce12"/>
        <table:table-column table:style-name="co11" table:default-cell-style-name="ce12"/>
        <table:table-column table:style-name="co9" table:default-cell-style-name="ce16"/>
        <table:table-column table:style-name="co12" table:default-cell-style-name="ce16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" table:default-cell-style-name="ce12"/>
        <table:table-column table:style-name="co16" table:default-cell-style-name="ce12"/>
        <table:table-column table:style-name="co17" table:default-cell-style-name="ce12"/>
        <table:table-column table:style-name="co15" table:number-columns-repeated="3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5" table:number-columns-repeated="924" table:default-cell-style-name="ce12"/>
        <table:table-column table:style-name="co15" table:number-columns-repeated="2" table:default-cell-style-name="ce17"/>
        <table:table-column table:style-name="co15" table:number-columns-repeated="28" table:default-cell-style-name="ce107"/>
        <table:table-column table:style-name="co15" table:number-columns-repeated="38" table:default-cell-style-name="Default"/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bai00.csv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Version 1.1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amunra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Prof. Dr. Peter A. Henning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GNU GPL V2.0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Es wird ausdrücklich davor gewarnt, ein Heizgerät an einem externen Controller vorbei zu steuern.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Die Register der 2. Diagnoseebene dürfen nur durch Fachhandwerker geändert werden. 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8" table:number-columns-repeated="2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118"/>
          <table:table-cell table:style-name="ce1" office:value-type="string" calcext:value-type="string">
            <text:p>ungetestet</text:p>
          </table:table-cell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20"/>
          <table:table-cell table:style-name="ce1" office:value-type="string" calcext:value-type="string">
            <text:p>1. Diagnosebene</text:p>
          </table:table-cell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119"/>
          <table:table-cell table:style-name="ce1" office:value-type="string" calcext:value-type="string">
            <text:p>2. Diagnosebene</text:p>
          </table:table-cell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 <text:s/></text:p>
          </table:table-cell>
          <table:table-cell table:style-name="ce21"/>
          <table:table-cell table:style-name="ce1" office:value-type="string" calcext:value-type="string">
            <text:p>fehlende Registeradresse</text:p>
          </table:table-cell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">
          <table:table-cell table:style-name="ce1" office:value-type="string" calcext:value-type="string">
            <text:p>#################################</text:p>
          </table:table-cell>
          <table:table-cell table:style-name="ce19"/>
          <table:table-cell table:style-name="ce18"/>
          <table:table-cell table:style-name="ce34"/>
          <table:table-cell table:style-name="ce18" table:number-columns-repeated="3"/>
          <table:table-cell table:style-name="ce65"/>
          <table:table-cell table:style-name="ce21" table:number-columns-repeated="2"/>
          <table:table-cell table:style-name="ce76"/>
          <table:table-cell table:style-name="ce77"/>
          <table:table-cell table:style-name="ce21" table:number-columns-repeated="2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21" table:number-columns-repeated="6"/>
          <table:table-cell table:style-name="ce88" table:number-columns-repeated="6"/>
          <table:table-cell table:style-name="ce101" table:number-columns-repeated="905"/>
          <table:table-cell table:style-name="ce104" table:number-columns-repeated="9"/>
          <table:table-cell table:style-name="ce106" table:number-columns-repeated="28"/>
          <table:table-cell table:style-name="ce108" table:number-columns-repeated="38"/>
        </table:table-row>
        <table:table-row table:style-name="ro10">
          <table:table-cell table:style-name="ce113" office:value-type="string" calcext:value-type="string">
            <text:p># type (r;w;u;1-9)</text:p>
          </table:table-cell>
          <table:table-cell table:style-name="ce113" office:value-type="string" calcext:value-type="string">
            <text:p>class</text:p>
          </table:table-cell>
          <table:table-cell table:style-name="ce113" office:value-type="string" calcext:value-type="string">
            <text:p>name</text:p>
          </table:table-cell>
          <table:table-cell table:style-name="ce34" office:value-type="string" calcext:value-type="string">
            <text:p>comment</text:p>
          </table:table-cell>
          <table:table-cell table:style-name="ce113" office:value-type="string" calcext:value-type="string">
            <text:p>QQ</text:p>
          </table:table-cell>
          <table:table-cell table:style-name="ce113" office:value-type="string" calcext:value-type="string">
            <text:p>ZZ</text:p>
          </table:table-cell>
          <table:table-cell table:style-name="ce113" office:value-type="string" calcext:value-type="string">
            <text:p>PBSB</text:p>
          </table:table-cell>
          <table:table-cell table:style-name="ce65" office:value-type="string" calcext:value-type="string">
            <text:p>ID</text:p>
          </table:table-cell>
          <table:table-cell table:style-name="ce76" office:value-type="string" calcext:value-type="string">
            <text:p>field</text:p>
          </table:table-cell>
          <table:table-cell table:style-name="ce76" office:value-type="string" calcext:value-type="string">
            <text:p>part (m;s)</text:p>
          </table:table-cell>
          <table:table-cell table:style-name="ce76" office:value-type="string" calcext:value-type="string">
            <text:p>type / templates</text:p>
          </table:table-cell>
          <table:table-cell table:style-name="ce77" office:value-type="string" calcext:value-type="string">
            <text:p>divider / values</text:p>
          </table:table-cell>
          <table:table-cell table:style-name="ce76" office:value-type="string" calcext:value-type="string">
            <text:p>unit</text:p>
          </table:table-cell>
          <table:table-cell table:style-name="ce76" office:value-type="string" calcext:value-type="string">
            <text:p>comment</text:p>
          </table:table-cell>
          <table:table-cell table:style-name="ce231" office:value-type="string" calcext:value-type="string">
            <text:p>field</text:p>
          </table:table-cell>
          <table:table-cell table:style-name="ce231" office:value-type="string" calcext:value-type="string">
            <text:p>part (m;s)</text:p>
          </table:table-cell>
          <table:table-cell table:style-name="ce231" office:value-type="string" calcext:value-type="string">
            <text:p>type / templates</text:p>
          </table:table-cell>
          <table:table-cell table:style-name="ce232" office:value-type="string" calcext:value-type="string">
            <text:p>divider / values</text:p>
          </table:table-cell>
          <table:table-cell table:style-name="ce231" office:value-type="string" calcext:value-type="string">
            <text:p>unit</text:p>
          </table:table-cell>
          <table:table-cell table:style-name="ce231" office:value-type="string" calcext:value-type="string">
            <text:p>comment</text:p>
          </table:table-cell>
          <table:table-cell table:style-name="ce76" office:value-type="string" calcext:value-type="string">
            <text:p>field</text:p>
          </table:table-cell>
          <table:table-cell table:style-name="ce76" office:value-type="string" calcext:value-type="string">
            <text:p>part (m;s)</text:p>
          </table:table-cell>
          <table:table-cell table:style-name="ce76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76" office:value-type="string" calcext:value-type="string">
            <text:p>unit</text:p>
          </table:table-cell>
          <table:table-cell table:style-name="ce76" office:value-type="string" calcext:value-type="string">
            <text:p>comment</text:p>
          </table:table-cell>
          <table:table-cell table:style-name="ce231" office:value-type="string" calcext:value-type="string">
            <text:p>field</text:p>
          </table:table-cell>
          <table:table-cell table:style-name="ce231" office:value-type="string" calcext:value-type="string">
            <text:p>part (m;s)</text:p>
          </table:table-cell>
          <table:table-cell table:style-name="ce231" office:value-type="string" calcext:value-type="string">
            <text:p>type / templates</text:p>
          </table:table-cell>
          <table:table-cell table:style-name="ce232" office:value-type="string" calcext:value-type="string">
            <text:p>divider / values</text:p>
          </table:table-cell>
          <table:table-cell table:style-name="ce231" office:value-type="string" calcext:value-type="string">
            <text:p>unit</text:p>
          </table:table-cell>
          <table:table-cell table:style-name="ce231" office:value-type="string" calcext:value-type="string">
            <text:p>comment</text:p>
          </table:table-cell>
          <table:table-cell table:style-name="ce76" office:value-type="string" calcext:value-type="string">
            <text:p>field</text:p>
          </table:table-cell>
          <table:table-cell table:style-name="ce76" office:value-type="string" calcext:value-type="string">
            <text:p>part (m;s)</text:p>
          </table:table-cell>
          <table:table-cell table:style-name="ce76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76" office:value-type="string" calcext:value-type="string">
            <text:p>unit</text:p>
          </table:table-cell>
          <table:table-cell table:style-name="ce76" office:value-type="string" calcext:value-type="string">
            <text:p>comment</text:p>
          </table:table-cell>
          <table:table-cell table:style-name="ce231" office:value-type="string" calcext:value-type="string">
            <text:p>field</text:p>
          </table:table-cell>
          <table:table-cell table:style-name="ce231" office:value-type="string" calcext:value-type="string">
            <text:p>part (m;s)</text:p>
          </table:table-cell>
          <table:table-cell table:style-name="ce231" office:value-type="string" calcext:value-type="string">
            <text:p>type / templates</text:p>
          </table:table-cell>
          <table:table-cell table:style-name="ce232" office:value-type="string" calcext:value-type="string">
            <text:p>divider / values</text:p>
          </table:table-cell>
          <table:table-cell table:style-name="ce231" office:value-type="string" calcext:value-type="string">
            <text:p>unit</text:p>
          </table:table-cell>
          <table:table-cell table:style-name="ce231" office:value-type="string" calcext:value-type="string">
            <text:p>comment</text:p>
          </table:table-cell>
          <table:table-cell table:style-name="ce234" table:number-columns-repeated="905"/>
          <table:table-cell table:style-name="ce17" table:number-columns-repeated="7"/>
          <table:table-cell table:number-columns-repeated="68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bai00</text:p>
          </table:table-cell>
          <table:table-cell table:style-name="ce2" office:value-type="string" calcext:value-type="string">
            <text:p>ID</text:p>
          </table:table-cell>
          <table:table-cell table:style-name="ce42" office:value-type="string" calcext:value-type="string">
            <text:p>Vaillant BAI00 07.03 74.01</text:p>
          </table:table-cell>
          <table:table-cell table:style-name="ce2"/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704</text:p>
          </table:table-cell>
          <table:table-cell table:style-name="ce189"/>
          <table:table-cell table:style-name="ce2" table:number-columns-repeated="2"/>
          <table:table-cell table:style-name="ce55" office:value-type="string" calcext:value-type="string">
            <text:p>HEX</text:p>
          </table:table-cell>
          <table:table-cell table:style-name="ce41"/>
          <table:table-cell table:style-name="ce55" table:number-columns-repeated="4"/>
          <table:table-cell table:style-name="ce55" office:value-type="string" calcext:value-type="string">
            <text:p>STR:5</text:p>
          </table:table-cell>
          <table:table-cell table:style-name="ce55" table:number-columns-repeated="5"/>
          <table:table-cell table:style-name="ce55" office:value-type="string" calcext:value-type="string">
            <text:p>BCD</text:p>
          </table:table-cell>
          <table:table-cell table:style-name="ce55" table:number-columns-repeated="3"/>
          <table:table-cell table:style-name="ce59" table:number-columns-repeated="2"/>
          <table:table-cell table:style-name="ce2" office:value-type="string" calcext:value-type="string">
            <text:p>BCD</text:p>
          </table:table-cell>
          <table:table-cell table:style-name="ce59" table:number-columns-repeated="3"/>
          <table:table-cell table:style-name="ce55" table:number-columns-repeated="2"/>
          <table:table-cell table:style-name="ce55" office:value-type="string" calcext:value-type="string">
            <text:p>BCD</text:p>
          </table:table-cell>
          <table:table-cell table:style-name="ce55" table:number-columns-repeated="3"/>
          <table:table-cell table:style-name="ce59" table:number-columns-repeated="2"/>
          <table:table-cell table:style-name="ce2" office:value-type="string" calcext:value-type="string">
            <text:p>BCD</text:p>
          </table:table-cell>
          <table:table-cell table:style-name="ce59" table:number-columns-repeated="16"/>
          <table:table-cell table:style-name="ce102" table:number-columns-repeated="890"/>
          <table:table-cell table:style-name="ce63" table:number-columns-repeated="9"/>
          <table:table-cell table:style-name="ce105" table:number-columns-repeated="28"/>
          <table:table-cell table:style-name="ce59" table:number-columns-repeated="40"/>
        </table:table-row>
        <table:table-row table:style-name="ro3">
          <table:table-cell table:style-name="ce3" office:value-type="string" calcext:value-type="string">
            <text:p>################################# Register Messages BAI00 1. und Diagnoseebene</text:p>
          </table:table-cell>
          <table:table-cell table:style-name="ce22"/>
          <table:table-cell table:style-name="ce3"/>
          <table:table-cell table:style-name="ce143"/>
          <table:table-cell table:style-name="ce46" table:number-columns-repeated="2"/>
          <table:table-cell table:style-name="ce22"/>
          <table:table-cell table:style-name="ce46"/>
          <table:table-cell table:style-name="ce3" table:number-columns-repeated="3"/>
          <table:table-cell table:style-name="ce217"/>
          <table:table-cell table:style-name="ce3" table:number-columns-repeated="944"/>
          <table:table-cell table:style-name="ce22" table:number-columns-repeated="30"/>
          <table:table-cell table:style-name="ce15" table:number-columns-repeated="38"/>
        </table:table-row>
        <table:table-row table:style-name="ro4">
          <table:table-cell table:style-name="ce11" office:value-type="string" calcext:value-type="string">
            <text:p>*r</text:p>
          </table:table-cell>
          <table:table-cell table:style-name="ce11" office:value-type="string" calcext:value-type="string">
            <text:p>bai00</text:p>
          </table:table-cell>
          <table:table-cell table:style-name="ce11"/>
          <table:table-cell table:style-name="ce144"/>
          <table:table-cell table:style-name="ce11"/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B509</text:p>
          </table:table-cell>
          <table:table-cell table:style-name="ce51" office:value-type="string" calcext:value-type="string">
            <text:p>0D</text:p>
          </table:table-cell>
          <table:table-cell table:style-name="ce4" table:number-columns-repeated="2"/>
          <table:table-cell table:style-name="ce11"/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PartialPower</text:p>
          </table:table-cell>
          <table:table-cell table:style-name="ce145" office:value-type="string" calcext:value-type="string">
            <text:p>d.00 =&gt; Heizungsteillast</text:p>
          </table:table-cell>
          <table:table-cell table:style-name="ce169" table:number-columns-repeated="3"/>
          <table:table-cell table:style-name="ce190" office:value-type="string" calcext:value-type="string">
            <text:p>0704</text:p>
          </table:table-cell>
          <table:table-cell table:style-name="ce73" table:number-columns-repeated="2"/>
          <table:table-cell table:style-name="ce122" office:value-type="string" calcext:value-type="string">
            <text:p>UCH</text:p>
          </table:table-cell>
          <table:table-cell table:style-name="ce219"/>
          <table:table-cell table:style-name="ce7" office:value-type="string" calcext:value-type="string">
            <text:p>kW</text:p>
          </table:table-cell>
          <table:table-cell table:style-name="ce7" table:number-columns-repeated="943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2" office:value-type="string" calcext:value-type="string">
            <text:p>PumpAfterRunTime</text:p>
          </table:table-cell>
          <table:table-cell table:style-name="ce145" office:value-type="string" calcext:value-type="string">
            <text:p>d.01 =&gt; Pumpennachlaufzeit</text:p>
          </table:table-cell>
          <table:table-cell table:style-name="ce169" table:number-columns-repeated="3"/>
          <table:table-cell table:style-name="ce190" office:value-type="string" calcext:value-type="string">
            <text:p>F703</text:p>
          </table:table-cell>
          <table:table-cell table:style-name="ce121" table:number-columns-repeated="2"/>
          <table:table-cell table:style-name="ce122" office:value-type="string" calcext:value-type="string">
            <text:p>UCH</text:p>
          </table:table-cell>
          <table:table-cell table:style-name="ce38"/>
          <table:table-cell table:style-name="ce5" office:value-type="string" calcext:value-type="string">
            <text:p>min</text:p>
          </table:table-cell>
          <table:table-cell table:style-name="ce5" table:number-columns-repeated="1011"/>
        </table:table-row>
        <table:table-row table:style-name="ro3">
          <table:table-cell table:style-name="ce114" office:value-type="string" calcext:value-type="string">
            <text:p>r</text:p>
          </table:table-cell>
          <table:table-cell table:style-name="ce120"/>
          <table:table-cell table:style-name="ce123" office:value-type="string" calcext:value-type="string">
            <text:p>BurnerBlockingTimeMax</text:p>
          </table:table-cell>
          <table:table-cell table:style-name="ce146" office:value-type="string" calcext:value-type="string">
            <text:p>d.02 =&gt; maximale Brennersperrzeit bei 20 °C</text:p>
          </table:table-cell>
          <table:table-cell table:style-name="ce123" table:number-columns-repeated="3"/>
          <table:table-cell table:style-name="ce191" office:value-type="string" calcext:value-type="string">
            <text:p>0904</text:p>
          </table:table-cell>
          <table:table-cell table:style-name="ce211" table:number-columns-repeated="2"/>
          <table:table-cell table:style-name="ce123" office:value-type="string" calcext:value-type="string">
            <text:p>UCH</text:p>
          </table:table-cell>
          <table:table-cell table:style-name="ce220"/>
          <table:table-cell table:style-name="ce120" office:value-type="string" calcext:value-type="string">
            <text:p>min</text:p>
          </table:table-cell>
          <table:table-cell table:style-name="ce120" table:number-columns-repeated="1011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StorageLoadTemp</text:p>
          </table:table-cell>
          <table:table-cell table:style-name="ce145" office:value-type="string" calcext:value-type="string">
            <text:p>d.03 =&gt; Speicherladetemperatur / max.</text:p>
          </table:table-cell>
          <table:table-cell table:style-name="ce7" table:number-columns-repeated="3"/>
          <table:table-cell table:style-name="ce47" office:value-type="float" office:value="1600" calcext:value-type="float">
            <text:p>1600</text:p>
          </table:table-cell>
          <table:table-cell table:style-name="ce7" table:number-columns-repeated="2"/>
          <table:table-cell table:style-name="ce7" office:value-type="string" calcext:value-type="string">
            <text:p>D2C</text:p>
          </table:table-cell>
          <table:table-cell table:style-name="ce219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string" calcext:value-type="string">
            <text:p>UCH</text:p>
          </table:table-cell>
          <table:table-cell table:style-name="ce233"/>
          <table:table-cell table:style-name="ce7" table:number-columns-repeated="4"/>
          <table:table-cell table:style-name="ce7" office:value-type="string" calcext:value-type="string">
            <text:p>HEX</text:p>
          </table:table-cell>
          <table:table-cell table:style-name="ce7" table:number-columns-repeated="933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StorageTemp</text:p>
          </table:table-cell>
          <table:table-cell table:style-name="ce145" office:value-type="string" calcext:value-type="string">
            <text:p>d.04 =&gt; Speichertemperatur / Sensorstatus</text:p>
          </table:table-cell>
          <table:table-cell table:style-name="ce7" table:number-columns-repeated="3"/>
          <table:table-cell table:style-name="ce47" office:value-type="float" office:value="1700" calcext:value-type="float">
            <text:p>1700</text:p>
          </table:table-cell>
          <table:table-cell table:style-name="ce7" table:number-columns-repeated="2"/>
          <table:table-cell table:style-name="ce7" office:value-type="string" calcext:value-type="string">
            <text:p>temp;sensor</text:p>
          </table:table-cell>
          <table:table-cell table:style-name="ce219"/>
          <table:table-cell table:style-name="ce7" table:number-columns-repeated="5"/>
          <table:table-cell table:style-name="ce233"/>
          <table:table-cell table:style-name="ce7" table:number-columns-repeated="4"/>
          <table:table-cell table:style-name="ce7" office:value-type="string" calcext:value-type="string">
            <text:p>HEX</text:p>
          </table:table-cell>
          <table:table-cell table:style-name="ce7" table:number-columns-repeated="933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2" office:value-type="string" calcext:value-type="string">
            <text:p>FlowTempDesired</text:p>
          </table:table-cell>
          <table:table-cell table:style-name="ce145" office:value-type="string" calcext:value-type="string">
            <text:p>d.05 =&gt; Vorlauftemperatur Soll</text:p>
          </table:table-cell>
          <table:table-cell table:style-name="ce169" table:number-columns-repeated="3"/>
          <table:table-cell table:style-name="ce190" office:value-type="string" calcext:value-type="string">
            <text:p>3900</text:p>
          </table:table-cell>
          <table:table-cell table:style-name="ce121" table:number-columns-repeated="2"/>
          <table:table-cell table:style-name="ce122" office:value-type="string" calcext:value-type="string">
            <text:p>temp</text:p>
          </table:table-cell>
          <table:table-cell table:style-name="ce38"/>
          <table:table-cell table:style-name="ce5" table:number-columns-repeated="1012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23"/>
          <table:table-cell table:style-name="ce124"/>
          <table:table-cell table:style-name="ce147" office:value-type="string" calcext:value-type="string">
            <text:p>d.06</text:p>
          </table:table-cell>
          <table:table-cell table:style-name="ce170" table:number-columns-repeated="3"/>
          <table:table-cell table:style-name="ce192"/>
          <table:table-cell table:style-name="ce212" table:number-columns-repeated="2"/>
          <table:table-cell table:style-name="ce124"/>
          <table:table-cell table:style-name="ce39"/>
          <table:table-cell table:style-name="ce23" table:number-columns-repeated="1012"/>
        </table:table-row>
        <table:table-row table:style-name="ro3">
          <table:table-cell table:style-name="ce73" office:value-type="string" calcext:value-type="string">
            <text:p>r</text:p>
          </table:table-cell>
          <table:table-cell table:style-name="ce121"/>
          <table:table-cell table:style-name="ce122" office:value-type="string" calcext:value-type="string">
            <text:p>StorageTempDesired</text:p>
          </table:table-cell>
          <table:table-cell table:style-name="ce145" office:value-type="string" calcext:value-type="string">
            <text:p>d.07 =&gt; Speichertemperatur Soll</text:p>
          </table:table-cell>
          <table:table-cell table:style-name="ce169" table:number-columns-repeated="3"/>
          <table:table-cell table:style-name="ce190" office:value-type="string" calcext:value-type="string">
            <text:p>0400</text:p>
          </table:table-cell>
          <table:table-cell table:style-name="ce121" table:number-columns-repeated="2"/>
          <table:table-cell table:style-name="ce122" office:value-type="string" calcext:value-type="string">
            <text:p>temp</text:p>
          </table:table-cell>
          <table:table-cell table:style-name="ce221"/>
          <table:table-cell table:style-name="ce121" table:number-columns-repeated="10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2" office:value-type="string" calcext:value-type="string">
            <text:p>RoomSensorStatus</text:p>
          </table:table-cell>
          <table:table-cell table:style-name="ce145" office:value-type="string" calcext:value-type="string">
            <text:p>d.08 =&gt; Raumthermostat an Klemme 3-4</text:p>
          </table:table-cell>
          <table:table-cell table:style-name="ce169" table:number-columns-repeated="3"/>
          <table:table-cell table:style-name="ce190" office:value-type="string" calcext:value-type="string">
            <text:p>2A00</text:p>
          </table:table-cell>
          <table:table-cell table:style-name="ce121" table:number-columns-repeated="2"/>
          <table:table-cell table:style-name="ce122" office:value-type="string" calcext:value-type="string">
            <text:p>UCH</text:p>
          </table:table-cell>
          <table:table-cell table:style-name="ce38" office:value-type="string" calcext:value-type="string">
            <text:p>0=noheat;1=heat</text:p>
          </table:table-cell>
          <table:table-cell table:style-name="ce5" table:number-columns-repeated="10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2" office:value-type="string" calcext:value-type="string">
            <text:p>FlowTempExtern</text:p>
          </table:table-cell>
          <table:table-cell table:style-name="ce145" office:value-type="string" calcext:value-type="string">
            <text:p>d.09 =&gt; Regler 7-8-9 / EBUS Soll</text:p>
          </table:table-cell>
          <table:table-cell table:style-name="ce169" table:number-columns-repeated="3"/>
          <table:table-cell table:style-name="ce190" office:value-type="string" calcext:value-type="string">
            <text:p>6E04</text:p>
          </table:table-cell>
          <table:table-cell table:style-name="ce121" table:number-columns-repeated="2"/>
          <table:table-cell table:style-name="ce122" office:value-type="string" calcext:value-type="string">
            <text:p>temp</text:p>
          </table:table-cell>
          <table:table-cell table:style-name="ce38"/>
          <table:table-cell table:style-name="ce7" office:value-type="string" calcext:value-type="string">
            <text:p><text:s/>°C</text:p>
          </table:table-cell>
          <table:table-cell table:style-name="ce5" table:number-columns-repeated="1011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2" office:value-type="string" calcext:value-type="string">
            <text:p>PumpStatus</text:p>
          </table:table-cell>
          <table:table-cell table:style-name="ce145" office:value-type="string" calcext:value-type="string">
            <text:p>d.10 =&gt; Status Heizungspumpe</text:p>
          </table:table-cell>
          <table:table-cell table:style-name="ce169" table:number-columns-repeated="3"/>
          <table:table-cell table:style-name="ce190" office:value-type="string" calcext:value-type="string">
            <text:p>4400</text:p>
          </table:table-cell>
          <table:table-cell table:style-name="ce121" table:number-columns-repeated="2"/>
          <table:table-cell table:style-name="ce122" office:value-type="string" calcext:value-type="string">
            <text:p>onoff</text:p>
          </table:table-cell>
          <table:table-cell table:style-name="ce38"/>
          <table:table-cell table:style-name="ce5" table:number-columns-repeated="10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2" office:value-type="string" calcext:value-type="string">
            <text:p>ExternPumpStatus</text:p>
          </table:table-cell>
          <table:table-cell table:style-name="ce145" office:value-type="string" calcext:value-type="string">
            <text:p>d.11 =&gt; Status Externe Heizungspumpe</text:p>
          </table:table-cell>
          <table:table-cell table:style-name="ce169" table:number-columns-repeated="3"/>
          <table:table-cell table:style-name="ce190" office:value-type="string" calcext:value-type="string">
            <text:p>3F00</text:p>
          </table:table-cell>
          <table:table-cell table:style-name="ce121" table:number-columns-repeated="2"/>
          <table:table-cell table:style-name="ce122" office:value-type="string" calcext:value-type="string">
            <text:p>UCH</text:p>
          </table:table-cell>
          <table:table-cell table:style-name="ce38"/>
          <table:table-cell table:style-name="ce5" table:number-columns-repeated="1012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5"/>
          <table:table-cell table:style-name="ce122" office:value-type="string" calcext:value-type="string">
            <text:p>StorageLoadPumpStatus</text:p>
          </table:table-cell>
          <table:table-cell table:style-name="ce145" office:value-type="string" calcext:value-type="string">
            <text:p>d.12 =&gt; Status Speicherladepumpe</text:p>
          </table:table-cell>
          <table:table-cell table:style-name="ce169" table:number-columns-repeated="3"/>
          <table:table-cell table:style-name="ce190" office:value-type="string" calcext:value-type="string">
            <text:p>9E00</text:p>
          </table:table-cell>
          <table:table-cell table:style-name="ce121" table:number-columns-repeated="2"/>
          <table:table-cell table:style-name="ce122" office:value-type="string" calcext:value-type="string">
            <text:p>UCH</text:p>
          </table:table-cell>
          <table:table-cell table:style-name="ce38"/>
          <table:table-cell table:style-name="ce5" office:value-type="string" calcext:value-type="string">
            <text:p>%</text:p>
          </table:table-cell>
          <table:table-cell table:style-name="ce5" table:number-columns-repeated="1011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CircPumpStatus</text:p>
          </table:table-cell>
          <table:table-cell table:style-name="ce145" office:value-type="string" calcext:value-type="string">
            <text:p>d.13 =&gt; Status Zirkulationspumpe</text:p>
          </table:table-cell>
          <table:table-cell table:style-name="ce169" table:number-columns-repeated="3"/>
          <table:table-cell table:style-name="ce190" office:value-type="string" calcext:value-type="string">
            <text:p>7B00</text:p>
          </table:table-cell>
          <table:table-cell table:style-name="ce73" table:number-columns-repeated="2"/>
          <table:table-cell table:style-name="ce122" office:value-type="string" calcext:value-type="string">
            <text:p>UCH</text:p>
          </table:table-cell>
          <table:table-cell table:style-name="ce219"/>
          <table:table-cell table:style-name="ce7" office:value-type="string" calcext:value-type="string">
            <text:p>%</text:p>
          </table:table-cell>
          <table:table-cell table:style-name="ce7" table:number-columns-repeated="943"/>
          <table:table-cell table:style-name="ce5" table:number-columns-repeated="68"/>
        </table:table-row>
        <table:table-row table:style-name="ro5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PumpPowerDesired</text:p>
          </table:table-cell>
          <table:table-cell table:style-name="ce148" office:value-type="string" calcext:value-type="string">
            <text:p>d.14 =&gt; Leistung Heizungspumpe Soll</text:p>
          </table:table-cell>
          <table:table-cell table:style-name="ce125" table:number-columns-repeated="3"/>
          <table:table-cell table:style-name="ce193" office:value-type="string" calcext:value-type="string">
            <text:p>0A04</text:p>
          </table:table-cell>
          <table:table-cell table:style-name="ce116" table:number-columns-repeated="2"/>
          <table:table-cell table:style-name="ce125" office:value-type="string" calcext:value-type="string">
            <text:p>UCH</text:p>
          </table:table-cell>
          <table:table-cell table:style-name="ce222" office:value-type="string" calcext:value-type="string">
            <text:p>0=auto;1=53;2=60;3=70;4=85;5=100</text:p>
          </table:table-cell>
          <table:table-cell table:style-name="ce115" office:value-type="string" calcext:value-type="string">
            <text:p>%</text:p>
          </table:table-cell>
          <table:table-cell table:style-name="ce115" table:number-columns-repeated="1011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PumpPower</text:p>
          </table:table-cell>
          <table:table-cell table:style-name="ce145" office:value-type="string" calcext:value-type="string">
            <text:p>d.15 =&gt; Leistung Heizungspumpe</text:p>
          </table:table-cell>
          <table:table-cell table:style-name="ce169" table:number-columns-repeated="3"/>
          <table:table-cell table:style-name="ce190" office:value-type="string" calcext:value-type="string">
            <text:p>7300</text:p>
          </table:table-cell>
          <table:table-cell table:style-name="ce73" table:number-columns-repeated="2"/>
          <table:table-cell table:style-name="ce122" office:value-type="string" calcext:value-type="string">
            <text:p>UCH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0" office:value-type="string" calcext:value-type="string">
            <text:p>r</text:p>
          </table:table-cell>
          <table:table-cell table:style-name="ce10"/>
          <table:table-cell table:style-name="ce124" office:value-type="string" calcext:value-type="string">
            <text:p>RoomSensorFound</text:p>
          </table:table-cell>
          <table:table-cell table:style-name="ce147" office:value-type="string" calcext:value-type="string">
            <text:p>d.16 =&gt; Raumthermostat vorhanden</text:p>
          </table:table-cell>
          <table:table-cell table:style-name="ce170" table:number-columns-repeated="3"/>
          <table:table-cell table:style-name="ce192" office:value-type="string" calcext:value-type="string">
            <text:p>0E00</text:p>
          </table:table-cell>
          <table:table-cell table:style-name="ce117" table:number-columns-repeated="2"/>
          <table:table-cell table:style-name="ce124" office:value-type="string" calcext:value-type="string">
            <text:p>yesno</text:p>
          </table:table-cell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6" office:value-type="string" calcext:value-type="string">
            <text:p>RegulationMode</text:p>
          </table:table-cell>
          <table:table-cell table:style-name="ce149" office:value-type="string" calcext:value-type="string">
            <text:p>d.17 =&gt; Regelungsmodus</text:p>
          </table:table-cell>
          <table:table-cell table:style-name="ce171" table:number-columns-repeated="3"/>
          <table:table-cell table:style-name="ce194" office:value-type="string" calcext:value-type="string">
            <text:p>0C04</text:p>
          </table:table-cell>
          <table:table-cell table:style-name="ce116" table:number-columns-repeated="2"/>
          <table:table-cell table:style-name="ce126" office:value-type="string" calcext:value-type="string">
            <text:p>UCH</text:p>
          </table:table-cell>
          <table:table-cell table:style-name="ce224" office:value-type="string" calcext:value-type="string">
            <text:p>0=flow;1=return</text:p>
          </table:table-cell>
          <table:table-cell table:style-name="ce115" table:number-columns-repeated="944"/>
          <table:table-cell table:style-name="ce235" table:number-columns-repeated="68"/>
        </table:table-row>
        <table:table-row table:style-name="ro5">
          <table:table-cell table:style-name="ce115" office:value-type="string" calcext:value-type="string">
            <text:p>r</text:p>
          </table:table-cell>
          <table:table-cell table:style-name="ce115"/>
          <table:table-cell table:style-name="ce126" office:value-type="string" calcext:value-type="string">
            <text:p>PumpMode</text:p>
          </table:table-cell>
          <table:table-cell table:style-name="ce149" office:value-type="string" calcext:value-type="string">
            <text:p>d.18 =&gt; Pumpenbetriebsart</text:p>
          </table:table-cell>
          <table:table-cell table:style-name="ce171" table:number-columns-repeated="3"/>
          <table:table-cell table:style-name="ce194" office:value-type="string" calcext:value-type="string">
            <text:p>4904</text:p>
          </table:table-cell>
          <table:table-cell table:style-name="ce116" table:number-columns-repeated="2"/>
          <table:table-cell table:style-name="ce126" office:value-type="string" calcext:value-type="string">
            <text:p>UCH</text:p>
          </table:table-cell>
          <table:table-cell table:style-name="ce224" office:value-type="string" calcext:value-type="string">
            <text:p>0=aftertime;1=continous;2=winter;3=intermittent</text:p>
          </table:table-cell>
          <table:table-cell table:style-name="ce115" table:number-columns-repeated="944"/>
          <table:table-cell table:style-name="ce235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27" office:value-type="string" calcext:value-type="string">
            <text:p>PumpMode2</text:p>
          </table:table-cell>
          <table:table-cell table:style-name="ce150" office:value-type="string" calcext:value-type="string">
            <text:p>d.19 =&gt; Pumpenbetriebsart 2. Pumpe</text:p>
          </table:table-cell>
          <table:table-cell table:style-name="ce172" table:number-columns-repeated="3"/>
          <table:table-cell table:style-name="ce195" office:value-type="string" calcext:value-type="string">
            <text:p>0B04</text:p>
          </table:table-cell>
          <table:table-cell table:style-name="ce73" table:number-columns-repeated="2"/>
          <table:table-cell table:style-name="ce127" office:value-type="string" calcext:value-type="string">
            <text:p>UCH</text:p>
          </table:table-cell>
          <table:table-cell table:style-name="ce219" office:value-type="string" calcext:value-type="string">
            <text:p>0=aftertime;1=continous;2=winter;3=intermittent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8" office:value-type="string" calcext:value-type="string">
            <text:p>StorageTempSetMax</text:p>
          </table:table-cell>
          <table:table-cell table:style-name="ce151" office:value-type="string" calcext:value-type="string">
            <text:p>d.20 =&gt; Maximale Speichersolltemperatur</text:p>
          </table:table-cell>
          <table:table-cell table:style-name="ce173" table:number-columns-repeated="3"/>
          <table:table-cell table:style-name="ce128" office:value-type="string" calcext:value-type="string">
            <text:p>4304</text:p>
          </table:table-cell>
          <table:table-cell table:style-name="ce116" table:number-columns-repeated="2"/>
          <table:table-cell table:style-name="ce128" office:value-type="string" calcext:value-type="string">
            <text:p>temp</text:p>
          </table:table-cell>
          <table:table-cell table:style-name="ce224"/>
          <table:table-cell table:style-name="ce115" office:value-type="string" calcext:value-type="string">
            <text:p><text:s/>°C</text:p>
          </table:table-cell>
          <table:table-cell table:style-name="ce115" table:number-columns-repeated="943"/>
          <table:table-cell table:style-name="ce235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OperatingModeHWC</text:p>
          </table:table-cell>
          <table:table-cell table:style-name="ce145" office:value-type="string" calcext:value-type="string">
            <text:p>d.22 =&gt; Betriebsart Warmwasser (Anforderung)</text:p>
          </table:table-cell>
          <table:table-cell table:style-name="ce169" table:number-columns-repeated="3"/>
          <table:table-cell table:style-name="ce190" office:value-type="string" calcext:value-type="string">
            <text:p>5800</text:p>
          </table:table-cell>
          <table:table-cell table:style-name="ce73" table:number-columns-repeated="2"/>
          <table:table-cell table:style-name="ce122" office:value-type="string" calcext:value-type="string">
            <text:p>onoff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OperatingModeHC</text:p>
          </table:table-cell>
          <table:table-cell table:style-name="ce145" office:value-type="string" calcext:value-type="string">
            <text:p>d.23 =&gt; Betriebsart Heizung</text:p>
          </table:table-cell>
          <table:table-cell table:style-name="ce169" table:number-columns-repeated="3"/>
          <table:table-cell table:style-name="ce190" office:value-type="string" calcext:value-type="string">
            <text:p>F203</text:p>
          </table:table-cell>
          <table:table-cell table:style-name="ce73" table:number-columns-repeated="2"/>
          <table:table-cell table:style-name="ce122" office:value-type="string" calcext:value-type="string">
            <text:p>onoff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24" office:value-type="string" calcext:value-type="string">
            <text:p>AirPressure</text:p>
          </table:table-cell>
          <table:table-cell table:style-name="ce147" office:value-type="string" calcext:value-type="string">
            <text:p>d.24 =&gt; Luftdruck</text:p>
          </table:table-cell>
          <table:table-cell table:style-name="ce170" table:number-columns-repeated="3"/>
          <table:table-cell table:style-name="ce192"/>
          <table:table-cell table:style-name="ce117" table:number-columns-repeated="2"/>
          <table:table-cell table:style-name="ce124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29" office:value-type="string" calcext:value-type="string">
            <text:p>StorageLoadEnabled</text:p>
          </table:table-cell>
          <table:table-cell table:style-name="ce152" office:value-type="string" calcext:value-type="string">
            <text:p>d.25 =&gt; Speicherladung durch EBUS freigegeben</text:p>
          </table:table-cell>
          <table:table-cell table:style-name="ce174" table:number-columns-repeated="3"/>
          <table:table-cell table:style-name="ce196" office:value-type="string" calcext:value-type="string">
            <text:p>4704</text:p>
          </table:table-cell>
          <table:table-cell table:style-name="ce7" table:number-columns-repeated="2"/>
          <table:table-cell table:style-name="ce129" office:value-type="string" calcext:value-type="string">
            <text:p>yesno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11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0" office:value-type="string" calcext:value-type="string">
            <text:p>Relay</text:p>
          </table:table-cell>
          <table:table-cell table:style-name="ce153" office:value-type="string" calcext:value-type="string">
            <text:p>d.26 =&gt; Schalten Relais ecoTEC Exclusiv</text:p>
          </table:table-cell>
          <table:table-cell table:style-name="ce175" table:number-columns-repeated="3"/>
          <table:table-cell table:style-name="ce197"/>
          <table:table-cell table:style-name="ce10" table:number-columns-repeated="2"/>
          <table:table-cell table:style-name="ce130"/>
          <table:table-cell table:style-name="ce223" office:value-type="string" calcext:value-type="string">
            <text:p>1=Circ;2=ExtPump;3=StorageLoadPump;4=Exhaust;5=ExtValve;6=ExtErr;7=ExhaustConf;8=Remote;9=LegionellaPump</text:p>
          </table:table-cell>
          <table:table-cell table:style-name="ce10" table:number-columns-repeated="944"/>
          <table:table-cell table:style-name="ce23" table:number-columns-repeated="68"/>
        </table:table-row>
        <table:table-row table:style-name="ro11">
          <table:table-cell table:style-name="ce116" office:value-type="string" calcext:value-type="string">
            <text:p>r</text:p>
          </table:table-cell>
          <table:table-cell table:style-name="ce116"/>
          <table:table-cell table:style-name="ce125" office:value-type="string" calcext:value-type="string">
            <text:p>AccRelay1</text:p>
          </table:table-cell>
          <table:table-cell table:style-name="ce148" office:value-type="string" calcext:value-type="string">
            <text:p>d.27 =&gt; Schalten Zubehörrelais 1</text:p>
          </table:table-cell>
          <table:table-cell table:style-name="ce176" table:number-columns-repeated="3"/>
          <table:table-cell table:style-name="ce193" office:value-type="string" calcext:value-type="string">
            <text:p>4B04</text:p>
          </table:table-cell>
          <table:table-cell table:style-name="ce116" table:number-columns-repeated="2"/>
          <table:table-cell table:style-name="ce125" office:value-type="string" calcext:value-type="string">
            <text:p>status</text:p>
          </table:table-cell>
          <table:table-cell table:style-name="ce225" office:value-type="string" calcext:value-type="string">
            <text:p>1=Circ;2=ExtPump;3=StorageLoadPump;4=Exhaust;5=ExtValve;6=ExtErr;7=ExhaustConf;8=Remote;9=LegionellaPump</text:p>
          </table:table-cell>
          <table:table-cell table:style-name="ce116" table:number-columns-repeated="944"/>
          <table:table-cell table:style-name="ce236" table:number-columns-repeated="68"/>
        </table:table-row>
        <table:table-row table:style-name="ro11">
          <table:table-cell table:style-name="ce116" office:value-type="string" calcext:value-type="string">
            <text:p>r</text:p>
          </table:table-cell>
          <table:table-cell table:style-name="ce116"/>
          <table:table-cell table:style-name="ce125" office:value-type="string" calcext:value-type="string">
            <text:p>AccRelay2</text:p>
          </table:table-cell>
          <table:table-cell table:style-name="ce148" office:value-type="string" calcext:value-type="string">
            <text:p>d.28 =&gt; Schalten Zubehörrelais 2</text:p>
          </table:table-cell>
          <table:table-cell table:style-name="ce176" table:number-columns-repeated="3"/>
          <table:table-cell table:style-name="ce193" office:value-type="string" calcext:value-type="string">
            <text:p>4C04</text:p>
          </table:table-cell>
          <table:table-cell table:style-name="ce116" table:number-columns-repeated="2"/>
          <table:table-cell table:style-name="ce125" office:value-type="string" calcext:value-type="string">
            <text:p>status</text:p>
          </table:table-cell>
          <table:table-cell table:style-name="ce225" office:value-type="string" calcext:value-type="string">
            <text:p>1=Circ;2=ExtPump;3=StorageLoadPump;4=Exhaust;5=ExtValve;6=ExtErr;7=ExhaustConf;8=Remote;9=LegionellaPump</text:p>
          </table:table-cell>
          <table:table-cell table:style-name="ce116" table:number-columns-repeated="944"/>
          <table:table-cell table:style-name="ce236" table:number-columns-repeated="68"/>
        </table:table-row>
        <table:table-row table:style-name="ro3">
          <table:table-cell table:style-name="ce117" office:value-type="string" calcext:value-type="string">
            <text:p># <text:s/></text:p>
          </table:table-cell>
          <table:table-cell table:style-name="ce117"/>
          <table:table-cell table:style-name="ce131"/>
          <table:table-cell table:style-name="ce154" office:value-type="string" calcext:value-type="string">
            <text:p>d.29 =&gt; Umlaufwassermenge</text:p>
          </table:table-cell>
          <table:table-cell table:style-name="ce177" table:number-columns-repeated="3"/>
          <table:table-cell table:style-name="ce198"/>
          <table:table-cell table:style-name="ce117" table:number-columns-repeated="2"/>
          <table:table-cell table:style-name="ce131"/>
          <table:table-cell table:style-name="ce226"/>
          <table:table-cell table:style-name="ce117" table:number-columns-repeated="944"/>
          <table:table-cell table:style-name="ce212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GasValveStatus</text:p>
          </table:table-cell>
          <table:table-cell table:style-name="ce145" office:value-type="string" calcext:value-type="string">
            <text:p>d.30 =&gt; Steuersignal Gasventil</text:p>
          </table:table-cell>
          <table:table-cell table:style-name="ce169" table:number-columns-repeated="3"/>
          <table:table-cell table:style-name="ce190" office:value-type="string" calcext:value-type="string">
            <text:p>BB00</text:p>
          </table:table-cell>
          <table:table-cell table:style-name="ce73" table:number-columns-repeated="2"/>
          <table:table-cell table:style-name="ce122" office:value-type="string" calcext:value-type="string">
            <text:p>HEX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FanSpeedDesired</text:p>
          </table:table-cell>
          <table:table-cell table:style-name="ce145" office:value-type="string" calcext:value-type="string">
            <text:p>d.33 =&gt; Gebläsedrehzahl Soll</text:p>
          </table:table-cell>
          <table:table-cell table:style-name="ce169" table:number-columns-repeated="3"/>
          <table:table-cell table:style-name="ce190" office:value-type="string" calcext:value-type="string">
            <text:p>2400</text:p>
          </table:table-cell>
          <table:table-cell table:style-name="ce73" table:number-columns-repeated="2"/>
          <table:table-cell table:style-name="ce122" office:value-type="string" calcext:value-type="string">
            <text:p>UIN</text:p>
          </table:table-cell>
          <table:table-cell table:style-name="ce219" office:value-type="float" office:value="10" calcext:value-type="float">
            <text:p>10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FanSpeed</text:p>
          </table:table-cell>
          <table:table-cell table:style-name="ce145" office:value-type="string" calcext:value-type="string">
            <text:p>d.34 =&gt; Gebläsedrehzahl</text:p>
          </table:table-cell>
          <table:table-cell table:style-name="ce169" table:number-columns-repeated="3"/>
          <table:table-cell table:style-name="ce190" office:value-type="string" calcext:value-type="string">
            <text:p>8300</text:p>
          </table:table-cell>
          <table:table-cell table:style-name="ce73" table:number-columns-repeated="2"/>
          <table:table-cell table:style-name="ce122" office:value-type="string" calcext:value-type="string">
            <text:p>UIN</text:p>
          </table:table-cell>
          <table:table-cell table:style-name="ce219" office:value-type="float" office:value="10" calcext:value-type="float">
            <text:p>10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COVPosition</text:p>
          </table:table-cell>
          <table:table-cell table:style-name="ce145" office:value-type="string" calcext:value-type="string">
            <text:p>d.35 =&gt; Position Vorrang-Umschaltventil (Changeover Valve) </text:p>
          </table:table-cell>
          <table:table-cell table:style-name="ce169" table:number-columns-repeated="3"/>
          <table:table-cell table:style-name="ce190" office:value-type="string" calcext:value-type="string">
            <text:p>5400</text:p>
          </table:table-cell>
          <table:table-cell table:style-name="ce73" table:number-columns-repeated="2"/>
          <table:table-cell table:style-name="ce122" office:value-type="string" calcext:value-type="string">
            <text:p>percent0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FlowTemp</text:p>
          </table:table-cell>
          <table:table-cell table:style-name="ce155" office:value-type="string" calcext:value-type="string">
            <text:p>d.40 =&gt; Vorlauftemperatur / Sensorstatus</text:p>
          </table:table-cell>
          <table:table-cell table:style-name="ce7" table:number-columns-repeated="3"/>
          <table:table-cell table:style-name="ce47" office:value-type="float" office:value="1800" calcext:value-type="float">
            <text:p>1800</text:p>
          </table:table-cell>
          <table:table-cell table:style-name="ce7" table:number-columns-repeated="2"/>
          <table:table-cell table:style-name="ce7" office:value-type="string" calcext:value-type="string">
            <text:p>tempsensor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22" office:value-type="string" calcext:value-type="string">
            <text:p>ReturnTemp</text:p>
          </table:table-cell>
          <table:table-cell table:style-name="ce147" office:value-type="string" calcext:value-type="string">
            <text:p>d.41 =&gt; Rücklauftemperatur / 3 weitere Bytes</text:p>
          </table:table-cell>
          <table:table-cell table:style-name="ce169" table:number-columns-repeated="3"/>
          <table:table-cell table:style-name="ce190" office:value-type="string" calcext:value-type="string">
            <text:p>9800</text:p>
          </table:table-cell>
          <table:table-cell table:style-name="ce73" table:number-columns-repeated="2"/>
          <table:table-cell table:style-name="ce122" office:value-type="string" calcext:value-type="string">
            <text:p>temp;status;status;status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32" office:value-type="string" calcext:value-type="string">
            <text:p>IonizationVoltage</text:p>
          </table:table-cell>
          <table:table-cell table:style-name="ce156" office:value-type="string" calcext:value-type="string">
            <text:p>d.44 =&gt; Ionisationsspannung &lt;40 ok &gt; 80 keine Flamme</text:p>
          </table:table-cell>
          <table:table-cell table:style-name="ce178" table:number-columns-repeated="3"/>
          <table:table-cell table:style-name="ce199" office:value-type="string" calcext:value-type="string">
            <text:p>A400</text:p>
          </table:table-cell>
          <table:table-cell table:style-name="ce73" table:number-columns-repeated="2"/>
          <table:table-cell table:style-name="ce132" office:value-type="string" calcext:value-type="string">
            <text:p>SIN</text:p>
          </table:table-cell>
          <table:table-cell table:style-name="ce219" office:value-type="float" office:value="10" calcext:value-type="float">
            <text:p>10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32" office:value-type="string" calcext:value-type="string">
            <text:p>OutsideTemp</text:p>
          </table:table-cell>
          <table:table-cell table:style-name="ce5" office:value-type="string" calcext:value-type="string">
            <text:p>d.47 =&gt; Außentemperatur <text:s/></text:p>
          </table:table-cell>
          <table:table-cell table:style-name="ce178" table:number-columns-repeated="3"/>
          <table:table-cell table:style-name="ce199" office:value-type="string" calcext:value-type="string">
            <text:p>7600</text:p>
          </table:table-cell>
          <table:table-cell table:style-name="ce73" table:number-columns-repeated="2"/>
          <table:table-cell table:style-name="ce132" office:value-type="string" calcext:value-type="string">
            <text:p>tempsensor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33" office:value-type="string" calcext:value-type="string">
            <text:p>FanSpeedMinOffset</text:p>
          </table:table-cell>
          <table:table-cell table:style-name="ce157" office:value-type="string" calcext:value-type="string">
            <text:p>d.50 =&gt; Offset <text:s/>minimale Gebläsedrehzahl </text:p>
          </table:table-cell>
          <table:table-cell table:style-name="ce179" table:number-columns-repeated="3"/>
          <table:table-cell table:style-name="ce200" office:value-type="string" calcext:value-type="string">
            <text:p>2404</text:p>
          </table:table-cell>
          <table:table-cell table:style-name="ce115" table:number-columns-repeated="2"/>
          <table:table-cell table:style-name="ce133" office:value-type="string" calcext:value-type="string">
            <text:p>SIN</text:p>
          </table:table-cell>
          <table:table-cell table:style-name="ce224" office:value-type="float" office:value="10" calcext:value-type="float">
            <text:p>10</text:p>
          </table:table-cell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33" office:value-type="string" calcext:value-type="string">
            <text:p>FanSpeedMaxOffset</text:p>
          </table:table-cell>
          <table:table-cell table:style-name="ce157" office:value-type="string" calcext:value-type="string">
            <text:p>d.51 =&gt; Offset maximale Gebläsedrehzahl</text:p>
          </table:table-cell>
          <table:table-cell table:style-name="ce179" table:number-columns-repeated="3"/>
          <table:table-cell table:style-name="ce200" office:value-type="string" calcext:value-type="string">
            <text:p>2504</text:p>
          </table:table-cell>
          <table:table-cell table:style-name="ce115" table:number-columns-repeated="2"/>
          <table:table-cell table:style-name="ce133" office:value-type="string" calcext:value-type="string">
            <text:p>SIN</text:p>
          </table:table-cell>
          <table:table-cell table:style-name="ce224" office:value-type="float" office:value="10" calcext:value-type="float">
            <text:p>10</text:p>
          </table:table-cell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TempLimitFaults</text:p>
          </table:table-cell>
          <table:table-cell table:style-name="ce148" office:value-type="string" calcext:value-type="string">
            <text:p>d.60 =&gt; Temperaturbegrenzer-Abschaltungen</text:p>
          </table:table-cell>
          <table:table-cell table:style-name="ce176" table:number-columns-repeated="3"/>
          <table:table-cell table:style-name="ce193" office:value-type="string" calcext:value-type="string">
            <text:p>2000</text:p>
          </table:table-cell>
          <table:table-cell table:style-name="ce116" table:number-columns-repeated="2"/>
          <table:table-cell table:style-name="ce125" office:value-type="string" calcext:value-type="string">
            <text:p>UCH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BurnerFaults</text:p>
          </table:table-cell>
          <table:table-cell table:style-name="ce148" office:value-type="string" calcext:value-type="string">
            <text:p>d.61 =&gt; Feuerungsautomat-Störungen</text:p>
          </table:table-cell>
          <table:table-cell table:style-name="ce176" table:number-columns-repeated="3"/>
          <table:table-cell table:style-name="ce193" office:value-type="string" calcext:value-type="string">
            <text:p>1F00</text:p>
          </table:table-cell>
          <table:table-cell table:style-name="ce116" table:number-columns-repeated="2"/>
          <table:table-cell table:style-name="ce125" office:value-type="string" calcext:value-type="string">
            <text:p>UCH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BurnerIgnitionTimeMax</text:p>
          </table:table-cell>
          <table:table-cell table:style-name="ce148" office:value-type="string" calcext:value-type="string">
            <text:p>d.64 =&gt; Maximale Zündzeit</text:p>
          </table:table-cell>
          <table:table-cell table:style-name="ce176" table:number-columns-repeated="3"/>
          <table:table-cell table:style-name="ce193" office:value-type="string" calcext:value-type="string">
            <text:p>2C00</text:p>
          </table:table-cell>
          <table:table-cell table:style-name="ce116" table:number-columns-repeated="2"/>
          <table:table-cell table:style-name="ce125" office:value-type="string" calcext:value-type="string">
            <text:p>UCH</text:p>
          </table:table-cell>
          <table:table-cell table:style-name="ce224" office:value-type="float" office:value="10" calcext:value-type="float">
            <text:p>10</text:p>
          </table:table-cell>
          <table:table-cell table:style-name="ce115" office:value-type="string" calcext:value-type="string">
            <text:p>s</text:p>
          </table:table-cell>
          <table:table-cell table:style-name="ce115" table:number-columns-repeated="943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BurnerIgnitionTimeAv</text:p>
          </table:table-cell>
          <table:table-cell table:style-name="ce148" office:value-type="string" calcext:value-type="string">
            <text:p>d.65 =&gt; Mittlere Zündzeit</text:p>
          </table:table-cell>
          <table:table-cell table:style-name="ce176" table:number-columns-repeated="3"/>
          <table:table-cell table:style-name="ce193" office:value-type="string" calcext:value-type="string">
            <text:p>2D00</text:p>
          </table:table-cell>
          <table:table-cell table:style-name="ce116" table:number-columns-repeated="2"/>
          <table:table-cell table:style-name="ce125" office:value-type="string" calcext:value-type="string">
            <text:p>UCH</text:p>
          </table:table-cell>
          <table:table-cell table:style-name="ce224" office:value-type="float" office:value="10" calcext:value-type="float">
            <text:p>10</text:p>
          </table:table-cell>
          <table:table-cell table:style-name="ce115" office:value-type="string" calcext:value-type="string">
            <text:p>s</text:p>
          </table:table-cell>
          <table:table-cell table:style-name="ce115" table:number-columns-repeated="943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34" office:value-type="string" calcext:value-type="string">
            <text:p>BurnerBlockingTimeRes</text:p>
          </table:table-cell>
          <table:table-cell table:style-name="ce158" office:value-type="string" calcext:value-type="string">
            <text:p>d.67 =&gt; verbleibende Brennersperrzeit</text:p>
          </table:table-cell>
          <table:table-cell table:style-name="ce180" table:number-columns-repeated="3"/>
          <table:table-cell table:style-name="ce201" office:value-type="string" calcext:value-type="string">
            <text:p>3800</text:p>
          </table:table-cell>
          <table:table-cell table:style-name="ce115" table:number-columns-repeated="2"/>
          <table:table-cell table:style-name="ce134" office:value-type="string" calcext:value-type="string">
            <text:p>UCH</text:p>
          </table:table-cell>
          <table:table-cell table:style-name="ce224"/>
          <table:table-cell table:style-name="ce115" office:value-type="string" calcext:value-type="string">
            <text:p>min</text:p>
          </table:table-cell>
          <table:table-cell table:style-name="ce115" table:number-columns-repeated="943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BurnerStartFaults1</text:p>
          </table:table-cell>
          <table:table-cell table:style-name="ce148" office:value-type="string" calcext:value-type="string">
            <text:p>d.68 =&gt; Erfolglose Zündungen im 1. Versuch</text:p>
          </table:table-cell>
          <table:table-cell table:style-name="ce176" table:number-columns-repeated="3"/>
          <table:table-cell table:style-name="ce193" office:value-type="string" calcext:value-type="string">
            <text:p>6E00</text:p>
          </table:table-cell>
          <table:table-cell table:style-name="ce116" table:number-columns-repeated="2"/>
          <table:table-cell table:style-name="ce125" office:value-type="string" calcext:value-type="string">
            <text:p>UCH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BurnerStartFaults2</text:p>
          </table:table-cell>
          <table:table-cell table:style-name="ce148" office:value-type="string" calcext:value-type="string">
            <text:p>d.69 =&gt; Erfolglose Zündungen im 2. Versuch</text:p>
          </table:table-cell>
          <table:table-cell table:style-name="ce176" table:number-columns-repeated="3"/>
          <table:table-cell table:style-name="ce193" office:value-type="string" calcext:value-type="string">
            <text:p>6F00</text:p>
          </table:table-cell>
          <table:table-cell table:style-name="ce116" table:number-columns-repeated="2"/>
          <table:table-cell table:style-name="ce125" office:value-type="string" calcext:value-type="string">
            <text:p>UCH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5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COVMode</text:p>
          </table:table-cell>
          <table:table-cell table:style-name="ce148" office:value-type="string" calcext:value-type="string">
            <text:p>d.70 =&gt; Modus Vorrang-Umschaltventil (Changeover Valve)</text:p>
          </table:table-cell>
          <table:table-cell table:style-name="ce176" table:number-columns-repeated="3"/>
          <table:table-cell table:style-name="ce193" office:value-type="string" calcext:value-type="string">
            <text:p>2A04</text:p>
          </table:table-cell>
          <table:table-cell table:style-name="ce116" table:number-columns-repeated="2"/>
          <table:table-cell table:style-name="ce125" office:value-type="string" calcext:value-type="string">
            <text:p>UCH</text:p>
          </table:table-cell>
          <table:table-cell table:style-name="ce224" office:value-type="string" calcext:value-type="string">
            <text:p>0=normal;1=parallel;2=heating</text:p>
          </table:table-cell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FlowTempMax</text:p>
          </table:table-cell>
          <table:table-cell table:style-name="ce148" office:value-type="string" calcext:value-type="string">
            <text:p>d.71 =&gt; Maximale Vorlauftemperatur Heizung</text:p>
          </table:table-cell>
          <table:table-cell table:style-name="ce176" table:number-columns-repeated="3"/>
          <table:table-cell table:style-name="ce193" office:value-type="string" calcext:value-type="string">
            <text:p>0E04</text:p>
          </table:table-cell>
          <table:table-cell table:style-name="ce116" table:number-columns-repeated="2"/>
          <table:table-cell table:style-name="ce125" office:value-type="string" calcext:value-type="string">
            <text:p>temp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 office:value-type="string" calcext:value-type="string">
            <text:p>StorageLoadAfterBurnTime</text:p>
          </table:table-cell>
          <table:table-cell table:style-name="ce154" office:value-type="string" calcext:value-type="string">
            <text:p>d.72</text:p>
          </table:table-cell>
          <table:table-cell table:style-name="ce177" table:number-columns-repeated="3"/>
          <table:table-cell table:style-name="ce198"/>
          <table:table-cell table:style-name="ce117" table:number-columns-repeated="2"/>
          <table:table-cell table:style-name="ce131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35" office:value-type="string" calcext:value-type="string">
            <text:p>StorageLoadTimeMax</text:p>
          </table:table-cell>
          <table:table-cell table:style-name="ce159" office:value-type="string" calcext:value-type="string">
            <text:p>d.75 =&gt; Maximaldauer Speicherladung</text:p>
          </table:table-cell>
          <table:table-cell table:style-name="ce181" table:number-columns-repeated="3"/>
          <table:table-cell table:style-name="ce202" office:value-type="string" calcext:value-type="string">
            <text:p>1204</text:p>
          </table:table-cell>
          <table:table-cell table:style-name="ce115" table:number-columns-repeated="2"/>
          <table:table-cell table:style-name="ce135" office:value-type="string" calcext:value-type="string">
            <text:p>UCH</text:p>
          </table:table-cell>
          <table:table-cell table:style-name="ce224"/>
          <table:table-cell table:style-name="ce115" office:value-type="string" calcext:value-type="string">
            <text:p>min</text:p>
          </table:table-cell>
          <table:table-cell table:style-name="ce115" table:number-columns-repeated="943"/>
          <table:table-cell table:style-name="ce23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36" office:value-type="string" calcext:value-type="string">
            <text:p>DeviceTypeDSN</text:p>
          </table:table-cell>
          <table:table-cell table:style-name="ce160" office:value-type="string" calcext:value-type="string">
            <text:p>d.76 =&gt; Gerätevariante</text:p>
          </table:table-cell>
          <table:table-cell table:style-name="ce182" table:number-columns-repeated="3"/>
          <table:table-cell table:style-name="ce203" office:value-type="string" calcext:value-type="string">
            <text:p>3004</text:p>
          </table:table-cell>
          <table:table-cell table:style-name="ce73" table:number-columns-repeated="2"/>
          <table:table-cell table:style-name="ce136" office:value-type="string" calcext:value-type="string">
            <text:p>UCH</text:p>
          </table:table-cell>
          <table:table-cell table:style-name="ce219" office:value-type="string" calcext:value-type="string">
            <text:p>6=VC146;7=VC206;8=VC276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7" office:value-type="string" calcext:value-type="string">
            <text:p>StorageLoadPowerMax</text:p>
          </table:table-cell>
          <table:table-cell table:style-name="ce161" office:value-type="string" calcext:value-type="string">
            <text:p>d.77 =&gt; Maximale Speicherladeleistung</text:p>
          </table:table-cell>
          <table:table-cell table:style-name="ce183" table:number-columns-repeated="3"/>
          <table:table-cell table:style-name="ce204"/>
          <table:table-cell table:style-name="ce10" table:number-columns-repeated="2"/>
          <table:table-cell table:style-name="ce137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38" office:value-type="string" calcext:value-type="string">
            <text:p>StorageLoadTempMax</text:p>
          </table:table-cell>
          <table:table-cell table:style-name="ce162" office:value-type="string" calcext:value-type="string">
            <text:p>d.78 =&gt; Maximale Speicherladetemperatur </text:p>
          </table:table-cell>
          <table:table-cell table:style-name="ce184" table:number-columns-repeated="3"/>
          <table:table-cell table:style-name="ce205" office:value-type="string" calcext:value-type="string">
            <text:p>0F04</text:p>
          </table:table-cell>
          <table:table-cell table:style-name="ce115" table:number-columns-repeated="2"/>
          <table:table-cell table:style-name="ce138" office:value-type="string" calcext:value-type="string">
            <text:p>temp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OperatingHoursHC</text:p>
          </table:table-cell>
          <table:table-cell table:style-name="ce148" office:value-type="string" calcext:value-type="string">
            <text:p>d.80 =&gt; Betriebsstunden Heizung</text:p>
          </table:table-cell>
          <table:table-cell table:style-name="ce176" table:number-columns-repeated="3"/>
          <table:table-cell table:style-name="ce193" office:value-type="string" calcext:value-type="string">
            <text:p>2800</text:p>
          </table:table-cell>
          <table:table-cell table:style-name="ce116" table:number-columns-repeated="2"/>
          <table:table-cell table:style-name="ce125" office:value-type="string" calcext:value-type="string">
            <text:p>UIN</text:p>
          </table:table-cell>
          <table:table-cell table:style-name="ce224"/>
          <table:table-cell table:style-name="ce115" office:value-type="string" calcext:value-type="string">
            <text:p>hours</text:p>
          </table:table-cell>
          <table:table-cell table:style-name="ce115" table:number-columns-repeated="943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OperatingHoursHWC</text:p>
          </table:table-cell>
          <table:table-cell table:style-name="ce148" office:value-type="string" calcext:value-type="string">
            <text:p>d.81 =&gt; Betriebsstunden Warmwasser</text:p>
          </table:table-cell>
          <table:table-cell table:style-name="ce176" table:number-columns-repeated="3"/>
          <table:table-cell table:style-name="ce193" office:value-type="string" calcext:value-type="string">
            <text:p>2200</text:p>
          </table:table-cell>
          <table:table-cell table:style-name="ce116" table:number-columns-repeated="2"/>
          <table:table-cell table:style-name="ce125" office:value-type="string" calcext:value-type="string">
            <text:p>UIN</text:p>
          </table:table-cell>
          <table:table-cell table:style-name="ce224"/>
          <table:table-cell table:style-name="ce115" office:value-type="string" calcext:value-type="string">
            <text:p>hours</text:p>
          </table:table-cell>
          <table:table-cell table:style-name="ce115" table:number-columns-repeated="943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BurnerStartsHC</text:p>
          </table:table-cell>
          <table:table-cell table:style-name="ce148" office:value-type="string" calcext:value-type="string">
            <text:p>d.82 =&gt; Brennerstarts Heizung</text:p>
          </table:table-cell>
          <table:table-cell table:style-name="ce176" table:number-columns-repeated="3"/>
          <table:table-cell table:style-name="ce193" office:value-type="string" calcext:value-type="string">
            <text:p>2900</text:p>
          </table:table-cell>
          <table:table-cell table:style-name="ce116" table:number-columns-repeated="2"/>
          <table:table-cell table:style-name="ce125" office:value-type="string" calcext:value-type="string">
            <text:p>UIN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BurnerStartsHWC</text:p>
          </table:table-cell>
          <table:table-cell table:style-name="ce148" office:value-type="string" calcext:value-type="string">
            <text:p>d.83 =&gt; Brennerstarts Warmwasser</text:p>
          </table:table-cell>
          <table:table-cell table:style-name="ce176" table:number-columns-repeated="3"/>
          <table:table-cell table:style-name="ce193" office:value-type="string" calcext:value-type="string">
            <text:p>2300</text:p>
          </table:table-cell>
          <table:table-cell table:style-name="ce116" table:number-columns-repeated="2"/>
          <table:table-cell table:style-name="ce125" office:value-type="string" calcext:value-type="string">
            <text:p>UIN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38" office:value-type="string" calcext:value-type="string">
            <text:p>TimeToService</text:p>
          </table:table-cell>
          <table:table-cell table:style-name="ce162" office:value-type="string" calcext:value-type="string">
            <text:p>d.84 =&gt; Zeit bis zur nächsten Wartung</text:p>
          </table:table-cell>
          <table:table-cell table:style-name="ce184" table:number-columns-repeated="3"/>
          <table:table-cell table:style-name="ce205" office:value-type="string" calcext:value-type="string">
            <text:p>2004</text:p>
          </table:table-cell>
          <table:table-cell table:style-name="ce115" table:number-columns-repeated="2"/>
          <table:table-cell table:style-name="ce138" office:value-type="string" calcext:value-type="string">
            <text:p>UIN</text:p>
          </table:table-cell>
          <table:table-cell table:style-name="ce224"/>
          <table:table-cell table:style-name="ce115" office:value-type="string" calcext:value-type="string">
            <text:p>hours</text:p>
          </table:table-cell>
          <table:table-cell table:style-name="ce115" table:number-columns-repeated="943"/>
          <table:table-cell table:style-name="ce23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/>
          <table:table-cell table:style-name="ce154" office:value-type="string" calcext:value-type="string">
            <text:p>d.86 =&gt; Servicebetrieb</text:p>
          </table:table-cell>
          <table:table-cell table:style-name="ce177" table:number-columns-repeated="3"/>
          <table:table-cell table:style-name="ce198"/>
          <table:table-cell table:style-name="ce117" table:number-columns-repeated="2"/>
          <table:table-cell table:style-name="ce131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/>
          <table:table-cell table:style-name="ce154" office:value-type="string" calcext:value-type="string">
            <text:p>d.87 =&gt; Gasart einstellen</text:p>
          </table:table-cell>
          <table:table-cell table:style-name="ce177" table:number-columns-repeated="3"/>
          <table:table-cell table:style-name="ce198"/>
          <table:table-cell table:style-name="ce117" table:number-columns-repeated="2"/>
          <table:table-cell table:style-name="ce131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/>
          <table:table-cell table:style-name="ce154" office:value-type="string" calcext:value-type="string">
            <text:p>d.89 =&gt; Start-Offset</text:p>
          </table:table-cell>
          <table:table-cell table:style-name="ce177" table:number-columns-repeated="3"/>
          <table:table-cell table:style-name="ce198"/>
          <table:table-cell table:style-name="ce117" table:number-columns-repeated="2"/>
          <table:table-cell table:style-name="ce131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5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0"/>
          <table:table-cell table:style-name="ce153" office:value-type="string" calcext:value-type="string">
            <text:p>d.90 =&gt; Digitaler Regler erkannt 1 = erkannt/ 0 = nicht erkannt</text:p>
          </table:table-cell>
          <table:table-cell table:style-name="ce175" table:number-columns-repeated="3"/>
          <table:table-cell table:style-name="ce197" office:value-type="string" calcext:value-type="string">
            <office:annotation draw:style-name="gr1" draw:text-style-name="P2" svg:width="2.899cm" svg:height="2.913cm" svg:x="4.794cm" svg:y="45.268cm" draw:caption-point-x="18.052cm" draw:caption-point-y="2.34cm">
              <dc:date>2015-01-04T00:00:00</dc:date>
              <text:p text:style-name="P2"><text:span text:style-name="T1">Kolision mit AnzeigeSpeicherSolltemperatur die ist verifiziert!!!!!!!</text:span></text:p>
            </office:annotation>
            <text:p>0400</text:p>
          </table:table-cell>
          <table:table-cell table:style-name="ce10" table:number-columns-repeated="2"/>
          <table:table-cell table:style-name="ce130" office:value-type="string" calcext:value-type="string">
            <text:p>yesno</text:p>
          </table:table-cell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5">
          <table:table-cell table:style-name="ce7" office:value-type="string" calcext:value-type="string">
            <text:p>r</text:p>
          </table:table-cell>
          <table:table-cell table:style-name="ce7"/>
          <table:table-cell table:style-name="ce132" office:value-type="string" calcext:value-type="string">
            <text:p>DCFStatus</text:p>
          </table:table-cell>
          <table:table-cell table:style-name="ce156" office:value-type="string" calcext:value-type="string">
            <text:p>d.91 =&gt; Status DCF Empfänger</text:p>
          </table:table-cell>
          <table:table-cell table:style-name="ce178" table:number-columns-repeated="3"/>
          <table:table-cell table:style-name="ce199" office:value-type="string" calcext:value-type="string">
            <text:p>6900</text:p>
          </table:table-cell>
          <table:table-cell table:style-name="ce73" table:number-columns-repeated="2"/>
          <table:table-cell table:style-name="ce132" office:value-type="string" calcext:value-type="string">
            <text:p>dcfstate</text:p>
          </table:table-cell>
          <table:table-cell table:style-name="ce219" office:value-type="string" calcext:value-type="string">
            <text:p>0=no_signal;1=signal;2=synchronized;3=valid</text:p>
          </table:table-cell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9" office:value-type="string" calcext:value-type="string">
            <text:p>DeviceTypeDSNSet</text:p>
          </table:table-cell>
          <table:table-cell table:style-name="ce163" office:value-type="string" calcext:value-type="string">
            <text:p>d.93 =&gt; Gerätevariante einstellen</text:p>
          </table:table-cell>
          <table:table-cell table:style-name="ce185" table:number-columns-repeated="3"/>
          <table:table-cell table:style-name="ce206" office:value-type="string" calcext:value-type="string">
            <text:p><text:s/></text:p>
          </table:table-cell>
          <table:table-cell table:style-name="ce117" table:number-columns-repeated="2"/>
          <table:table-cell table:style-name="ce139" office:value-type="string" calcext:value-type="string">
            <text:p><text:s/></text:p>
          </table:table-cell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5" office:value-type="string" calcext:value-type="string">
            <text:p>r</text:p>
          </table:table-cell>
          <table:table-cell table:style-name="ce115"/>
          <table:table-cell table:style-name="ce125" office:value-type="string" calcext:value-type="string">
            <text:p>SetFactoryDefault</text:p>
          </table:table-cell>
          <table:table-cell table:style-name="ce148" office:value-type="string" calcext:value-type="string">
            <text:p>d.96 =&gt; Werkseinstellung <text:s/>0 = aus/ 1 = ein</text:p>
          </table:table-cell>
          <table:table-cell table:style-name="ce176" table:number-columns-repeated="3"/>
          <table:table-cell table:style-name="ce193" office:value-type="string" calcext:value-type="string">
            <text:p>6804</text:p>
          </table:table-cell>
          <table:table-cell table:style-name="ce116" table:number-columns-repeated="2"/>
          <table:table-cell table:style-name="ce125" office:value-type="string" calcext:value-type="string">
            <text:p>yesno</text:p>
          </table:table-cell>
          <table:table-cell table:style-name="ce224"/>
          <table:table-cell table:style-name="ce115" table:number-columns-repeated="944"/>
          <table:table-cell table:style-name="ce235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 office:value-type="string" calcext:value-type="string">
            <text:p>Password</text:p>
          </table:table-cell>
          <table:table-cell table:style-name="ce154" office:value-type="string" calcext:value-type="string">
            <text:p>d.97 =&gt; Code 17 für 2. Diagnoseebene</text:p>
          </table:table-cell>
          <table:table-cell table:style-name="ce177" table:number-columns-repeated="3"/>
          <table:table-cell table:style-name="ce198"/>
          <table:table-cell table:style-name="ce117" table:number-columns-repeated="2"/>
          <table:table-cell table:style-name="ce131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 office:value-type="string" calcext:value-type="string">
            <text:p>Telephone</text:p>
          </table:table-cell>
          <table:table-cell table:style-name="ce154" office:value-type="string" calcext:value-type="string">
            <text:p>d.98 =&gt; Telefon Fachhandwerker</text:p>
          </table:table-cell>
          <table:table-cell table:style-name="ce177" table:number-columns-repeated="3"/>
          <table:table-cell table:style-name="ce198"/>
          <table:table-cell table:style-name="ce117" table:number-columns-repeated="2"/>
          <table:table-cell table:style-name="ce131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0" office:value-type="string" calcext:value-type="string">
            <text:p># <text:s/></text:p>
          </table:table-cell>
          <table:table-cell table:style-name="ce10"/>
          <table:table-cell table:style-name="ce131" office:value-type="string" calcext:value-type="string">
            <text:p>Language</text:p>
          </table:table-cell>
          <table:table-cell table:style-name="ce154" office:value-type="string" calcext:value-type="string">
            <text:p>d.99 =&gt; Sprache</text:p>
          </table:table-cell>
          <table:table-cell table:style-name="ce177" table:number-columns-repeated="3"/>
          <table:table-cell table:style-name="ce198"/>
          <table:table-cell table:style-name="ce117" table:number-columns-repeated="2"/>
          <table:table-cell table:style-name="ce131"/>
          <table:table-cell table:style-name="ce223"/>
          <table:table-cell table:style-name="ce10" table:number-columns-repeated="944"/>
          <table:table-cell table:style-name="ce23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0" office:value-type="string" calcext:value-type="string">
            <text:p>EbusVoltage_DK</text:p>
          </table:table-cell>
          <table:table-cell table:style-name="ce164" office:value-type="string" calcext:value-type="string">
            <text:p>EbusVoltage_DK</text:p>
          </table:table-cell>
          <table:table-cell table:style-name="ce186" table:number-columns-repeated="3"/>
          <table:table-cell table:style-name="ce207" office:value-type="string" calcext:value-type="string">
            <text:p>7F00</text:p>
          </table:table-cell>
          <table:table-cell table:style-name="ce213" table:number-columns-repeated="2"/>
          <table:table-cell table:style-name="ce140" office:value-type="string" calcext:value-type="string">
            <text:p>onoff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1" office:value-type="string" calcext:value-type="string">
            <text:p>external_Flowsetpoint_DK</text:p>
          </table:table-cell>
          <table:table-cell table:style-name="ce165" office:value-type="string" calcext:value-type="string">
            <text:p>external_Flowsetpoint_DK</text:p>
          </table:table-cell>
          <table:table-cell table:style-name="ce187" table:number-columns-repeated="3"/>
          <table:table-cell table:style-name="ce141" office:value-type="string" calcext:value-type="string">
            <text:p>2500</text:p>
          </table:table-cell>
          <table:table-cell table:style-name="ce214" table:number-columns-repeated="2"/>
          <table:table-cell table:style-name="ce141" office:value-type="string" calcext:value-type="string">
            <text:p>temp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0" office:value-type="string" calcext:value-type="string">
            <text:p>Flame_DK</text:p>
          </table:table-cell>
          <table:table-cell table:style-name="ce164" office:value-type="string" calcext:value-type="string">
            <text:p>Flame_DK</text:p>
          </table:table-cell>
          <table:table-cell table:style-name="ce186" table:number-columns-repeated="3"/>
          <table:table-cell table:style-name="ce207" office:value-type="string" calcext:value-type="string">
            <text:p>0500</text:p>
          </table:table-cell>
          <table:table-cell table:style-name="ce213" table:number-columns-repeated="2"/>
          <table:table-cell table:style-name="ce140" office:value-type="string" calcext:value-type="string">
            <text:p>onoff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0" office:value-type="string" calcext:value-type="string">
            <text:p>FloorHeatingContact_DK</text:p>
          </table:table-cell>
          <table:table-cell table:style-name="ce164" office:value-type="string" calcext:value-type="string">
            <text:p>FloorHeatingContact_DK</text:p>
          </table:table-cell>
          <table:table-cell table:style-name="ce186" table:number-columns-repeated="3"/>
          <table:table-cell table:style-name="ce207" office:value-type="string" calcext:value-type="string">
            <text:p>7000</text:p>
          </table:table-cell>
          <table:table-cell table:style-name="ce213" table:number-columns-repeated="2"/>
          <table:table-cell table:style-name="ce140" office:value-type="string" calcext:value-type="string">
            <text:p>onoff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0" office:value-type="string" calcext:value-type="string">
            <text:p>FluegasvalveOpen</text:p>
          </table:table-cell>
          <table:table-cell table:style-name="ce164" office:value-type="string" calcext:value-type="string">
            <text:p>FluegasvalveOpen (Display?)</text:p>
          </table:table-cell>
          <table:table-cell table:style-name="ce186" table:number-columns-repeated="3"/>
          <table:table-cell table:style-name="ce207" office:value-type="string" calcext:value-type="string">
            <text:p>8900</text:p>
          </table:table-cell>
          <table:table-cell table:style-name="ce213" table:number-columns-repeated="2"/>
          <table:table-cell table:style-name="ce140" office:value-type="string" calcext:value-type="string">
            <text:p>onoff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FillPressure</text:p>
          </table:table-cell>
          <table:table-cell table:style-name="ce155" office:value-type="string" calcext:value-type="string">
            <text:p>Fülldruck</text:p>
          </table:table-cell>
          <table:table-cell table:style-name="ce7" table:number-columns-repeated="3"/>
          <table:table-cell table:style-name="ce47" office:value-type="string" calcext:value-type="string">
            <text:p>0200</text:p>
          </table:table-cell>
          <table:table-cell table:style-name="ce7" table:number-columns-repeated="2"/>
          <table:table-cell table:style-name="ce7" office:value-type="string" calcext:value-type="string">
            <text:p>press;sensor</text:p>
          </table:table-cell>
          <table:table-cell table:style-name="ce219"/>
          <table:table-cell table:style-name="ce7" office:value-type="string" calcext:value-type="string">
            <text:p>bar</text:p>
          </table:table-cell>
          <table:table-cell table:style-name="ce7" table:number-columns-repeated="943"/>
          <table:table-cell table:style-name="ce5" table:number-columns-repeated="68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7"/>
          <table:table-cell table:style-name="ce136" office:value-type="string" calcext:value-type="string">
            <text:p>MainSwitch</text:p>
          </table:table-cell>
          <table:table-cell table:style-name="ce160" office:value-type="string" calcext:value-type="string">
            <text:p>Hauptschalter EIN/AUS</text:p>
          </table:table-cell>
          <table:table-cell table:style-name="ce182" table:number-columns-repeated="3"/>
          <table:table-cell table:style-name="ce203" office:value-type="string" calcext:value-type="string">
            <text:p>F303</text:p>
          </table:table-cell>
          <table:table-cell table:style-name="ce73" table:number-columns-repeated="2"/>
          <table:table-cell table:style-name="ce136" office:value-type="string" calcext:value-type="string">
            <text:p>onoff</text:p>
          </table:table-cell>
          <table:table-cell table:style-name="ce219"/>
          <table:table-cell table:style-name="ce7" table:number-columns-repeated="944"/>
          <table:table-cell table:style-name="ce5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0" office:value-type="string" calcext:value-type="string">
            <text:p>FlowTempSet</text:p>
          </table:table-cell>
          <table:table-cell table:style-name="ce164" office:value-type="string" calcext:value-type="string">
            <text:p>Regler Vorlauftemperatur</text:p>
          </table:table-cell>
          <table:table-cell table:style-name="ce186" table:number-columns-repeated="3"/>
          <table:table-cell table:style-name="ce207" office:value-type="string" calcext:value-type="string">
            <text:p>F003</text:p>
          </table:table-cell>
          <table:table-cell table:style-name="ce213" table:number-columns-repeated="2"/>
          <table:table-cell table:style-name="ce140" office:value-type="string" calcext:value-type="string">
            <text:p>calibration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0" office:value-type="string" calcext:value-type="string">
            <text:p>StorageTempSet</text:p>
          </table:table-cell>
          <table:table-cell table:style-name="ce164" office:value-type="string" calcext:value-type="string">
            <text:p>Regler Warmwasser Speichertemperatur</text:p>
          </table:table-cell>
          <table:table-cell table:style-name="ce186" table:number-columns-repeated="3"/>
          <table:table-cell table:style-name="ce207" office:value-type="string" calcext:value-type="string">
            <text:p>F103</text:p>
          </table:table-cell>
          <table:table-cell table:style-name="ce213" table:number-columns-repeated="2"/>
          <table:table-cell table:style-name="ce140" office:value-type="string" calcext:value-type="string">
            <text:p>calibration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5">
          <table:table-cell table:style-name="ce11" office:value-type="string" calcext:value-type="string">
            <text:p>r</text:p>
          </table:table-cell>
          <table:table-cell table:style-name="ce11"/>
          <table:table-cell table:style-name="ce140" office:value-type="string" calcext:value-type="string">
            <text:p>KeyStatus</text:p>
          </table:table-cell>
          <table:table-cell table:style-name="ce164" office:value-type="string" calcext:value-type="string">
            <text:p>Status Info-Taste (Display i-Taste 1xgedrückt bsp. S.31)</text:p>
          </table:table-cell>
          <table:table-cell table:style-name="ce186" table:number-columns-repeated="3"/>
          <table:table-cell table:style-name="ce207" office:value-type="string" calcext:value-type="string">
            <text:p>AB00</text:p>
          </table:table-cell>
          <table:table-cell table:style-name="ce213" table:number-columns-repeated="2"/>
          <table:table-cell table:style-name="ce140" office:value-type="string" calcext:value-type="string">
            <text:p>status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11"/>
          <table:table-cell table:style-name="ce140" office:value-type="string" calcext:value-type="string">
            <text:p>MainSwitchHWC</text:p>
          </table:table-cell>
          <table:table-cell table:style-name="ce164" office:value-type="string" calcext:value-type="string">
            <text:p>Warmwasser Hauptschalter EIN/AUS</text:p>
          </table:table-cell>
          <table:table-cell table:style-name="ce186" table:number-columns-repeated="3"/>
          <table:table-cell table:style-name="ce207" office:value-type="string" calcext:value-type="string">
            <text:p>0000</text:p>
          </table:table-cell>
          <table:table-cell table:style-name="ce213" table:number-columns-repeated="2"/>
          <table:table-cell table:style-name="ce140" office:value-type="string" calcext:value-type="string">
            <text:p>onoff</text:p>
          </table:table-cell>
          <table:table-cell table:style-name="ce218"/>
          <table:table-cell table:style-name="ce8" table:number-columns-repeated="2"/>
          <table:table-cell table:style-name="ce11"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 table:number-columns-repeated="936"/>
          <table:table-cell table:style-name="ce4" table:number-columns-repeated="68"/>
        </table:table-row>
        <table:table-row table:style-name="ro3">
          <table:table-cell table:style-name="ce11" office:value-type="string" calcext:value-type="string">
            <text:p>r</text:p>
          </table:table-cell>
          <table:table-cell table:style-name="ce4"/>
          <table:table-cell table:style-name="ce142" office:value-type="string" calcext:value-type="string">
            <text:p>TempSetHWC</text:p>
          </table:table-cell>
          <table:table-cell table:style-name="ce166" office:value-type="string" calcext:value-type="string">
            <text:p>Warmwasser Temperatur Soll</text:p>
          </table:table-cell>
          <table:table-cell table:style-name="ce188" table:number-columns-repeated="3"/>
          <table:table-cell table:style-name="ce208" office:value-type="string" calcext:value-type="string">
            <text:p>EA03</text:p>
          </table:table-cell>
          <table:table-cell table:style-name="ce215" table:number-columns-repeated="2"/>
          <table:table-cell table:style-name="ce142" office:value-type="string" calcext:value-type="string">
            <text:p>temp</text:p>
          </table:table-cell>
          <table:table-cell table:style-name="ce227"/>
          <table:table-cell table:style-name="ce4" table:number-columns-repeated="1012"/>
        </table:table-row>
        <table:table-row table:style-name="ro3">
          <table:table-cell table:style-name="ce3" office:value-type="string" calcext:value-type="string">
            <text:p>################################# Get Messages</text:p>
          </table:table-cell>
          <table:table-cell table:style-name="ce22"/>
          <table:table-cell table:style-name="ce3"/>
          <table:table-cell table:style-name="ce143"/>
          <table:table-cell table:style-name="ce46" table:number-columns-repeated="2"/>
          <table:table-cell table:style-name="ce22"/>
          <table:table-cell table:style-name="ce46"/>
          <table:table-cell table:style-name="ce3" table:number-columns-repeated="3"/>
          <table:table-cell table:style-name="ce217"/>
          <table:table-cell table:style-name="ce3" table:number-columns-repeated="944"/>
          <table:table-cell table:style-name="ce22" table:number-columns-repeated="30"/>
          <table:table-cell table:style-name="ce15" table:number-columns-repeated="38"/>
        </table:table-row>
        <table:table-row table:style-name="ro4">
          <table:table-cell office:value-type="string" calcext:value-type="string">
            <text:p>*r</text:p>
          </table:table-cell>
          <table:table-cell office:value-type="string" calcext:value-type="string">
            <text:p>bai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09"/>
          <table:table-cell table:style-name="Default" table:number-columns-repeated="2"/>
          <table:table-cell table:style-name="ce216"/>
          <table:table-cell table:number-columns-repeated="947"/>
          <table:table-cell table:style-name="ce17" table:number-columns-repeated="28"/>
          <table:table-cell table:style-name="ce111" table:number-columns-repeated="38"/>
        </table:table-row>
        <table:table-row table:style-name="ro5">
          <table:table-cell table:style-name="ce14" office:value-type="string" calcext:value-type="string">
            <text:p>r</text:p>
          </table:table-cell>
          <table:table-cell table:style-name="ce14"/>
          <table:table-cell table:style-name="ce14" office:value-type="string" calcext:value-type="string">
            <text:p>StatusTHER</text:p>
          </table:table-cell>
          <table:table-cell table:style-name="ce168" office:value-type="string" calcext:value-type="string">
            <text:p>VL/RL/AussenT/VLWW/RLWW/Status (auch zyklisch 10-&gt;08)</text:p>
          </table:table-cell>
          <table:table-cell table:style-name="ce14"/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B511</text:p>
          </table:table-cell>
          <table:table-cell table:style-name="ce53" office:value-type="string" calcext:value-type="string">
            <text:p>01</text:p>
          </table:table-cell>
          <table:table-cell table:style-name="ce14" table:number-columns-repeated="2"/>
          <table:table-cell table:style-name="ce14" office:value-type="string" calcext:value-type="string">
            <text:p>temp1;temp1;temp;temp1;temp1;status</text:p>
          </table:table-cell>
          <table:table-cell table:style-name="ce229"/>
          <table:table-cell table:style-name="ce14" table:number-columns-repeated="944"/>
          <table:table-cell table:style-name="ce63" table:number-columns-repeated="2"/>
          <table:table-cell table:style-name="ce105" table:number-columns-repeated="28"/>
          <table:table-cell table:style-name="ce59" table:number-columns-repeated="38"/>
        </table:table-row>
        <table:table-row table:style-name="ro4" table:number-rows-repeated="1048223">
          <table:table-cell table:number-columns-repeated="1024"/>
        </table:table-row>
        <table:table-row table:style-name="ro4" table:number-rows-repeated="249"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2"/>
          <table:table-cell table:style-name="ce12"/>
          <table:table-cell table:style-name="ce230"/>
          <table:table-cell table:style-name="ce17" table:number-columns-repeated="944"/>
          <table:table-cell table:number-columns-repeated="68"/>
        </table:table-row>
        <table:table-row table:style-name="ro9"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2"/>
          <table:table-cell table:style-name="ce12"/>
          <table:table-cell table:style-name="ce230"/>
          <table:table-cell table:style-name="ce17" table:number-columns-repeated="944"/>
          <table:table-cell table:number-columns-repeated="68"/>
        </table:table-row>
        <table:table-row table:style-name="ro9"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2"/>
          <table:table-cell table:style-name="ce12"/>
          <table:table-cell table:style-name="ce230"/>
          <table:table-cell table:style-name="ce17" table:number-columns-repeated="944"/>
          <table:table-cell table:number-columns-repeated="68"/>
        </table:table-row>
      </table:table>
      <table:table table:name="templates" table:style-name="ta1">
        <office:forms form:automatic-focus="false" form:apply-design-mode="false"/>
        <table:table-column table:style-name="co23" table:default-cell-style-name="ce16"/>
        <table:table-column table:style-name="co9" table:default-cell-style-name="ce16"/>
        <table:table-column table:style-name="co24" table:default-cell-style-name="ce239"/>
        <table:table-column table:style-name="co25" table:default-cell-style-name="ce83"/>
        <table:table-column table:style-name="co26" table:default-cell-style-name="ce16"/>
        <table:table-column table:style-name="co15" table:number-columns-repeated="936" table:default-cell-style-name="ce12"/>
        <table:table-column table:style-name="co15" table:number-columns-repeated="2" table:default-cell-style-name="ce17"/>
        <table:table-column table:style-name="co15" table:number-columns-repeated="30" table:default-cell-style-name="ce107"/>
        <table:table-column table:style-name="co15" table:number-columns-repeated="50" table:default-cell-style-name="Default"/>
        <table:table-row table:style-name="ro12">
          <table:table-cell table:style-name="ce21" office:value-type="string" calcext:value-type="string">
            <text:p># template name</text:p>
          </table:table-cell>
          <table:table-cell table:style-name="ce21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1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1" table:number-columns-repeated="929"/>
          <table:table-cell table:style-name="ce85" table:number-columns-repeated="9"/>
          <table:table-cell table:style-name="ce241" table:number-columns-repeated="30"/>
          <table:table-cell table:style-name="ce242" table:number-columns-repeated="50"/>
        </table:table-row>
        <table:table-row table:style-name="ro4">
          <table:table-cell table:style-name="ce17" office:value-type="string" calcext:value-type="string">
            <text:p>#ebus specification types:</text:p>
          </table:table-cell>
          <table:table-cell/>
          <table:table-cell table:style-name="ce237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237"/>
          <table:table-cell table:style-name="ce17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237"/>
          <table:table-cell table:style-name="ce17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237"/>
          <table:table-cell table:style-name="ce17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237"/>
          <table:table-cell table:style-name="ce17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=all;1=l;2=m³</text:p>
          </table:table-cell>
          <table:table-cell table:style-name="ce17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=any;1=oil;2=gas</text:p>
          </table:table-cell>
          <table:table-cell table:style-name="ce17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=starts;1=hours 1;2=hours 2;3=hours 3;4=hours 4;5=modulation;16=amount</text:p>
          </table:table-cell>
          <table:table-cell table:style-name="ce17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x55=stop;0xaa=start</text:p>
          </table:table-cell>
          <table:table-cell table:style-name="ce17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=stop;1=cyclic;2=event;3=single;3=cyclic and event</text:p>
          </table:table-cell>
          <table:table-cell table:style-name="ce17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17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x00=none;0x01=stop pump;0x02=start pump;0x03=stop consumer;0x04=start consumer</text:p>
          </table:table-cell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237"/>
          <table:table-cell table:style-name="ce17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237"/>
          <table:table-cell table:style-name="ce17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238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238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238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237"/>
          <table:table-cell table:style-name="ce17" office:value-type="string" calcext:value-type="string">
            <text:p>%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238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237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237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237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237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237"/>
          <table:table-cell table:style-name="ce17" office:value-type="string" calcext:value-type="string">
            <text:p>bar</text:p>
          </table:table-cell>
          <table:table-cell table:style-name="ce17" office:value-type="string" calcext:value-type="string">
            <text:p>Druck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238"/>
          <table:table-cell table:style-name="ce17"/>
          <table:table-cell table:style-name="ce17" office:value-type="string" calcext:value-type="string">
            <text:p>Uhrzei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238"/>
          <table:table-cell table:style-name="ce17"/>
          <table:table-cell table:style-name="ce17" office:value-type="string" calcext:value-type="string">
            <text:p>Datum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237"/>
          <table:table-cell table:style-name="ce17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237"/>
          <table:table-cell table:style-name="ce17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238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/>
          <table:table-cell/>
          <table:table-cell table:style-name="ce237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#vaillant types:</text:p>
          </table:table-cell>
          <table:table-cell/>
          <table:table-cell table:style-name="ce237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237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238"/>
          <table:table-cell table:style-name="ce17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238"/>
          <table:table-cell table:style-name="ce17"/>
          <table:table-cell table:style-name="ce17" office:value-type="string" calcext:value-type="string">
            <text:p>Datum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238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238" office:value-type="string" calcext:value-type="string">
            <text:p>0=selected;1=Mo-Fr;2=Sa-So;3=Mo-So</text:p>
          </table:table-cell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238"/>
          <table:table-cell table:style-name="ce17"/>
          <table:table-cell table:style-name="ce17" office:value-type="string" calcext:value-type="string">
            <text:p>Tag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238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238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238" office:value-type="string" calcext:value-type="string">
            <text:p>120</text:p>
          </table:table-cell>
          <table:table-cell table:style-name="ce17" office:value-type="string" calcext:value-type="string">
            <text:p>min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hoursum</text:p>
          </table:table-cell>
          <table:table-cell table:style-name="ce17" office:value-type="string" calcext:value-type="string">
            <text:p>ULG</text:p>
          </table:table-cell>
          <table:table-cell table:style-name="ce237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UCH</text:p>
          </table:table-cell>
          <table:table-cell table:style-name="ce237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s2</text:p>
          </table:table-cell>
          <table:table-cell table:style-name="ce17" office:value-type="string" calcext:value-type="string">
            <text:p>UCH</text:p>
          </table:table-cell>
          <table:table-cell table:style-name="ce237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</text:p>
          </table:table-cell>
          <table:table-cell table:style-name="ce17" office:value-type="string" calcext:value-type="string">
            <text:p>UCH</text:p>
          </table:table-cell>
          <table:table-cell table:style-name="ce237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econds</text:p>
          </table:table-cell>
          <table:table-cell table:style-name="ce17" office:value-type="string" calcext:value-type="string">
            <text:p>ULG</text:p>
          </table:table-cell>
          <table:table-cell table:style-name="ce237" office:value-type="float" office:value="2" calcext:value-type="float">
            <text:p>2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ek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237"/>
          <table:table-cell table:style-name="ce17" office:value-type="string" calcext:value-type="string">
            <text:p>K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237"/>
          <table:table-cell table:style-name="ce17" office:value-type="string" calcext:value-type="string">
            <text:p>°min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=disabled;1=on;2=off;3=auto;4=eco;5=low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238" office:value-type="string" calcext:value-type="string">
            <text:p>0=uninitialized;1=mixer;2=fixed;3=3;4=4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=disabled;1=on;2=off;3=auto</text:p>
          </table:table-cell>
          <table:table-cell table:style-name="ce17"/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style-name="ce83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table:style-name="ce83" office:value-type="string" calcext:value-type="string">
            <text:p>0=off;1=on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table:style-name="ce83" office:value-type="string" calcext:value-type="string">
            <text:p>0=no;1=yes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table:style-name="ce83" office:value-type="string" calcext:value-type="string">
            <text:p>0=ok;1=error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7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table:style-name="ce83" office:value-type="string" calcext:value-type="string">
            <text:p>0=ok;85=circuit;170=cutoff</text:p>
          </table:table-cell>
          <table:table-cell table:style-name="ce16"/>
          <table:table-cell table:style-name="ce17" office:value-type="string" calcext:value-type="string">
            <text:p>Fühlerstatu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style-name="ce83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style-name="ce83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table:style-name="ce83" office:value-type="float" office:value="100" calcext:value-type="float">
            <text:p>100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table:style-name="ce83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table:style-name="ce83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table:style-name="ce83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style-name="ce83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style-name="ce83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style-name="ce83"/>
          <table:table-cell table:style-name="ce16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style-name="ce83"/>
          <table:table-cell table:style-name="ce16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style-name="ce83"/>
          <table:table-cell table:style-name="ce16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style-name="ce83"/>
          <table:table-cell table:style-name="ce16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=not present;1=external heat;2=external water;3=external heat and water; 4=internal heat and water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237" office:value-type="string" calcext:value-type="string">
            <text:p>0=no backup;1=with backup;2=only backup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 table:style-name="ce83"/>
          <table:table-cell table:style-name="ce16" office:value-type="string" calcext:value-type="string">
            <text:p>kW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 table:style-name="ce83"/>
          <table:table-cell table:style-name="ce16" office:value-type="string" calcext:value-type="string">
            <text:p>kWh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 table:style-name="ce83"/>
          <table:table-cell table:style-name="ce16" office:value-type="string" calcext:value-type="string">
            <text:p>kWh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style-name="ce83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238" office:value-type="string" calcext:value-type="string">
            <text:p>0=0;1=1;2=2;3=3;4=4;5=5;6=6;7=off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17" office:value-type="string" calcext:value-type="string">
            <text:p>0=ok;1=error;2=none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7" office:value-type="string" calcext:value-type="string">
            <text:p>dcfstate</text:p>
          </table:table-cell>
          <table:table-cell table:style-name="ce17" office:value-type="string" calcext:value-type="string">
            <text:p>UCH</text:p>
          </table:table-cell>
          <table:table-cell table:style-name="ce237" office:value-type="string" calcext:value-type="string">
            <text:p>0=nosignal;1=ok;2=sync;3=valid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ok</text:p>
          </table:table-cell>
          <table:table-cell table:style-name="ce17" office:value-type="string" calcext:value-type="string">
            <text:p>UCH</text:p>
          </table:table-cell>
          <table:table-cell table:style-name="ce237" office:value-type="string" calcext:value-type="string">
            <text:p>0=error;7=ok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switchvalve</text:p>
          </table:table-cell>
          <table:table-cell table:style-name="ce17" office:value-type="string" calcext:value-type="string">
            <text:p>UCH</text:p>
          </table:table-cell>
          <table:table-cell table:style-name="ce237" office:value-type="string" calcext:value-type="string">
            <text:p>0=heat;1=water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style-name="ce83"/>
          <table:table-cell table:style-name="ce16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style-name="ce83"/>
          <table:table-cell table:style-name="ce16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style-name="ce83"/>
          <table:table-cell table:style-name="ce16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rty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HWC;247=yes</text:p>
          </table:table-cell>
          <table:table-cell table:number-columns-repeated="1020"/>
        </table:table-row>
        <table:table-row table:style-name="ro4" table:number-rows-repeated="1048189">
          <table:table-cell table:number-columns-repeated="1023"/>
        </table:table-row>
        <table:table-row table:style-name="ro4" table:number-rows-repeated="128">
          <table:table-cell table:style-name="ce17"/>
          <table:table-cell/>
          <table:table-cell table:style-name="ce240"/>
          <table:table-cell table:style-name="ce85"/>
          <table:table-cell table:style-name="ce17" table:number-columns-repeated="937"/>
          <table:table-cell table:number-columns-repeated="82"/>
        </table:table-row>
        <table:table-row table:style-name="ro4" table:number-rows-repeated="175">
          <table:table-cell table:style-name="ce17" table:number-columns-repeated="2"/>
          <table:table-cell table:style-name="ce240"/>
          <table:table-cell table:style-name="ce85"/>
          <table:table-cell table:style-name="ce17" table:number-columns-repeated="937"/>
          <table:table-cell table:number-columns-repeated="82"/>
        </table:table-row>
        <table:table-row table:style-name="ro4">
          <table:table-cell table:style-name="ce17" table:number-columns-repeated="2"/>
          <table:table-cell table:style-name="ce240"/>
          <table:table-cell table:style-name="ce85"/>
          <table:table-cell table:style-name="ce17" table:number-columns-repeated="937"/>
          <table:table-cell table:number-columns-repeated="82"/>
        </table:table-row>
      </table:table>
      <table:named-expressions/>
      <table:database-ranges>
        <table:database-range table:name="__Anonymous_Sheet_DB__0" table:target-range-address="vrs620.A146:vrs620.AMJ146" table:contains-header="false">
          <table:sort>
            <table:sort-by table:field-number="7" table:data-type="automatic"/>
          </table:sort>
        </table:database-range>
        <table:database-range table:name="__Anonymous_Sheet_DB__1" table:target-range-address="bai00.A20:bai00.AMJ99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templates.A2:templates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2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/>
    </number:number-style>
    <number:number-style style:name="N155">
      <number:number number:decimal-places="0" number:min-integer-digits="4"/>
    </number:number-style>
    <number:number-style style:name="N156">
      <number:number number:decimal-places="0" number:min-integer-digits="4" number:grouping="true"/>
    </number:number-style>
    <number:number-style style:name="N157">
      <number:number number:decimal-places="0" number:min-integer-digits="1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number:date-style style:name="N3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30107" number:language="de" number:country="DE">
      <number:day number:style="long"/>
      <number:text>. </number:text>
      <number:month number:textual="true"/>
    </number:date-style>
    <number:date-style style:name="N30108" number:language="de" number:country="DE">
      <number:month number:textual="true"/>
      <number:text> </number:text>
      <number:year/>
    </number:date-style>
    <number:time-style style:name="N30109" number:language="de" number:country="DE">
      <number:hours/>
      <number:text>:</number:text>
      <number:minutes number:style="long"/>
      <number:text> </number:text>
      <number:am-pm/>
    </number:time-style>
    <number:time-style style:name="N3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3P0" style:volatile="true" number:language="de" number:country="DE">
      <number:number number:decimal-places="0" number:min-integer-digits="1" number:grouping="true"/>
      <number:text>   </number:text>
    </number:number-style>
    <number:number-style style:name="N3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30113P0"/>
    </number:number-style>
    <number:number-style style:name="N30114P0" style:volatile="true" number:language="de" number:country="DE">
      <number:number number:decimal-places="0" number:min-integer-digits="1" number:grouping="true"/>
      <number:text>   </number:text>
    </number:number-style>
    <number:number-style style:name="N3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30114P0"/>
    </number:number-style>
    <number:number-style style:name="N30116P0" style:volatile="true" number:language="de" number:country="DE">
      <number:number number:decimal-places="2" number:min-integer-digits="1" number:grouping="true"/>
      <number:text>   </number:text>
    </number:number-style>
    <number:number-style style:name="N3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30116P0"/>
    </number:number-style>
    <number:number-style style:name="N30117P0" style:volatile="true" number:language="de" number:country="DE">
      <number:number number:decimal-places="2" number:min-integer-digits="1" number:grouping="true"/>
      <number:text>   </number:text>
    </number:number-style>
    <number:number-style style:name="N3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30117P0"/>
    </number:number-style>
    <number:number-style style:name="N30119P0" style:volatile="true" number:language="de" number:country="DE">
      <number:number number:decimal-places="0" number:min-integer-digits="1" number:grouping="true"/>
      <number:text> €</number:text>
    </number:number-style>
    <number:number-style style:name="N3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30119P0"/>
    </number:number-style>
    <number:number-style style:name="N30120P0" style:volatile="true" number:language="de" number:country="DE">
      <number:number number:decimal-places="0" number:min-integer-digits="1" number:grouping="true"/>
      <number:text> €</number:text>
    </number:number-style>
    <number:number-style style:name="N3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0120P0"/>
    </number:number-style>
    <number:number-style style:name="N30122P0" style:volatile="true" number:language="de" number:country="DE">
      <number:number number:decimal-places="2" number:min-integer-digits="1" number:grouping="true"/>
      <number:text> €</number:text>
    </number:number-style>
    <number:number-style style:name="N3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30122P0"/>
    </number:number-style>
    <number:number-style style:name="N30123P0" style:volatile="true" number:language="de" number:country="DE">
      <number:number number:decimal-places="2" number:min-integer-digits="1" number:grouping="true"/>
      <number:text> €</number:text>
    </number:number-style>
    <number:number-style style:name="N3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.00.0000</text:date>, <text:time style:data-style-name="N2" text:time-value="0000-00-00T06:03:30.6317353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1-11T19:50:47.188844115</dc:date>
    <dc:creator>Peter Henning</dc:creator>
    <meta:editing-duration>P5DT19H25M29S</meta:editing-duration>
    <meta:editing-cycles>162</meta:editing-cycles>
    <meta:document-statistic meta:table-count="3" meta:cell-count="2020" meta:object-count="2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vrs620.csv" 
thiscomponent.storetourl(FileURL, Propval())
Msgbox "vrs620.csv gespeichert"
End Sub
</script:module>
</file>

<file path=Basic/Standard/Export_bai00.xml><?xml version="1.0" encoding="utf-8"?>
<!DOCTYPE module  PUBLIC '-//OpenOffice.org//DTD OfficeDocument 1.0//EN'  'module.dtd'>
<script:module xmlns:script="http://openoffice.org/2000/script" script:name="Export_bai00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bai00.csv" 
thiscomponent.storetourl(FileURL, Propval())
Msgbox "bai00.csv gespeichert"
End Sub
</script:module>
</file>

<file path=Basic/Standard/Export_vrs620.xml><?xml version="1.0" encoding="utf-8"?>
<!DOCTYPE module  PUBLIC '-//OpenOffice.org//DTD OfficeDocument 1.0//EN'  'module.dtd'>
<script:module xmlns:script="http://openoffice.org/2000/script" script:name="Export_vrs620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vrs620.csv" 
thiscomponent.storetourl(FileURL, Propval())
Msgbox "vrs620.csv gespeichert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  <library:element library:name="Export_bai00"/>
  <library:element library:name="Export_vrs620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